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_niryo_trial1" table:style-name="ta1">
        <table:shapes>
          <draw:frame draw:z-index="0" draw:style-name="gr1" draw:text-style-name="P1" svg:width="160.07mm" svg:height="90.04mm" svg:x="151.26mm" svg:y="3618.82mm">
            <draw:object draw:notify-on-update-of-ranges="torque_niryo_trial1.A1:torque_niryo_trial1.A3 torque_niryo_trial1.A4:torque_niryo_trial1.A830 torque_niryo_trial1.B1:torque_niryo_trial1.B3 torque_niryo_trial1.B4:torque_niryo_trial1.B8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botTorqueGraph</text:p>
          </table:table-cell>
          <table:table-cell/>
        </table:table-row>
        <table:table-row table:style-name="ro1">
          <table:table-cell office:value-type="string" calcext:value-type="string">
            <text:p>Time (Seconds)</text:p>
          </table:table-cell>
          <table:table-cell office:value-type="string" calcext:value-type="string">
            <text:p>Data (kg*m^2/s^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-0.723266" calcext:value-type="float">
            <text:p>-0.72326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798328" calcext:value-type="float">
            <text:p>-0.79832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789731" calcext:value-type="float">
            <text:p>-0.78973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933369" calcext:value-type="float">
            <text:p>-0.933369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-0.76503" calcext:value-type="float">
            <text:p>-0.7650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774903" calcext:value-type="float">
            <text:p>-0.77490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-0.797677" calcext:value-type="float">
            <text:p>-0.7976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802223" calcext:value-type="float">
            <text:p>-0.80222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802465" calcext:value-type="float">
            <text:p>-0.80246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80219" calcext:value-type="float">
            <text:p>-0.8021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-0.801811" calcext:value-type="float">
            <text:p>-0.8018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78997" calcext:value-type="float">
            <text:p>-0.7899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-0.774977" calcext:value-type="float">
            <text:p>-0.7749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771286" calcext:value-type="float">
            <text:p>-0.77128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770524" calcext:value-type="float">
            <text:p>-0.77052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769948" calcext:value-type="float">
            <text:p>-0.769948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-0.769569" calcext:value-type="float">
            <text:p>-0.76956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769055" calcext:value-type="float">
            <text:p>-0.769055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-0.768562" calcext:value-type="float">
            <text:p>-0.768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68176" calcext:value-type="float">
            <text:p>-0.768176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767649" calcext:value-type="float">
            <text:p>-0.76764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0.767205" calcext:value-type="float">
            <text:p>-0.76720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766784" calcext:value-type="float">
            <text:p>-0.76678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766274" calcext:value-type="float">
            <text:p>-0.76627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-0.765903" calcext:value-type="float">
            <text:p>-0.76590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765396" calcext:value-type="float">
            <text:p>-0.765396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764993" calcext:value-type="float">
            <text:p>-0.76499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764555" calcext:value-type="float">
            <text:p>-0.764555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-0.764109" calcext:value-type="float">
            <text:p>-0.76410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76373" calcext:value-type="float">
            <text:p>-0.7637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-0.763332" calcext:value-type="float">
            <text:p>-0.76333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0.762913" calcext:value-type="float">
            <text:p>-0.76291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762434" calcext:value-type="float">
            <text:p>-0.76243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0.762106" calcext:value-type="float">
            <text:p>-0.762106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-0.761679" calcext:value-type="float">
            <text:p>-0.761679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761299" calcext:value-type="float">
            <text:p>-0.761299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-0.760951" calcext:value-type="float">
            <text:p>-0.76095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0.760528" calcext:value-type="float">
            <text:p>-0.760528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0.760167" calcext:value-type="float">
            <text:p>-0.760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59801" calcext:value-type="float">
            <text:p>-0.759801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-0.75944" calcext:value-type="float">
            <text:p>-0.7594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759097" calcext:value-type="float">
            <text:p>-0.759097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-0.758735" calcext:value-type="float">
            <text:p>-0.75873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758373" calcext:value-type="float">
            <text:p>-0.75837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-0.758098" calcext:value-type="float">
            <text:p>-0.75809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0.757687" calcext:value-type="float">
            <text:p>-0.757687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-0.757358" calcext:value-type="float">
            <text:p>-0.75735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757049" calcext:value-type="float">
            <text:p>-0.75704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-0.756774" calcext:value-type="float">
            <text:p>-0.75677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0.756496" calcext:value-type="float">
            <text:p>-0.756496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0.756134" calcext:value-type="float">
            <text:p>-0.756134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0.755851" calcext:value-type="float">
            <text:p>-0.755851</text:p>
          </table:table-cell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-0.755564" calcext:value-type="float">
            <text:p>-0.755564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75528" calcext:value-type="float">
            <text:p>-0.75528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-0.754966" calcext:value-type="float">
            <text:p>-0.75496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0.754764" calcext:value-type="float">
            <text:p>-0.754764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0.754426" calcext:value-type="float">
            <text:p>-0.754426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0.754174" calcext:value-type="float">
            <text:p>-0.754174</text:p>
          </table:table-cell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-0.753945" calcext:value-type="float">
            <text:p>-0.753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53755" calcext:value-type="float">
            <text:p>-0.753755</text:p>
          </table:table-cell>
        </table:table-row>
        <table:table-row table:style-name="ro1">
          <table:table-cell office:value-type="float" office:value="3.05" calcext:value-type="float">
            <text:p>3.05</text:p>
          </table:table-cell>
          <table:table-cell office:value-type="float" office:value="-0.753444" calcext:value-type="float">
            <text:p>-0.753444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0.753218" calcext:value-type="float">
            <text:p>-0.753218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0.753002" calcext:value-type="float">
            <text:p>-0.75300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0.752822" calcext:value-type="float">
            <text:p>-0.752822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-0.75258" calcext:value-type="float">
            <text:p>-0.75258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75241" calcext:value-type="float">
            <text:p>-0.75241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-0.75208" calcext:value-type="float">
            <text:p>-0.7520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0.752014" calcext:value-type="float">
            <text:p>-0.75201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0.751788" calcext:value-type="float">
            <text:p>-0.75178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0.751615" calcext:value-type="float">
            <text:p>-0.751615</text:p>
          </table:table-cell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-0.751416" calcext:value-type="float">
            <text:p>-0.751416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0.751339" calcext:value-type="float">
            <text:p>-0.751339</text:p>
          </table:table-cell>
        </table:table-row>
        <table:table-row table:style-name="ro1">
          <table:table-cell office:value-type="float" office:value="3.65" calcext:value-type="float">
            <text:p>3.65</text:p>
          </table:table-cell>
          <table:table-cell office:value-type="float" office:value="-0.751111" calcext:value-type="float">
            <text:p>-0.751111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0.750962" calcext:value-type="float">
            <text:p>-0.750962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0.75079" calcext:value-type="float">
            <text:p>-0.7507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0.750718" calcext:value-type="float">
            <text:p>-0.750718</text:p>
          </table:table-cell>
        </table:table-row>
        <table:table-row table:style-name="ro1">
          <table:table-cell office:value-type="float" office:value="3.85" calcext:value-type="float">
            <text:p>3.85</text:p>
          </table:table-cell>
          <table:table-cell office:value-type="float" office:value="-0.750523" calcext:value-type="float">
            <text:p>-0.75052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750443" calcext:value-type="float">
            <text:p>-0.750443</text:p>
          </table:table-cell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-0.750311" calcext:value-type="float">
            <text:p>-0.7503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50218" calcext:value-type="float">
            <text:p>-0.75021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0.750093" calcext:value-type="float">
            <text:p>-0.750093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0.750038" calcext:value-type="float">
            <text:p>-0.750038</text:p>
          </table:table-cell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-0.749864" calcext:value-type="float">
            <text:p>-0.74986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749835" calcext:value-type="float">
            <text:p>-0.74983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-0.749799" calcext:value-type="float">
            <text:p>-0.749799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0.749683" calcext:value-type="float">
            <text:p>-0.749683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0.749636" calcext:value-type="float">
            <text:p>-0.7496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0.749619" calcext:value-type="float">
            <text:p>-0.749619</text:p>
          </table:table-cell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-0.749515" calcext:value-type="float">
            <text:p>-0.74951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74952" calcext:value-type="float">
            <text:p>-0.74952</text:p>
          </table:table-cell>
        </table:table-row>
        <table:table-row table:style-name="ro1">
          <table:table-cell office:value-type="float" office:value="4.55" calcext:value-type="float">
            <text:p>4.55</text:p>
          </table:table-cell>
          <table:table-cell office:value-type="float" office:value="-0.749449" calcext:value-type="float">
            <text:p>-0.74944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0.74948" calcext:value-type="float">
            <text:p>-0.74948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0.749458" calcext:value-type="float">
            <text:p>-0.749458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0.749404" calcext:value-type="float">
            <text:p>-0.749404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-0.749453" calcext:value-type="float">
            <text:p>-0.74945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749449" calcext:value-type="float">
            <text:p>-0.749449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-0.749448" calcext:value-type="float">
            <text:p>-0.749448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0.749495" calcext:value-type="float">
            <text:p>-0.749495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749528" calcext:value-type="float">
            <text:p>-0.749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749549" calcext:value-type="float">
            <text:p>-0.749549</text:p>
          </table:table-cell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-0.74957" calcext:value-type="float">
            <text:p>-0.7495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749685" calcext:value-type="float">
            <text:p>-0.749685</text:p>
          </table:table-cell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-0.749712" calcext:value-type="float">
            <text:p>-0.749712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0.749789" calcext:value-type="float">
            <text:p>-0.749789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749871" calcext:value-type="float">
            <text:p>-0.749871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0.750018" calcext:value-type="float">
            <text:p>-0.750018</text:p>
          </table:table-cell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-0.750049" calcext:value-type="float">
            <text:p>-0.75004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750206" calcext:value-type="float">
            <text:p>-0.750206</text:p>
          </table:table-cell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-0.750286" calcext:value-type="float">
            <text:p>-0.750286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0.75044" calcext:value-type="float">
            <text:p>-0.75044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0.750583" calcext:value-type="float">
            <text:p>-0.750583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0.750759" calcext:value-type="float">
            <text:p>-0.750759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-0.750872" calcext:value-type="float">
            <text:p>-0.75087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751045" calcext:value-type="float">
            <text:p>-0.751045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-0.751217" calcext:value-type="float">
            <text:p>-0.751217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0.751379" calcext:value-type="float">
            <text:p>-0.751379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-0.751378" calcext:value-type="float">
            <text:p>-0.75137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0.751284" calcext:value-type="float">
            <text:p>-0.751284</text:p>
          </table:table-cell>
        </table:table-row>
        <table:table-row table:style-name="ro1">
          <table:table-cell office:value-type="float" office:value="5.95" calcext:value-type="float">
            <text:p>5.95</text:p>
          </table:table-cell>
          <table:table-cell office:value-type="float" office:value="-0.750916" calcext:value-type="float">
            <text:p>-0.750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50676" calcext:value-type="float">
            <text:p>-0.750676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-0.7512" calcext:value-type="float">
            <text:p>-0.7512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0.752794" calcext:value-type="float">
            <text:p>-0.752794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754068" calcext:value-type="float">
            <text:p>-0.75406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0.753635" calcext:value-type="float">
            <text:p>-0.753635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-0.75265" calcext:value-type="float">
            <text:p>-0.7526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752359" calcext:value-type="float">
            <text:p>-0.752359</text:p>
          </table:table-cell>
        </table:table-row>
        <table:table-row table:style-name="ro1">
          <table:table-cell office:value-type="float" office:value="6.35" calcext:value-type="float">
            <text:p>6.35</text:p>
          </table:table-cell>
          <table:table-cell office:value-type="float" office:value="-0.752515" calcext:value-type="float">
            <text:p>-0.752515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0.752942" calcext:value-type="float">
            <text:p>-0.752942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753295" calcext:value-type="float">
            <text:p>-0.75329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0.753612" calcext:value-type="float">
            <text:p>-0.753612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-0.753835" calcext:value-type="float">
            <text:p>-0.753835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0.754088" calcext:value-type="float">
            <text:p>-0.754088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-0.754364" calcext:value-type="float">
            <text:p>-0.754364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0.754581" calcext:value-type="float">
            <text:p>-0.754581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754892" calcext:value-type="float">
            <text:p>-0.754892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0.755144" calcext:value-type="float">
            <text:p>-0.755144</text:p>
          </table:table-cell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-0.755425" calcext:value-type="float">
            <text:p>-0.755425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0.755723" calcext:value-type="float">
            <text:p>-0.755723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-0.756004" calcext:value-type="float">
            <text:p>-0.7560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756324" calcext:value-type="float">
            <text:p>-0.756324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0.756621" calcext:value-type="float">
            <text:p>-0.756621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0.756934" calcext:value-type="float">
            <text:p>-0.756934</text:p>
          </table:table-cell>
        </table:table-row>
        <table:table-row table:style-name="ro1">
          <table:table-cell office:value-type="float" office:value="7.15" calcext:value-type="float">
            <text:p>7.15</text:p>
          </table:table-cell>
          <table:table-cell office:value-type="float" office:value="-0.757283" calcext:value-type="float">
            <text:p>-0.75728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757488" calcext:value-type="float">
            <text:p>-0.757488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-0.756948" calcext:value-type="float">
            <text:p>-0.75694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0.757981" calcext:value-type="float">
            <text:p>-0.757981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-0.758562" calcext:value-type="float">
            <text:p>-0.758562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0.758921" calcext:value-type="float">
            <text:p>-0.758921</text:p>
          </table:table-cell>
        </table:table-row>
        <table:table-row table:style-name="ro1">
          <table:table-cell office:value-type="float" office:value="7.45" calcext:value-type="float">
            <text:p>7.45</text:p>
          </table:table-cell>
          <table:table-cell office:value-type="float" office:value="-0.759349" calcext:value-type="float">
            <text:p>-0.759349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759691" calcext:value-type="float">
            <text:p>-0.759691</text:p>
          </table:table-cell>
        </table:table-row>
        <table:table-row table:style-name="ro1">
          <table:table-cell office:value-type="float" office:value="7.55" calcext:value-type="float">
            <text:p>7.55</text:p>
          </table:table-cell>
          <table:table-cell office:value-type="float" office:value="-0.76001" calcext:value-type="float">
            <text:p>-0.7600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0.760427" calcext:value-type="float">
            <text:p>-0.760427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760776" calcext:value-type="float">
            <text:p>-0.760776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0.761164" calcext:value-type="float">
            <text:p>-0.761164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-0.761592" calcext:value-type="float">
            <text:p>-0.761592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0.761985" calcext:value-type="float">
            <text:p>-0.761985</text:p>
          </table:table-cell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-0.762345" calcext:value-type="float">
            <text:p>-0.762345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0.762741" calcext:value-type="float">
            <text:p>-0.762741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-0.76319" calcext:value-type="float">
            <text:p>-0.763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763536" calcext:value-type="float">
            <text:p>-0.763536</text:p>
          </table:table-cell>
        </table:table-row>
        <table:table-row table:style-name="ro1">
          <table:table-cell office:value-type="float" office:value="8.05" calcext:value-type="float">
            <text:p>8.05</text:p>
          </table:table-cell>
          <table:table-cell office:value-type="float" office:value="-0.764029" calcext:value-type="float">
            <text:p>-0.76402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0.764414" calcext:value-type="float">
            <text:p>-0.764414</text:p>
          </table:table-cell>
        </table:table-row>
        <table:table-row table:style-name="ro1">
          <table:table-cell office:value-type="float" office:value="8.150001" calcext:value-type="float">
            <text:p>8.150001</text:p>
          </table:table-cell>
          <table:table-cell office:value-type="float" office:value="-0.764849" calcext:value-type="float">
            <text:p>-0.764849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0.765314" calcext:value-type="float">
            <text:p>-0.765314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-0.765686" calcext:value-type="float">
            <text:p>-0.76568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0.766165" calcext:value-type="float">
            <text:p>-0.766165</text:p>
          </table:table-cell>
        </table:table-row>
        <table:table-row table:style-name="ro1">
          <table:table-cell office:value-type="float" office:value="8.35" calcext:value-type="float">
            <text:p>8.35</text:p>
          </table:table-cell>
          <table:table-cell office:value-type="float" office:value="-0.766609" calcext:value-type="float">
            <text:p>-0.766609</text:p>
          </table:table-cell>
        </table:table-row>
        <table:table-row table:style-name="ro1">
          <table:table-cell office:value-type="float" office:value="8.400001" calcext:value-type="float">
            <text:p>8.400001</text:p>
          </table:table-cell>
          <table:table-cell office:value-type="float" office:value="-0.767076" calcext:value-type="float">
            <text:p>-0.767076</text:p>
          </table:table-cell>
        </table:table-row>
        <table:table-row table:style-name="ro1">
          <table:table-cell office:value-type="float" office:value="8.45" calcext:value-type="float">
            <text:p>8.45</text:p>
          </table:table-cell>
          <table:table-cell office:value-type="float" office:value="-0.76753" calcext:value-type="float">
            <text:p>-0.76753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0.767982" calcext:value-type="float">
            <text:p>-0.767982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-0.76842" calcext:value-type="float">
            <text:p>-0.7684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0.768935" calcext:value-type="float">
            <text:p>-0.768935</text:p>
          </table:table-cell>
        </table:table-row>
        <table:table-row table:style-name="ro1">
          <table:table-cell office:value-type="float" office:value="8.650001" calcext:value-type="float">
            <text:p>8.650001</text:p>
          </table:table-cell>
          <table:table-cell office:value-type="float" office:value="-0.769367" calcext:value-type="float">
            <text:p>-0.76936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0.769853" calcext:value-type="float">
            <text:p>-0.769853</text:p>
          </table:table-cell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-0.770328" calcext:value-type="float">
            <text:p>-0.77032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0.770846" calcext:value-type="float">
            <text:p>-0.770846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-0.771312" calcext:value-type="float">
            <text:p>-0.771312</text:p>
          </table:table-cell>
        </table:table-row>
        <table:table-row table:style-name="ro1">
          <table:table-cell office:value-type="float" office:value="8.900001" calcext:value-type="float">
            <text:p>8.900001</text:p>
          </table:table-cell>
          <table:table-cell office:value-type="float" office:value="-0.77182" calcext:value-type="float">
            <text:p>-0.77182</text:p>
          </table:table-cell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-0.772292" calcext:value-type="float">
            <text:p>-0.7722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772821" calcext:value-type="float">
            <text:p>-0.772821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0.773328" calcext:value-type="float">
            <text:p>-0.77332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0.771381" calcext:value-type="float">
            <text:p>-0.771381</text:p>
          </table:table-cell>
        </table:table-row>
        <table:table-row table:style-name="ro1">
          <table:table-cell office:value-type="float" office:value="9.150001" calcext:value-type="float">
            <text:p>9.150001</text:p>
          </table:table-cell>
          <table:table-cell office:value-type="float" office:value="-0.769107" calcext:value-type="float">
            <text:p>-0.769107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0.76959" calcext:value-type="float">
            <text:p>-0.76959</text:p>
          </table:table-cell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-0.770416" calcext:value-type="float">
            <text:p>-0.770416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0.771223" calcext:value-type="float">
            <text:p>-0.771223</text:p>
          </table:table-cell>
        </table:table-row>
        <table:table-row table:style-name="ro1">
          <table:table-cell office:value-type="float" office:value="9.35" calcext:value-type="float">
            <text:p>9.35</text:p>
          </table:table-cell>
          <table:table-cell office:value-type="float" office:value="-0.771937" calcext:value-type="float">
            <text:p>-0.771937</text:p>
          </table:table-cell>
        </table:table-row>
        <table:table-row table:style-name="ro1">
          <table:table-cell office:value-type="float" office:value="9.400001" calcext:value-type="float">
            <text:p>9.400001</text:p>
          </table:table-cell>
          <table:table-cell office:value-type="float" office:value="-0.772499" calcext:value-type="float">
            <text:p>-0.772499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-0.772948" calcext:value-type="float">
            <text:p>-0.772948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0.773291" calcext:value-type="float">
            <text:p>-0.773291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-0.773454" calcext:value-type="float">
            <text:p>-0.77345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0.641467" calcext:value-type="float">
            <text:p>-0.641467</text:p>
          </table:table-cell>
        </table:table-row>
        <table:table-row table:style-name="ro1">
          <table:table-cell office:value-type="float" office:value="9.650001" calcext:value-type="float">
            <text:p>9.650001</text:p>
          </table:table-cell>
          <table:table-cell office:value-type="float" office:value="-0.891353" calcext:value-type="float">
            <text:p>-0.891353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0.823284" calcext:value-type="float">
            <text:p>-0.823284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-0.814229" calcext:value-type="float">
            <text:p>-0.814229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0.825205" calcext:value-type="float">
            <text:p>-0.825205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-0.844352" calcext:value-type="float">
            <text:p>-0.844352</text:p>
          </table:table-cell>
        </table:table-row>
        <table:table-row table:style-name="ro1">
          <table:table-cell office:value-type="float" office:value="9.900001" calcext:value-type="float">
            <text:p>9.900001</text:p>
          </table:table-cell>
          <table:table-cell office:value-type="float" office:value="-0.868884" calcext:value-type="float">
            <text:p>-0.868884</text:p>
          </table:table-cell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-0.898246" calcext:value-type="float">
            <text:p>-0.898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32028" calcext:value-type="float">
            <text:p>-0.932028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-0.970339" calcext:value-type="float">
            <text:p>-0.970339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1.00096" calcext:value-type="float">
            <text:p>-1.00096</text:p>
          </table:table-cell>
        </table:table-row>
        <table:table-row table:style-name="ro1">
          <table:table-cell office:value-type="float" office:value="10.150001" calcext:value-type="float">
            <text:p>10.150001</text:p>
          </table:table-cell>
          <table:table-cell office:value-type="float" office:value="-1.030495" calcext:value-type="float">
            <text:p>-1.030495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1.071152" calcext:value-type="float">
            <text:p>-1.071152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-1.114734" calcext:value-type="float">
            <text:p>-1.114734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1.158929" calcext:value-type="float">
            <text:p>-1.158929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-1.203317" calcext:value-type="float">
            <text:p>-1.203317</text:p>
          </table:table-cell>
        </table:table-row>
        <table:table-row table:style-name="ro1">
          <table:table-cell office:value-type="float" office:value="10.400001" calcext:value-type="float">
            <text:p>10.400001</text:p>
          </table:table-cell>
          <table:table-cell office:value-type="float" office:value="-1.247655" calcext:value-type="float">
            <text:p>-1.247655</text:p>
          </table:table-cell>
        </table:table-row>
        <table:table-row table:style-name="ro1">
          <table:table-cell office:value-type="float" office:value="10.45" calcext:value-type="float">
            <text:p>10.45</text:p>
          </table:table-cell>
          <table:table-cell office:value-type="float" office:value="-1.291939" calcext:value-type="float">
            <text:p>-1.291939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1.336085" calcext:value-type="float">
            <text:p>-1.33608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-1.380179" calcext:value-type="float">
            <text:p>-1.380179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1.424111" calcext:value-type="float">
            <text:p>-1.424111</text:p>
          </table:table-cell>
        </table:table-row>
        <table:table-row table:style-name="ro1">
          <table:table-cell office:value-type="float" office:value="10.650001" calcext:value-type="float">
            <text:p>10.650001</text:p>
          </table:table-cell>
          <table:table-cell office:value-type="float" office:value="-1.46803" calcext:value-type="float">
            <text:p>-1.46803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1.511777" calcext:value-type="float">
            <text:p>-1.511777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-1.555386" calcext:value-type="float">
            <text:p>-1.55538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1.598916" calcext:value-type="float">
            <text:p>-1.598916</text:p>
          </table:table-cell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-1.642362" calcext:value-type="float">
            <text:p>-1.642362</text:p>
          </table:table-cell>
        </table:table-row>
        <table:table-row table:style-name="ro1">
          <table:table-cell office:value-type="float" office:value="10.900001" calcext:value-type="float">
            <text:p>10.900001</text:p>
          </table:table-cell>
          <table:table-cell office:value-type="float" office:value="-1.68568" calcext:value-type="float">
            <text:p>-1.68568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1.728809" calcext:value-type="float">
            <text:p>-1.7288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771858" calcext:value-type="float">
            <text:p>-1.771858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-1.814742" calcext:value-type="float">
            <text:p>-1.814742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1.857555" calcext:value-type="float">
            <text:p>-1.857555</text:p>
          </table:table-cell>
        </table:table-row>
        <table:table-row table:style-name="ro1">
          <table:table-cell office:value-type="float" office:value="11.150001" calcext:value-type="float">
            <text:p>11.150001</text:p>
          </table:table-cell>
          <table:table-cell office:value-type="float" office:value="-1.900266" calcext:value-type="float">
            <text:p>-1.90026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1.942614" calcext:value-type="float">
            <text:p>-1.942614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1.985177" calcext:value-type="float">
            <text:p>-1.985177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2.027474" calcext:value-type="float">
            <text:p>-2.027474</text:p>
          </table:table-cell>
        </table:table-row>
        <table:table-row table:style-name="ro1">
          <table:table-cell office:value-type="float" office:value="11.35" calcext:value-type="float">
            <text:p>11.35</text:p>
          </table:table-cell>
          <table:table-cell office:value-type="float" office:value="-2.069598" calcext:value-type="float">
            <text:p>-2.069598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-2.111505" calcext:value-type="float">
            <text:p>-2.111505</text:p>
          </table:table-cell>
        </table:table-row>
        <table:table-row table:style-name="ro1">
          <table:table-cell office:value-type="float" office:value="11.45" calcext:value-type="float">
            <text:p>11.45</text:p>
          </table:table-cell>
          <table:table-cell office:value-type="float" office:value="-2.153211" calcext:value-type="float">
            <text:p>-2.153211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2.194761" calcext:value-type="float">
            <text:p>-2.194761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2.236128" calcext:value-type="float">
            <text:p>-2.23612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2.277414" calcext:value-type="float">
            <text:p>-2.277414</text:p>
          </table:table-cell>
        </table:table-row>
        <table:table-row table:style-name="ro1">
          <table:table-cell office:value-type="float" office:value="11.650001" calcext:value-type="float">
            <text:p>11.650001</text:p>
          </table:table-cell>
          <table:table-cell office:value-type="float" office:value="-2.318414" calcext:value-type="float">
            <text:p>-2.318414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2.359312" calcext:value-type="float">
            <text:p>-2.359312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-2.400026" calcext:value-type="float">
            <text:p>-2.40002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2.440568" calcext:value-type="float">
            <text:p>-2.440568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-2.481121" calcext:value-type="float">
            <text:p>-2.481121</text:p>
          </table:table-cell>
        </table:table-row>
        <table:table-row table:style-name="ro1">
          <table:table-cell office:value-type="float" office:value="11.900001" calcext:value-type="float">
            <text:p>11.900001</text:p>
          </table:table-cell>
          <table:table-cell office:value-type="float" office:value="-2.521383" calcext:value-type="float">
            <text:p>-2.521383</text:p>
          </table:table-cell>
        </table:table-row>
        <table:table-row table:style-name="ro1">
          <table:table-cell office:value-type="float" office:value="11.95" calcext:value-type="float">
            <text:p>11.95</text:p>
          </table:table-cell>
          <table:table-cell office:value-type="float" office:value="-2.561471" calcext:value-type="float">
            <text:p>-2.5614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.601261" calcext:value-type="float">
            <text:p>-2.601261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-2.640792" calcext:value-type="float">
            <text:p>-2.640792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-2.680176" calcext:value-type="float">
            <text:p>-2.680176</text:p>
          </table:table-cell>
        </table:table-row>
        <table:table-row table:style-name="ro1">
          <table:table-cell office:value-type="float" office:value="12.150001" calcext:value-type="float">
            <text:p>12.150001</text:p>
          </table:table-cell>
          <table:table-cell office:value-type="float" office:value="-2.719325" calcext:value-type="float">
            <text:p>-2.71932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-2.758286" calcext:value-type="float">
            <text:p>-2.758286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-2.797116" calcext:value-type="float">
            <text:p>-2.797116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2.835666" calcext:value-type="float">
            <text:p>-2.835666</text:p>
          </table:table-cell>
        </table:table-row>
        <table:table-row table:style-name="ro1">
          <table:table-cell office:value-type="float" office:value="12.35" calcext:value-type="float">
            <text:p>12.35</text:p>
          </table:table-cell>
          <table:table-cell office:value-type="float" office:value="-2.873989" calcext:value-type="float">
            <text:p>-2.873989</text:p>
          </table:table-cell>
        </table:table-row>
        <table:table-row table:style-name="ro1">
          <table:table-cell office:value-type="float" office:value="12.400001" calcext:value-type="float">
            <text:p>12.400001</text:p>
          </table:table-cell>
          <table:table-cell office:value-type="float" office:value="-2.912364" calcext:value-type="float">
            <text:p>-2.912364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2.950413" calcext:value-type="float">
            <text:p>-2.950413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-2.988237" calcext:value-type="float">
            <text:p>-2.988237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-3.025725" calcext:value-type="float">
            <text:p>-3.02572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3.063016" calcext:value-type="float">
            <text:p>-3.063016</text:p>
          </table:table-cell>
        </table:table-row>
        <table:table-row table:style-name="ro1">
          <table:table-cell office:value-type="float" office:value="12.650001" calcext:value-type="float">
            <text:p>12.650001</text:p>
          </table:table-cell>
          <table:table-cell office:value-type="float" office:value="-3.099902" calcext:value-type="float">
            <text:p>-3.09990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-3.136728" calcext:value-type="float">
            <text:p>-3.136728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3.173273" calcext:value-type="float">
            <text:p>-3.17327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-3.20953" calcext:value-type="float">
            <text:p>-3.20953</text:p>
          </table:table-cell>
        </table:table-row>
        <table:table-row table:style-name="ro1">
          <table:table-cell office:value-type="float" office:value="12.85" calcext:value-type="float">
            <text:p>12.85</text:p>
          </table:table-cell>
          <table:table-cell office:value-type="float" office:value="-3.245594" calcext:value-type="float">
            <text:p>-3.245594</text:p>
          </table:table-cell>
        </table:table-row>
        <table:table-row table:style-name="ro1">
          <table:table-cell office:value-type="float" office:value="12.900001" calcext:value-type="float">
            <text:p>12.900001</text:p>
          </table:table-cell>
          <table:table-cell office:value-type="float" office:value="-3.281519" calcext:value-type="float">
            <text:p>-3.281519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-3.317252" calcext:value-type="float">
            <text:p>-3.3172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.352874" calcext:value-type="float">
            <text:p>-3.352874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-3.388562" calcext:value-type="float">
            <text:p>-3.388562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-3.424272" calcext:value-type="float">
            <text:p>-3.424272</text:p>
          </table:table-cell>
        </table:table-row>
        <table:table-row table:style-name="ro1">
          <table:table-cell office:value-type="float" office:value="13.150001" calcext:value-type="float">
            <text:p>13.150001</text:p>
          </table:table-cell>
          <table:table-cell office:value-type="float" office:value="-3.458863" calcext:value-type="float">
            <text:p>-3.45886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3.491734" calcext:value-type="float">
            <text:p>-3.491734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-3.524226" calcext:value-type="float">
            <text:p>-3.524226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-3.557832" calcext:value-type="float">
            <text:p>-3.557832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-3.59213" calcext:value-type="float">
            <text:p>-3.59213</text:p>
          </table:table-cell>
        </table:table-row>
        <table:table-row table:style-name="ro1">
          <table:table-cell office:value-type="float" office:value="13.400001" calcext:value-type="float">
            <text:p>13.400001</text:p>
          </table:table-cell>
          <table:table-cell office:value-type="float" office:value="-3.626279" calcext:value-type="float">
            <text:p>-3.626279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-3.659994" calcext:value-type="float">
            <text:p>-3.659994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3.692996" calcext:value-type="float">
            <text:p>-3.692996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-3.72552" calcext:value-type="float">
            <text:p>-3.7255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-3.757622" calcext:value-type="float">
            <text:p>-3.757622</text:p>
          </table:table-cell>
        </table:table-row>
        <table:table-row table:style-name="ro1">
          <table:table-cell office:value-type="float" office:value="13.650001" calcext:value-type="float">
            <text:p>13.650001</text:p>
          </table:table-cell>
          <table:table-cell office:value-type="float" office:value="-3.789491" calcext:value-type="float">
            <text:p>-3.789491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-3.82082" calcext:value-type="float">
            <text:p>-3.82082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-3.8522" calcext:value-type="float">
            <text:p>-3.8522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3.8834" calcext:value-type="float">
            <text:p>-3.8834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office:value-type="float" office:value="-3.914082" calcext:value-type="float">
            <text:p>-3.914082</text:p>
          </table:table-cell>
        </table:table-row>
        <table:table-row table:style-name="ro1">
          <table:table-cell office:value-type="float" office:value="13.900001" calcext:value-type="float">
            <text:p>13.900001</text:p>
          </table:table-cell>
          <table:table-cell office:value-type="float" office:value="-3.944578" calcext:value-type="float">
            <text:p>-3.944578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-3.974653" calcext:value-type="float">
            <text:p>-3.974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4.004107" calcext:value-type="float">
            <text:p>-4.004107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-4.03362" calcext:value-type="float">
            <text:p>-4.03362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4.063009" calcext:value-type="float">
            <text:p>-4.063009</text:p>
          </table:table-cell>
        </table:table-row>
        <table:table-row table:style-name="ro1">
          <table:table-cell office:value-type="float" office:value="14.150001" calcext:value-type="float">
            <text:p>14.150001</text:p>
          </table:table-cell>
          <table:table-cell office:value-type="float" office:value="-4.092086" calcext:value-type="float">
            <text:p>-4.09208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-4.120739" calcext:value-type="float">
            <text:p>-4.120739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-4.148455" calcext:value-type="float">
            <text:p>-4.148455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-4.17597" calcext:value-type="float">
            <text:p>-4.17597</text:p>
          </table:table-cell>
        </table:table-row>
        <table:table-row table:style-name="ro1">
          <table:table-cell office:value-type="float" office:value="14.35" calcext:value-type="float">
            <text:p>14.35</text:p>
          </table:table-cell>
          <table:table-cell office:value-type="float" office:value="-4.203919" calcext:value-type="float">
            <text:p>-4.203919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-4.231446" calcext:value-type="float">
            <text:p>-4.231446</text:p>
          </table:table-cell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-4.257439" calcext:value-type="float">
            <text:p>-4.257439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-4.282812" calcext:value-type="float">
            <text:p>-4.282812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4.309438" calcext:value-type="float">
            <text:p>-4.30943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-4.333677" calcext:value-type="float">
            <text:p>-4.333677</text:p>
          </table:table-cell>
        </table:table-row>
        <table:table-row table:style-name="ro1">
          <table:table-cell office:value-type="float" office:value="14.650001" calcext:value-type="float">
            <text:p>14.650001</text:p>
          </table:table-cell>
          <table:table-cell office:value-type="float" office:value="-4.355104" calcext:value-type="float">
            <text:p>-4.355104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4.38001" calcext:value-type="float">
            <text:p>-4.38001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-4.404547" calcext:value-type="float">
            <text:p>-4.40454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-4.428525" calcext:value-type="float">
            <text:p>-4.428525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-4.452063" calcext:value-type="float">
            <text:p>-4.452063</text:p>
          </table:table-cell>
        </table:table-row>
        <table:table-row table:style-name="ro1">
          <table:table-cell office:value-type="float" office:value="14.900001" calcext:value-type="float">
            <text:p>14.900001</text:p>
          </table:table-cell>
          <table:table-cell office:value-type="float" office:value="-4.475272" calcext:value-type="float">
            <text:p>-4.475272</text:p>
          </table:table-cell>
        </table:table-row>
        <table:table-row table:style-name="ro1">
          <table:table-cell office:value-type="float" office:value="14.95" calcext:value-type="float">
            <text:p>14.95</text:p>
          </table:table-cell>
          <table:table-cell office:value-type="float" office:value="-4.497954" calcext:value-type="float">
            <text:p>-4.4979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4.520244" calcext:value-type="float">
            <text:p>-4.520244</text:p>
          </table:table-cell>
        </table:table-row>
        <table:table-row table:style-name="ro1">
          <table:table-cell office:value-type="float" office:value="15.05" calcext:value-type="float">
            <text:p>15.05</text:p>
          </table:table-cell>
          <table:table-cell office:value-type="float" office:value="-4.542097" calcext:value-type="float">
            <text:p>-4.542097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-4.563595" calcext:value-type="float">
            <text:p>-4.563595</text:p>
          </table:table-cell>
        </table:table-row>
        <table:table-row table:style-name="ro1">
          <table:table-cell office:value-type="float" office:value="15.150001" calcext:value-type="float">
            <text:p>15.150001</text:p>
          </table:table-cell>
          <table:table-cell office:value-type="float" office:value="-4.584665" calcext:value-type="float">
            <text:p>-4.584665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-4.605278" calcext:value-type="float">
            <text:p>-4.605278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-4.625619" calcext:value-type="float">
            <text:p>-4.625619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4.6455" calcext:value-type="float">
            <text:p>-4.6455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-4.664903" calcext:value-type="float">
            <text:p>-4.664903</text:p>
          </table:table-cell>
        </table:table-row>
        <table:table-row table:style-name="ro1">
          <table:table-cell office:value-type="float" office:value="15.400001" calcext:value-type="float">
            <text:p>15.400001</text:p>
          </table:table-cell>
          <table:table-cell office:value-type="float" office:value="-4.684097" calcext:value-type="float">
            <text:p>-4.684097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-4.702839" calcext:value-type="float">
            <text:p>-4.702839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-4.721216" calcext:value-type="float">
            <text:p>-4.721216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-4.739228" calcext:value-type="float">
            <text:p>-4.73922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4.756864" calcext:value-type="float">
            <text:p>-4.756864</text:p>
          </table:table-cell>
        </table:table-row>
        <table:table-row table:style-name="ro1">
          <table:table-cell office:value-type="float" office:value="15.650001" calcext:value-type="float">
            <text:p>15.650001</text:p>
          </table:table-cell>
          <table:table-cell office:value-type="float" office:value="-4.774122" calcext:value-type="float">
            <text:p>-4.77412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-4.791095" calcext:value-type="float">
            <text:p>-4.791095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-4.807741" calcext:value-type="float">
            <text:p>-4.807741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-4.823907" calcext:value-type="float">
            <text:p>-4.823907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-4.839871" calcext:value-type="float">
            <text:p>-4.839871</text:p>
          </table:table-cell>
        </table:table-row>
        <table:table-row table:style-name="ro1">
          <table:table-cell office:value-type="float" office:value="15.900001" calcext:value-type="float">
            <text:p>15.900001</text:p>
          </table:table-cell>
          <table:table-cell office:value-type="float" office:value="-4.855412" calcext:value-type="float">
            <text:p>-4.855412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-4.870679" calcext:value-type="float">
            <text:p>-4.8706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4.885618" calcext:value-type="float">
            <text:p>-4.885618</text:p>
          </table:table-cell>
        </table:table-row>
        <table:table-row table:style-name="ro1">
          <table:table-cell office:value-type="float" office:value="16.049999" calcext:value-type="float">
            <text:p>16.049999</text:p>
          </table:table-cell>
          <table:table-cell office:value-type="float" office:value="-4.900165" calcext:value-type="float">
            <text:p>-4.900165</text:p>
          </table:table-cell>
        </table:table-row>
        <table:table-row table:style-name="ro1">
          <table:table-cell office:value-type="float" office:value="16.099998" calcext:value-type="float">
            <text:p>16.099998</text:p>
          </table:table-cell>
          <table:table-cell office:value-type="float" office:value="-4.914465" calcext:value-type="float">
            <text:p>-4.914465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-4.928391" calcext:value-type="float">
            <text:p>-4.928391</text:p>
          </table:table-cell>
        </table:table-row>
        <table:table-row table:style-name="ro1">
          <table:table-cell office:value-type="float" office:value="16.199999" calcext:value-type="float">
            <text:p>16.199999</text:p>
          </table:table-cell>
          <table:table-cell office:value-type="float" office:value="-4.94205" calcext:value-type="float">
            <text:p>-4.94205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-4.95542" calcext:value-type="float">
            <text:p>-4.95542</text:p>
          </table:table-cell>
        </table:table-row>
        <table:table-row table:style-name="ro1">
          <table:table-cell office:value-type="float" office:value="16.299999" calcext:value-type="float">
            <text:p>16.299999</text:p>
          </table:table-cell>
          <table:table-cell office:value-type="float" office:value="-4.968388" calcext:value-type="float">
            <text:p>-4.968388</text:p>
          </table:table-cell>
        </table:table-row>
        <table:table-row table:style-name="ro1">
          <table:table-cell office:value-type="float" office:value="16.349998" calcext:value-type="float">
            <text:p>16.349998</text:p>
          </table:table-cell>
          <table:table-cell office:value-type="float" office:value="-4.981133" calcext:value-type="float">
            <text:p>-4.98113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-4.993573" calcext:value-type="float">
            <text:p>-4.993573</text:p>
          </table:table-cell>
        </table:table-row>
        <table:table-row table:style-name="ro1">
          <table:table-cell office:value-type="float" office:value="16.449999" calcext:value-type="float">
            <text:p>16.449999</text:p>
          </table:table-cell>
          <table:table-cell office:value-type="float" office:value="-5.005712" calcext:value-type="float">
            <text:p>-5.005712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5.017495" calcext:value-type="float">
            <text:p>-5.017495</text:p>
          </table:table-cell>
        </table:table-row>
        <table:table-row table:style-name="ro1">
          <table:table-cell office:value-type="float" office:value="16.549999" calcext:value-type="float">
            <text:p>16.549999</text:p>
          </table:table-cell>
          <table:table-cell office:value-type="float" office:value="-5.029073" calcext:value-type="float">
            <text:p>-5.029073</text:p>
          </table:table-cell>
        </table:table-row>
        <table:table-row table:style-name="ro1">
          <table:table-cell office:value-type="float" office:value="16.599998" calcext:value-type="float">
            <text:p>16.599998</text:p>
          </table:table-cell>
          <table:table-cell office:value-type="float" office:value="-5.040309" calcext:value-type="float">
            <text:p>-5.040309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5.051291" calcext:value-type="float">
            <text:p>-5.051291</text:p>
          </table:table-cell>
        </table:table-row>
        <table:table-row table:style-name="ro1">
          <table:table-cell office:value-type="float" office:value="16.699999" calcext:value-type="float">
            <text:p>16.699999</text:p>
          </table:table-cell>
          <table:table-cell office:value-type="float" office:value="-5.061952" calcext:value-type="float">
            <text:p>-5.061952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-5.072382" calcext:value-type="float">
            <text:p>-5.072382</text:p>
          </table:table-cell>
        </table:table-row>
        <table:table-row table:style-name="ro1">
          <table:table-cell office:value-type="float" office:value="16.799999" calcext:value-type="float">
            <text:p>16.799999</text:p>
          </table:table-cell>
          <table:table-cell office:value-type="float" office:value="-5.08256" calcext:value-type="float">
            <text:p>-5.08256</text:p>
          </table:table-cell>
        </table:table-row>
        <table:table-row table:style-name="ro1">
          <table:table-cell office:value-type="float" office:value="16.849998" calcext:value-type="float">
            <text:p>16.849998</text:p>
          </table:table-cell>
          <table:table-cell office:value-type="float" office:value="-5.092386" calcext:value-type="float">
            <text:p>-5.092386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-5.101989" calcext:value-type="float">
            <text:p>-5.101989</text:p>
          </table:table-cell>
        </table:table-row>
        <table:table-row table:style-name="ro1">
          <table:table-cell office:value-type="float" office:value="16.949999" calcext:value-type="float">
            <text:p>16.949999</text:p>
          </table:table-cell>
          <table:table-cell office:value-type="float" office:value="-5.111308" calcext:value-type="float">
            <text:p>-5.1113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5.120335" calcext:value-type="float">
            <text:p>-5.120335</text:p>
          </table:table-cell>
        </table:table-row>
        <table:table-row table:style-name="ro1">
          <table:table-cell office:value-type="float" office:value="17.049999" calcext:value-type="float">
            <text:p>17.049999</text:p>
          </table:table-cell>
          <table:table-cell office:value-type="float" office:value="-5.12913" calcext:value-type="float">
            <text:p>-5.12913</text:p>
          </table:table-cell>
        </table:table-row>
        <table:table-row table:style-name="ro1">
          <table:table-cell office:value-type="float" office:value="17.099998" calcext:value-type="float">
            <text:p>17.099998</text:p>
          </table:table-cell>
          <table:table-cell office:value-type="float" office:value="-5.137692" calcext:value-type="float">
            <text:p>-5.137692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-5.145944" calcext:value-type="float">
            <text:p>-5.145944</text:p>
          </table:table-cell>
        </table:table-row>
        <table:table-row table:style-name="ro1">
          <table:table-cell office:value-type="float" office:value="17.199999" calcext:value-type="float">
            <text:p>17.199999</text:p>
          </table:table-cell>
          <table:table-cell office:value-type="float" office:value="-5.153986" calcext:value-type="float">
            <text:p>-5.153986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-5.161683" calcext:value-type="float">
            <text:p>-5.161683</text:p>
          </table:table-cell>
        </table:table-row>
        <table:table-row table:style-name="ro1">
          <table:table-cell office:value-type="float" office:value="17.299999" calcext:value-type="float">
            <text:p>17.299999</text:p>
          </table:table-cell>
          <table:table-cell office:value-type="float" office:value="-5.169219" calcext:value-type="float">
            <text:p>-5.169219</text:p>
          </table:table-cell>
        </table:table-row>
        <table:table-row table:style-name="ro1">
          <table:table-cell office:value-type="float" office:value="17.349998" calcext:value-type="float">
            <text:p>17.349998</text:p>
          </table:table-cell>
          <table:table-cell office:value-type="float" office:value="-5.176497" calcext:value-type="float">
            <text:p>-5.17649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5.183463" calcext:value-type="float">
            <text:p>-5.183463</text:p>
          </table:table-cell>
        </table:table-row>
        <table:table-row table:style-name="ro1">
          <table:table-cell office:value-type="float" office:value="17.449999" calcext:value-type="float">
            <text:p>17.449999</text:p>
          </table:table-cell>
          <table:table-cell office:value-type="float" office:value="-5.190262" calcext:value-type="float">
            <text:p>-5.190262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5.196802" calcext:value-type="float">
            <text:p>-5.196802</text:p>
          </table:table-cell>
        </table:table-row>
        <table:table-row table:style-name="ro1">
          <table:table-cell office:value-type="float" office:value="17.549999" calcext:value-type="float">
            <text:p>17.549999</text:p>
          </table:table-cell>
          <table:table-cell office:value-type="float" office:value="-5.203061" calcext:value-type="float">
            <text:p>-5.203061</text:p>
          </table:table-cell>
        </table:table-row>
        <table:table-row table:style-name="ro1">
          <table:table-cell office:value-type="float" office:value="17.599998" calcext:value-type="float">
            <text:p>17.599998</text:p>
          </table:table-cell>
          <table:table-cell office:value-type="float" office:value="-5.20911" calcext:value-type="float">
            <text:p>-5.20911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-5.214843" calcext:value-type="float">
            <text:p>-5.214843</text:p>
          </table:table-cell>
        </table:table-row>
        <table:table-row table:style-name="ro1">
          <table:table-cell office:value-type="float" office:value="17.699999" calcext:value-type="float">
            <text:p>17.699999</text:p>
          </table:table-cell>
          <table:table-cell office:value-type="float" office:value="-5.220486" calcext:value-type="float">
            <text:p>-5.22048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-5.225805" calcext:value-type="float">
            <text:p>-5.225805</text:p>
          </table:table-cell>
        </table:table-row>
        <table:table-row table:style-name="ro1">
          <table:table-cell office:value-type="float" office:value="17.799999" calcext:value-type="float">
            <text:p>17.799999</text:p>
          </table:table-cell>
          <table:table-cell office:value-type="float" office:value="-5.230867" calcext:value-type="float">
            <text:p>-5.230867</text:p>
          </table:table-cell>
        </table:table-row>
        <table:table-row table:style-name="ro1">
          <table:table-cell office:value-type="float" office:value="17.849998" calcext:value-type="float">
            <text:p>17.849998</text:p>
          </table:table-cell>
          <table:table-cell office:value-type="float" office:value="-5.235702" calcext:value-type="float">
            <text:p>-5.235702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-5.24038" calcext:value-type="float">
            <text:p>-5.24038</text:p>
          </table:table-cell>
        </table:table-row>
        <table:table-row table:style-name="ro1">
          <table:table-cell office:value-type="float" office:value="17.949999" calcext:value-type="float">
            <text:p>17.949999</text:p>
          </table:table-cell>
          <table:table-cell office:value-type="float" office:value="-5.244785" calcext:value-type="float">
            <text:p>-5.2447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.248947" calcext:value-type="float">
            <text:p>-5.248947</text:p>
          </table:table-cell>
        </table:table-row>
        <table:table-row table:style-name="ro1">
          <table:table-cell office:value-type="float" office:value="18.049999" calcext:value-type="float">
            <text:p>18.049999</text:p>
          </table:table-cell>
          <table:table-cell office:value-type="float" office:value="-5.25293" calcext:value-type="float">
            <text:p>-5.25293</text:p>
          </table:table-cell>
        </table:table-row>
        <table:table-row table:style-name="ro1">
          <table:table-cell office:value-type="float" office:value="18.099998" calcext:value-type="float">
            <text:p>18.099998</text:p>
          </table:table-cell>
          <table:table-cell office:value-type="float" office:value="-5.256602" calcext:value-type="float">
            <text:p>-5.256602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-5.26018" calcext:value-type="float">
            <text:p>-5.26018</text:p>
          </table:table-cell>
        </table:table-row>
        <table:table-row table:style-name="ro1">
          <table:table-cell office:value-type="float" office:value="18.199999" calcext:value-type="float">
            <text:p>18.199999</text:p>
          </table:table-cell>
          <table:table-cell office:value-type="float" office:value="-5.263408" calcext:value-type="float">
            <text:p>-5.263408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-5.2665" calcext:value-type="float">
            <text:p>-5.2665</text:p>
          </table:table-cell>
        </table:table-row>
        <table:table-row table:style-name="ro1">
          <table:table-cell office:value-type="float" office:value="18.299999" calcext:value-type="float">
            <text:p>18.299999</text:p>
          </table:table-cell>
          <table:table-cell office:value-type="float" office:value="-5.269323" calcext:value-type="float">
            <text:p>-5.269323</text:p>
          </table:table-cell>
        </table:table-row>
        <table:table-row table:style-name="ro1">
          <table:table-cell office:value-type="float" office:value="18.349998" calcext:value-type="float">
            <text:p>18.349998</text:p>
          </table:table-cell>
          <table:table-cell office:value-type="float" office:value="-5.271952" calcext:value-type="float">
            <text:p>-5.27195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5.274401" calcext:value-type="float">
            <text:p>-5.274401</text:p>
          </table:table-cell>
        </table:table-row>
        <table:table-row table:style-name="ro1">
          <table:table-cell office:value-type="float" office:value="18.449999" calcext:value-type="float">
            <text:p>18.449999</text:p>
          </table:table-cell>
          <table:table-cell office:value-type="float" office:value="-5.276561" calcext:value-type="float">
            <text:p>-5.27656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5.278555" calcext:value-type="float">
            <text:p>-5.278555</text:p>
          </table:table-cell>
        </table:table-row>
        <table:table-row table:style-name="ro1">
          <table:table-cell office:value-type="float" office:value="18.549999" calcext:value-type="float">
            <text:p>18.549999</text:p>
          </table:table-cell>
          <table:table-cell office:value-type="float" office:value="-5.280361" calcext:value-type="float">
            <text:p>-5.280361</text:p>
          </table:table-cell>
        </table:table-row>
        <table:table-row table:style-name="ro1">
          <table:table-cell office:value-type="float" office:value="18.599998" calcext:value-type="float">
            <text:p>18.599998</text:p>
          </table:table-cell>
          <table:table-cell office:value-type="float" office:value="-5.281867" calcext:value-type="float">
            <text:p>-5.281867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-5.283222" calcext:value-type="float">
            <text:p>-5.283222</text:p>
          </table:table-cell>
        </table:table-row>
        <table:table-row table:style-name="ro1">
          <table:table-cell office:value-type="float" office:value="18.699999" calcext:value-type="float">
            <text:p>18.699999</text:p>
          </table:table-cell>
          <table:table-cell office:value-type="float" office:value="-5.284381" calcext:value-type="float">
            <text:p>-5.284381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-5.285327" calcext:value-type="float">
            <text:p>-5.285327</text:p>
          </table:table-cell>
        </table:table-row>
        <table:table-row table:style-name="ro1">
          <table:table-cell office:value-type="float" office:value="18.799999" calcext:value-type="float">
            <text:p>18.799999</text:p>
          </table:table-cell>
          <table:table-cell office:value-type="float" office:value="-5.286002" calcext:value-type="float">
            <text:p>-5.286002</text:p>
          </table:table-cell>
        </table:table-row>
        <table:table-row table:style-name="ro1">
          <table:table-cell office:value-type="float" office:value="18.849998" calcext:value-type="float">
            <text:p>18.849998</text:p>
          </table:table-cell>
          <table:table-cell office:value-type="float" office:value="-5.286486" calcext:value-type="float">
            <text:p>-5.286486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5.286825" calcext:value-type="float">
            <text:p>-5.286825</text:p>
          </table:table-cell>
        </table:table-row>
        <table:table-row table:style-name="ro1">
          <table:table-cell office:value-type="float" office:value="18.949999" calcext:value-type="float">
            <text:p>18.949999</text:p>
          </table:table-cell>
          <table:table-cell office:value-type="float" office:value="-5.286916" calcext:value-type="float">
            <text:p>-5.286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.286819" calcext:value-type="float">
            <text:p>-5.286819</text:p>
          </table:table-cell>
        </table:table-row>
        <table:table-row table:style-name="ro1">
          <table:table-cell office:value-type="float" office:value="19.049999" calcext:value-type="float">
            <text:p>19.049999</text:p>
          </table:table-cell>
          <table:table-cell office:value-type="float" office:value="-5.286538" calcext:value-type="float">
            <text:p>-5.286538</text:p>
          </table:table-cell>
        </table:table-row>
        <table:table-row table:style-name="ro1">
          <table:table-cell office:value-type="float" office:value="19.099998" calcext:value-type="float">
            <text:p>19.099998</text:p>
          </table:table-cell>
          <table:table-cell office:value-type="float" office:value="-4.239342" calcext:value-type="float">
            <text:p>-4.239342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-5.7737" calcext:value-type="float">
            <text:p>-5.7737</text:p>
          </table:table-cell>
        </table:table-row>
        <table:table-row table:style-name="ro1">
          <table:table-cell office:value-type="float" office:value="19.199999" calcext:value-type="float">
            <text:p>19.199999</text:p>
          </table:table-cell>
          <table:table-cell office:value-type="float" office:value="-5.410281" calcext:value-type="float">
            <text:p>-5.410281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-5.28156" calcext:value-type="float">
            <text:p>-5.28156</text:p>
          </table:table-cell>
        </table:table-row>
        <table:table-row table:style-name="ro1">
          <table:table-cell office:value-type="float" office:value="19.299999" calcext:value-type="float">
            <text:p>19.299999</text:p>
          </table:table-cell>
          <table:table-cell office:value-type="float" office:value="-5.257524" calcext:value-type="float">
            <text:p>-5.257524</text:p>
          </table:table-cell>
        </table:table-row>
        <table:table-row table:style-name="ro1">
          <table:table-cell office:value-type="float" office:value="19.349998" calcext:value-type="float">
            <text:p>19.349998</text:p>
          </table:table-cell>
          <table:table-cell office:value-type="float" office:value="-5.25359" calcext:value-type="float">
            <text:p>-5.25359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5.252602" calcext:value-type="float">
            <text:p>-5.252602</text:p>
          </table:table-cell>
        </table:table-row>
        <table:table-row table:style-name="ro1">
          <table:table-cell office:value-type="float" office:value="19.449999" calcext:value-type="float">
            <text:p>19.449999</text:p>
          </table:table-cell>
          <table:table-cell office:value-type="float" office:value="-5.251913" calcext:value-type="float">
            <text:p>-5.25191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-5.25104" calcext:value-type="float">
            <text:p>-5.25104</text:p>
          </table:table-cell>
        </table:table-row>
        <table:table-row table:style-name="ro1">
          <table:table-cell office:value-type="float" office:value="19.549999" calcext:value-type="float">
            <text:p>19.549999</text:p>
          </table:table-cell>
          <table:table-cell office:value-type="float" office:value="-5.249735" calcext:value-type="float">
            <text:p>-5.249735</text:p>
          </table:table-cell>
        </table:table-row>
        <table:table-row table:style-name="ro1">
          <table:table-cell office:value-type="float" office:value="19.599998" calcext:value-type="float">
            <text:p>19.599998</text:p>
          </table:table-cell>
          <table:table-cell office:value-type="float" office:value="-5.261012" calcext:value-type="float">
            <text:p>-5.261012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-5.275205" calcext:value-type="float">
            <text:p>-5.275205</text:p>
          </table:table-cell>
        </table:table-row>
        <table:table-row table:style-name="ro1">
          <table:table-cell office:value-type="float" office:value="19.699999" calcext:value-type="float">
            <text:p>19.699999</text:p>
          </table:table-cell>
          <table:table-cell office:value-type="float" office:value="-5.276561" calcext:value-type="float">
            <text:p>-5.27656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-5.274271" calcext:value-type="float">
            <text:p>-5.274271</text:p>
          </table:table-cell>
        </table:table-row>
        <table:table-row table:style-name="ro1">
          <table:table-cell office:value-type="float" office:value="19.799999" calcext:value-type="float">
            <text:p>19.799999</text:p>
          </table:table-cell>
          <table:table-cell office:value-type="float" office:value="-5.27099" calcext:value-type="float">
            <text:p>-5.27099</text:p>
          </table:table-cell>
        </table:table-row>
        <table:table-row table:style-name="ro1">
          <table:table-cell office:value-type="float" office:value="19.849998" calcext:value-type="float">
            <text:p>19.849998</text:p>
          </table:table-cell>
          <table:table-cell office:value-type="float" office:value="-5.267248" calcext:value-type="float">
            <text:p>-5.26724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-5.263055" calcext:value-type="float">
            <text:p>-5.263055</text:p>
          </table:table-cell>
        </table:table-row>
        <table:table-row table:style-name="ro1">
          <table:table-cell office:value-type="float" office:value="19.949999" calcext:value-type="float">
            <text:p>19.949999</text:p>
          </table:table-cell>
          <table:table-cell office:value-type="float" office:value="-5.258443" calcext:value-type="float">
            <text:p>-5.258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.253492" calcext:value-type="float">
            <text:p>-5.253492</text:p>
          </table:table-cell>
        </table:table-row>
        <table:table-row table:style-name="ro1">
          <table:table-cell office:value-type="float" office:value="20.049999" calcext:value-type="float">
            <text:p>20.049999</text:p>
          </table:table-cell>
          <table:table-cell office:value-type="float" office:value="-5.248115" calcext:value-type="float">
            <text:p>-5.248115</text:p>
          </table:table-cell>
        </table:table-row>
        <table:table-row table:style-name="ro1">
          <table:table-cell office:value-type="float" office:value="20.099998" calcext:value-type="float">
            <text:p>20.099998</text:p>
          </table:table-cell>
          <table:table-cell office:value-type="float" office:value="-5.242307" calcext:value-type="float">
            <text:p>-5.242307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-5.236157" calcext:value-type="float">
            <text:p>-5.236157</text:p>
          </table:table-cell>
        </table:table-row>
        <table:table-row table:style-name="ro1">
          <table:table-cell office:value-type="float" office:value="20.199999" calcext:value-type="float">
            <text:p>20.199999</text:p>
          </table:table-cell>
          <table:table-cell office:value-type="float" office:value="-5.229632" calcext:value-type="float">
            <text:p>-5.229632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-5.222644" calcext:value-type="float">
            <text:p>-5.222644</text:p>
          </table:table-cell>
        </table:table-row>
        <table:table-row table:style-name="ro1">
          <table:table-cell office:value-type="float" office:value="20.299999" calcext:value-type="float">
            <text:p>20.299999</text:p>
          </table:table-cell>
          <table:table-cell office:value-type="float" office:value="-5.215337" calcext:value-type="float">
            <text:p>-5.215337</text:p>
          </table:table-cell>
        </table:table-row>
        <table:table-row table:style-name="ro1">
          <table:table-cell office:value-type="float" office:value="20.349998" calcext:value-type="float">
            <text:p>20.349998</text:p>
          </table:table-cell>
          <table:table-cell office:value-type="float" office:value="-5.207566" calcext:value-type="float">
            <text:p>-5.20756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5.199471" calcext:value-type="float">
            <text:p>-5.199471</text:p>
          </table:table-cell>
        </table:table-row>
        <table:table-row table:style-name="ro1">
          <table:table-cell office:value-type="float" office:value="20.449999" calcext:value-type="float">
            <text:p>20.449999</text:p>
          </table:table-cell>
          <table:table-cell office:value-type="float" office:value="-5.190946" calcext:value-type="float">
            <text:p>-5.19094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5.182084" calcext:value-type="float">
            <text:p>-5.182084</text:p>
          </table:table-cell>
        </table:table-row>
        <table:table-row table:style-name="ro1">
          <table:table-cell office:value-type="float" office:value="20.549999" calcext:value-type="float">
            <text:p>20.549999</text:p>
          </table:table-cell>
          <table:table-cell office:value-type="float" office:value="-5.172786" calcext:value-type="float">
            <text:p>-5.172786</text:p>
          </table:table-cell>
        </table:table-row>
        <table:table-row table:style-name="ro1">
          <table:table-cell office:value-type="float" office:value="20.599998" calcext:value-type="float">
            <text:p>20.599998</text:p>
          </table:table-cell>
          <table:table-cell office:value-type="float" office:value="-5.163072" calcext:value-type="float">
            <text:p>-5.163072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-5.153012" calcext:value-type="float">
            <text:p>-5.153012</text:p>
          </table:table-cell>
        </table:table-row>
        <table:table-row table:style-name="ro1">
          <table:table-cell office:value-type="float" office:value="20.699999" calcext:value-type="float">
            <text:p>20.699999</text:p>
          </table:table-cell>
          <table:table-cell office:value-type="float" office:value="-5.142592" calcext:value-type="float">
            <text:p>-5.14259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-5.131812" calcext:value-type="float">
            <text:p>-5.131812</text:p>
          </table:table-cell>
        </table:table-row>
        <table:table-row table:style-name="ro1">
          <table:table-cell office:value-type="float" office:value="20.799999" calcext:value-type="float">
            <text:p>20.799999</text:p>
          </table:table-cell>
          <table:table-cell office:value-type="float" office:value="-5.120549" calcext:value-type="float">
            <text:p>-5.120549</text:p>
          </table:table-cell>
        </table:table-row>
        <table:table-row table:style-name="ro1">
          <table:table-cell office:value-type="float" office:value="20.849998" calcext:value-type="float">
            <text:p>20.849998</text:p>
          </table:table-cell>
          <table:table-cell office:value-type="float" office:value="-5.108953" calcext:value-type="float">
            <text:p>-5.10895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5.096984" calcext:value-type="float">
            <text:p>-5.096984</text:p>
          </table:table-cell>
        </table:table-row>
        <table:table-row table:style-name="ro1">
          <table:table-cell office:value-type="float" office:value="20.949999" calcext:value-type="float">
            <text:p>20.949999</text:p>
          </table:table-cell>
          <table:table-cell office:value-type="float" office:value="-5.08461" calcext:value-type="float">
            <text:p>-5.0846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5.07188" calcext:value-type="float">
            <text:p>-5.07188</text:p>
          </table:table-cell>
        </table:table-row>
        <table:table-row table:style-name="ro1">
          <table:table-cell office:value-type="float" office:value="21.049999" calcext:value-type="float">
            <text:p>21.049999</text:p>
          </table:table-cell>
          <table:table-cell office:value-type="float" office:value="-5.058752" calcext:value-type="float">
            <text:p>-5.058752</text:p>
          </table:table-cell>
        </table:table-row>
        <table:table-row table:style-name="ro1">
          <table:table-cell office:value-type="float" office:value="21.099998" calcext:value-type="float">
            <text:p>21.099998</text:p>
          </table:table-cell>
          <table:table-cell office:value-type="float" office:value="-5.045267" calcext:value-type="float">
            <text:p>-5.045267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-5.031495" calcext:value-type="float">
            <text:p>-5.031495</text:p>
          </table:table-cell>
        </table:table-row>
        <table:table-row table:style-name="ro1">
          <table:table-cell office:value-type="float" office:value="21.199999" calcext:value-type="float">
            <text:p>21.199999</text:p>
          </table:table-cell>
          <table:table-cell office:value-type="float" office:value="-5.017171" calcext:value-type="float">
            <text:p>-5.017171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-5.002591" calcext:value-type="float">
            <text:p>-5.002591</text:p>
          </table:table-cell>
        </table:table-row>
        <table:table-row table:style-name="ro1">
          <table:table-cell office:value-type="float" office:value="21.299999" calcext:value-type="float">
            <text:p>21.299999</text:p>
          </table:table-cell>
          <table:table-cell office:value-type="float" office:value="-4.987578" calcext:value-type="float">
            <text:p>-4.987578</text:p>
          </table:table-cell>
        </table:table-row>
        <table:table-row table:style-name="ro1">
          <table:table-cell office:value-type="float" office:value="21.349998" calcext:value-type="float">
            <text:p>21.349998</text:p>
          </table:table-cell>
          <table:table-cell office:value-type="float" office:value="-4.972228" calcext:value-type="float">
            <text:p>-4.972228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4.956518" calcext:value-type="float">
            <text:p>-4.956518</text:p>
          </table:table-cell>
        </table:table-row>
        <table:table-row table:style-name="ro1">
          <table:table-cell office:value-type="float" office:value="21.449999" calcext:value-type="float">
            <text:p>21.449999</text:p>
          </table:table-cell>
          <table:table-cell office:value-type="float" office:value="-4.940425" calcext:value-type="float">
            <text:p>-4.940425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4.923941" calcext:value-type="float">
            <text:p>-4.923941</text:p>
          </table:table-cell>
        </table:table-row>
        <table:table-row table:style-name="ro1">
          <table:table-cell office:value-type="float" office:value="21.549999" calcext:value-type="float">
            <text:p>21.549999</text:p>
          </table:table-cell>
          <table:table-cell office:value-type="float" office:value="-4.907083" calcext:value-type="float">
            <text:p>-4.907083</text:p>
          </table:table-cell>
        </table:table-row>
        <table:table-row table:style-name="ro1">
          <table:table-cell office:value-type="float" office:value="21.599998" calcext:value-type="float">
            <text:p>21.599998</text:p>
          </table:table-cell>
          <table:table-cell office:value-type="float" office:value="-4.889915" calcext:value-type="float">
            <text:p>-4.889915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-4.872358" calcext:value-type="float">
            <text:p>-4.872358</text:p>
          </table:table-cell>
        </table:table-row>
        <table:table-row table:style-name="ro1">
          <table:table-cell office:value-type="float" office:value="21.699999" calcext:value-type="float">
            <text:p>21.699999</text:p>
          </table:table-cell>
          <table:table-cell office:value-type="float" office:value="-4.854461" calcext:value-type="float">
            <text:p>-4.854461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float" office:value="-4.836176" calcext:value-type="float">
            <text:p>-4.836176</text:p>
          </table:table-cell>
        </table:table-row>
        <table:table-row table:style-name="ro1">
          <table:table-cell office:value-type="float" office:value="21.799999" calcext:value-type="float">
            <text:p>21.799999</text:p>
          </table:table-cell>
          <table:table-cell office:value-type="float" office:value="-4.817539" calcext:value-type="float">
            <text:p>-4.817539</text:p>
          </table:table-cell>
        </table:table-row>
        <table:table-row table:style-name="ro1">
          <table:table-cell office:value-type="float" office:value="21.849998" calcext:value-type="float">
            <text:p>21.849998</text:p>
          </table:table-cell>
          <table:table-cell office:value-type="float" office:value="-4.798551" calcext:value-type="float">
            <text:p>-4.798551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-4.77916" calcext:value-type="float">
            <text:p>-4.77916</text:p>
          </table:table-cell>
        </table:table-row>
        <table:table-row table:style-name="ro1">
          <table:table-cell office:value-type="float" office:value="21.949999" calcext:value-type="float">
            <text:p>21.949999</text:p>
          </table:table-cell>
          <table:table-cell office:value-type="float" office:value="-4.759473" calcext:value-type="float">
            <text:p>-4.7594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4.739442" calcext:value-type="float">
            <text:p>-4.739442</text:p>
          </table:table-cell>
        </table:table-row>
        <table:table-row table:style-name="ro1">
          <table:table-cell office:value-type="float" office:value="22.049999" calcext:value-type="float">
            <text:p>22.049999</text:p>
          </table:table-cell>
          <table:table-cell office:value-type="float" office:value="-4.718996" calcext:value-type="float">
            <text:p>-4.718996</text:p>
          </table:table-cell>
        </table:table-row>
        <table:table-row table:style-name="ro1">
          <table:table-cell office:value-type="float" office:value="22.099998" calcext:value-type="float">
            <text:p>22.099998</text:p>
          </table:table-cell>
          <table:table-cell office:value-type="float" office:value="-4.698226" calcext:value-type="float">
            <text:p>-4.698226</text:p>
          </table:table-cell>
        </table:table-row>
        <table:table-row table:style-name="ro1">
          <table:table-cell office:value-type="float" office:value="22.15" calcext:value-type="float">
            <text:p>22.15</text:p>
          </table:table-cell>
          <table:table-cell office:value-type="float" office:value="-4.677195" calcext:value-type="float">
            <text:p>-4.677195</text:p>
          </table:table-cell>
        </table:table-row>
        <table:table-row table:style-name="ro1">
          <table:table-cell office:value-type="float" office:value="22.199999" calcext:value-type="float">
            <text:p>22.199999</text:p>
          </table:table-cell>
          <table:table-cell office:value-type="float" office:value="-4.655728" calcext:value-type="float">
            <text:p>-4.655728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float" office:value="-4.633908" calcext:value-type="float">
            <text:p>-4.633908</text:p>
          </table:table-cell>
        </table:table-row>
        <table:table-row table:style-name="ro1">
          <table:table-cell office:value-type="float" office:value="22.299999" calcext:value-type="float">
            <text:p>22.299999</text:p>
          </table:table-cell>
          <table:table-cell office:value-type="float" office:value="-4.611744" calcext:value-type="float">
            <text:p>-4.611744</text:p>
          </table:table-cell>
        </table:table-row>
        <table:table-row table:style-name="ro1">
          <table:table-cell office:value-type="float" office:value="22.349998" calcext:value-type="float">
            <text:p>22.349998</text:p>
          </table:table-cell>
          <table:table-cell office:value-type="float" office:value="-4.589274" calcext:value-type="float">
            <text:p>-4.58927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-4.566463" calcext:value-type="float">
            <text:p>-4.566463</text:p>
          </table:table-cell>
        </table:table-row>
        <table:table-row table:style-name="ro1">
          <table:table-cell office:value-type="float" office:value="22.449999" calcext:value-type="float">
            <text:p>22.449999</text:p>
          </table:table-cell>
          <table:table-cell office:value-type="float" office:value="-4.54332" calcext:value-type="float">
            <text:p>-4.5433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-4.51981" calcext:value-type="float">
            <text:p>-4.51981</text:p>
          </table:table-cell>
        </table:table-row>
        <table:table-row table:style-name="ro1">
          <table:table-cell office:value-type="float" office:value="22.549999" calcext:value-type="float">
            <text:p>22.549999</text:p>
          </table:table-cell>
          <table:table-cell office:value-type="float" office:value="-4.495997" calcext:value-type="float">
            <text:p>-4.495997</text:p>
          </table:table-cell>
        </table:table-row>
        <table:table-row table:style-name="ro1">
          <table:table-cell office:value-type="float" office:value="22.599998" calcext:value-type="float">
            <text:p>22.599998</text:p>
          </table:table-cell>
          <table:table-cell office:value-type="float" office:value="-4.471797" calcext:value-type="float">
            <text:p>-4.471797</text:p>
          </table:table-cell>
        </table:table-row>
        <table:table-row table:style-name="ro1">
          <table:table-cell office:value-type="float" office:value="22.65" calcext:value-type="float">
            <text:p>22.65</text:p>
          </table:table-cell>
          <table:table-cell office:value-type="float" office:value="-4.447361" calcext:value-type="float">
            <text:p>-4.447361</text:p>
          </table:table-cell>
        </table:table-row>
        <table:table-row table:style-name="ro1">
          <table:table-cell office:value-type="float" office:value="22.699999" calcext:value-type="float">
            <text:p>22.699999</text:p>
          </table:table-cell>
          <table:table-cell office:value-type="float" office:value="-4.42254" calcext:value-type="float">
            <text:p>-4.42254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float" office:value="-4.397374" calcext:value-type="float">
            <text:p>-4.397374</text:p>
          </table:table-cell>
        </table:table-row>
        <table:table-row table:style-name="ro1">
          <table:table-cell office:value-type="float" office:value="22.799999" calcext:value-type="float">
            <text:p>22.799999</text:p>
          </table:table-cell>
          <table:table-cell office:value-type="float" office:value="-4.371898" calcext:value-type="float">
            <text:p>-4.371898</text:p>
          </table:table-cell>
        </table:table-row>
        <table:table-row table:style-name="ro1">
          <table:table-cell office:value-type="float" office:value="22.849998" calcext:value-type="float">
            <text:p>22.849998</text:p>
          </table:table-cell>
          <table:table-cell office:value-type="float" office:value="-4.346151" calcext:value-type="float">
            <text:p>-4.346151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-4.32004" calcext:value-type="float">
            <text:p>-4.32004</text:p>
          </table:table-cell>
        </table:table-row>
        <table:table-row table:style-name="ro1">
          <table:table-cell office:value-type="float" office:value="22.949999" calcext:value-type="float">
            <text:p>22.949999</text:p>
          </table:table-cell>
          <table:table-cell office:value-type="float" office:value="-4.293574" calcext:value-type="float">
            <text:p>-4.2935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.26684" calcext:value-type="float">
            <text:p>-4.26684</text:p>
          </table:table-cell>
        </table:table-row>
        <table:table-row table:style-name="ro1">
          <table:table-cell office:value-type="float" office:value="23.049999" calcext:value-type="float">
            <text:p>23.049999</text:p>
          </table:table-cell>
          <table:table-cell office:value-type="float" office:value="-4.239769" calcext:value-type="float">
            <text:p>-4.239769</text:p>
          </table:table-cell>
        </table:table-row>
        <table:table-row table:style-name="ro1">
          <table:table-cell office:value-type="float" office:value="23.099998" calcext:value-type="float">
            <text:p>23.099998</text:p>
          </table:table-cell>
          <table:table-cell office:value-type="float" office:value="-4.212413" calcext:value-type="float">
            <text:p>-4.212413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float" office:value="-4.184737" calcext:value-type="float">
            <text:p>-4.184737</text:p>
          </table:table-cell>
        </table:table-row>
        <table:table-row table:style-name="ro1">
          <table:table-cell office:value-type="float" office:value="23.199999" calcext:value-type="float">
            <text:p>23.199999</text:p>
          </table:table-cell>
          <table:table-cell office:value-type="float" office:value="-4.156802" calcext:value-type="float">
            <text:p>-4.156802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float" office:value="-4.12842" calcext:value-type="float">
            <text:p>-4.12842</text:p>
          </table:table-cell>
        </table:table-row>
        <table:table-row table:style-name="ro1">
          <table:table-cell office:value-type="float" office:value="23.299999" calcext:value-type="float">
            <text:p>23.299999</text:p>
          </table:table-cell>
          <table:table-cell office:value-type="float" office:value="-4.099913" calcext:value-type="float">
            <text:p>-4.099913</text:p>
          </table:table-cell>
        </table:table-row>
        <table:table-row table:style-name="ro1">
          <table:table-cell office:value-type="float" office:value="23.349998" calcext:value-type="float">
            <text:p>23.349998</text:p>
          </table:table-cell>
          <table:table-cell office:value-type="float" office:value="-4.070971" calcext:value-type="float">
            <text:p>-4.07097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4.041748" calcext:value-type="float">
            <text:p>-4.041748</text:p>
          </table:table-cell>
        </table:table-row>
        <table:table-row table:style-name="ro1">
          <table:table-cell office:value-type="float" office:value="23.449999" calcext:value-type="float">
            <text:p>23.449999</text:p>
          </table:table-cell>
          <table:table-cell office:value-type="float" office:value="-4.012274" calcext:value-type="float">
            <text:p>-4.012274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-3.98253" calcext:value-type="float">
            <text:p>-3.98253</text:p>
          </table:table-cell>
        </table:table-row>
        <table:table-row table:style-name="ro1">
          <table:table-cell office:value-type="float" office:value="23.549999" calcext:value-type="float">
            <text:p>23.549999</text:p>
          </table:table-cell>
          <table:table-cell office:value-type="float" office:value="-3.952415" calcext:value-type="float">
            <text:p>-3.952415</text:p>
          </table:table-cell>
        </table:table-row>
        <table:table-row table:style-name="ro1">
          <table:table-cell office:value-type="float" office:value="23.599998" calcext:value-type="float">
            <text:p>23.599998</text:p>
          </table:table-cell>
          <table:table-cell office:value-type="float" office:value="-3.922068" calcext:value-type="float">
            <text:p>-3.922068</text:p>
          </table:table-cell>
        </table:table-row>
        <table:table-row table:style-name="ro1">
          <table:table-cell office:value-type="float" office:value="23.65" calcext:value-type="float">
            <text:p>23.65</text:p>
          </table:table-cell>
          <table:table-cell office:value-type="float" office:value="-3.89141" calcext:value-type="float">
            <text:p>-3.89141</text:p>
          </table:table-cell>
        </table:table-row>
        <table:table-row table:style-name="ro1">
          <table:table-cell office:value-type="float" office:value="23.699999" calcext:value-type="float">
            <text:p>23.699999</text:p>
          </table:table-cell>
          <table:table-cell office:value-type="float" office:value="-3.860461" calcext:value-type="float">
            <text:p>-3.860461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float" office:value="-3.829287" calcext:value-type="float">
            <text:p>-3.829287</text:p>
          </table:table-cell>
        </table:table-row>
        <table:table-row table:style-name="ro1">
          <table:table-cell office:value-type="float" office:value="23.799999" calcext:value-type="float">
            <text:p>23.799999</text:p>
          </table:table-cell>
          <table:table-cell office:value-type="float" office:value="-3.797807" calcext:value-type="float">
            <text:p>-3.797807</text:p>
          </table:table-cell>
        </table:table-row>
        <table:table-row table:style-name="ro1">
          <table:table-cell office:value-type="float" office:value="23.849998" calcext:value-type="float">
            <text:p>23.849998</text:p>
          </table:table-cell>
          <table:table-cell office:value-type="float" office:value="-3.766072" calcext:value-type="float">
            <text:p>-3.766072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-3.733983" calcext:value-type="float">
            <text:p>-3.733983</text:p>
          </table:table-cell>
        </table:table-row>
        <table:table-row table:style-name="ro1">
          <table:table-cell office:value-type="float" office:value="23.949999" calcext:value-type="float">
            <text:p>23.949999</text:p>
          </table:table-cell>
          <table:table-cell office:value-type="float" office:value="-3.701709" calcext:value-type="float">
            <text:p>-3.7017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.669134" calcext:value-type="float">
            <text:p>-3.669134</text:p>
          </table:table-cell>
        </table:table-row>
        <table:table-row table:style-name="ro1">
          <table:table-cell office:value-type="float" office:value="24.049999" calcext:value-type="float">
            <text:p>24.049999</text:p>
          </table:table-cell>
          <table:table-cell office:value-type="float" office:value="-3.63627" calcext:value-type="float">
            <text:p>-3.63627</text:p>
          </table:table-cell>
        </table:table-row>
        <table:table-row table:style-name="ro1">
          <table:table-cell office:value-type="float" office:value="24.099998" calcext:value-type="float">
            <text:p>24.099998</text:p>
          </table:table-cell>
          <table:table-cell office:value-type="float" office:value="-3.603006" calcext:value-type="float">
            <text:p>-3.603006</text:p>
          </table:table-cell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-3.56928" calcext:value-type="float">
            <text:p>-3.56928</text:p>
          </table:table-cell>
        </table:table-row>
        <table:table-row table:style-name="ro1">
          <table:table-cell office:value-type="float" office:value="24.199999" calcext:value-type="float">
            <text:p>24.199999</text:p>
          </table:table-cell>
          <table:table-cell office:value-type="float" office:value="-3.535029" calcext:value-type="float">
            <text:p>-3.535029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-3.500409" calcext:value-type="float">
            <text:p>-3.500409</text:p>
          </table:table-cell>
        </table:table-row>
        <table:table-row table:style-name="ro1">
          <table:table-cell office:value-type="float" office:value="24.299999" calcext:value-type="float">
            <text:p>24.299999</text:p>
          </table:table-cell>
          <table:table-cell office:value-type="float" office:value="-3.466543" calcext:value-type="float">
            <text:p>-3.466543</text:p>
          </table:table-cell>
        </table:table-row>
        <table:table-row table:style-name="ro1">
          <table:table-cell office:value-type="float" office:value="24.349998" calcext:value-type="float">
            <text:p>24.349998</text:p>
          </table:table-cell>
          <table:table-cell office:value-type="float" office:value="-3.433743" calcext:value-type="float">
            <text:p>-3.43374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-3.400255" calcext:value-type="float">
            <text:p>-3.400255</text:p>
          </table:table-cell>
        </table:table-row>
        <table:table-row table:style-name="ro1">
          <table:table-cell office:value-type="float" office:value="24.449999" calcext:value-type="float">
            <text:p>24.449999</text:p>
          </table:table-cell>
          <table:table-cell office:value-type="float" office:value="-3.3648" calcext:value-type="float">
            <text:p>-3.3648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-3.328569" calcext:value-type="float">
            <text:p>-3.328569</text:p>
          </table:table-cell>
        </table:table-row>
        <table:table-row table:style-name="ro1">
          <table:table-cell office:value-type="float" office:value="24.549999" calcext:value-type="float">
            <text:p>24.549999</text:p>
          </table:table-cell>
          <table:table-cell office:value-type="float" office:value="-3.292642" calcext:value-type="float">
            <text:p>-3.292642</text:p>
          </table:table-cell>
        </table:table-row>
        <table:table-row table:style-name="ro1">
          <table:table-cell office:value-type="float" office:value="24.599998" calcext:value-type="float">
            <text:p>24.599998</text:p>
          </table:table-cell>
          <table:table-cell office:value-type="float" office:value="-3.256842" calcext:value-type="float">
            <text:p>-3.256842</text:p>
          </table:table-cell>
        </table:table-row>
        <table:table-row table:style-name="ro1">
          <table:table-cell office:value-type="float" office:value="24.65" calcext:value-type="float">
            <text:p>24.65</text:p>
          </table:table-cell>
          <table:table-cell office:value-type="float" office:value="-3.221058" calcext:value-type="float">
            <text:p>-3.221058</text:p>
          </table:table-cell>
        </table:table-row>
        <table:table-row table:style-name="ro1">
          <table:table-cell office:value-type="float" office:value="24.699999" calcext:value-type="float">
            <text:p>24.699999</text:p>
          </table:table-cell>
          <table:table-cell office:value-type="float" office:value="-3.185001" calcext:value-type="float">
            <text:p>-3.185001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float" office:value="-3.148633" calcext:value-type="float">
            <text:p>-3.148633</text:p>
          </table:table-cell>
        </table:table-row>
        <table:table-row table:style-name="ro1">
          <table:table-cell office:value-type="float" office:value="24.799999" calcext:value-type="float">
            <text:p>24.799999</text:p>
          </table:table-cell>
          <table:table-cell office:value-type="float" office:value="-3.112108" calcext:value-type="float">
            <text:p>-3.112108</text:p>
          </table:table-cell>
        </table:table-row>
        <table:table-row table:style-name="ro1">
          <table:table-cell office:value-type="float" office:value="24.849998" calcext:value-type="float">
            <text:p>24.849998</text:p>
          </table:table-cell>
          <table:table-cell office:value-type="float" office:value="-3.075246" calcext:value-type="float">
            <text:p>-3.07524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-3.038231" calcext:value-type="float">
            <text:p>-3.038231</text:p>
          </table:table-cell>
        </table:table-row>
        <table:table-row table:style-name="ro1">
          <table:table-cell office:value-type="float" office:value="24.949999" calcext:value-type="float">
            <text:p>24.949999</text:p>
          </table:table-cell>
          <table:table-cell office:value-type="float" office:value="-3.00093" calcext:value-type="float">
            <text:p>-3.000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.963433" calcext:value-type="float">
            <text:p>-2.963433</text:p>
          </table:table-cell>
        </table:table-row>
        <table:table-row table:style-name="ro1">
          <table:table-cell office:value-type="float" office:value="25.049999" calcext:value-type="float">
            <text:p>25.049999</text:p>
          </table:table-cell>
          <table:table-cell office:value-type="float" office:value="-2.925714" calcext:value-type="float">
            <text:p>-2.925714</text:p>
          </table:table-cell>
        </table:table-row>
        <table:table-row table:style-name="ro1">
          <table:table-cell office:value-type="float" office:value="25.099998" calcext:value-type="float">
            <text:p>25.099998</text:p>
          </table:table-cell>
          <table:table-cell office:value-type="float" office:value="-2.887755" calcext:value-type="float">
            <text:p>-2.887755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-2.849628" calcext:value-type="float">
            <text:p>-2.849628</text:p>
          </table:table-cell>
        </table:table-row>
        <table:table-row table:style-name="ro1">
          <table:table-cell office:value-type="float" office:value="25.199999" calcext:value-type="float">
            <text:p>25.199999</text:p>
          </table:table-cell>
          <table:table-cell office:value-type="float" office:value="-2.811247" calcext:value-type="float">
            <text:p>-2.811247</text:p>
          </table:table-cell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-2.77272" calcext:value-type="float">
            <text:p>-2.77272</text:p>
          </table:table-cell>
        </table:table-row>
        <table:table-row table:style-name="ro1">
          <table:table-cell office:value-type="float" office:value="25.299999" calcext:value-type="float">
            <text:p>25.299999</text:p>
          </table:table-cell>
          <table:table-cell office:value-type="float" office:value="-2.733987" calcext:value-type="float">
            <text:p>-2.733987</text:p>
          </table:table-cell>
        </table:table-row>
        <table:table-row table:style-name="ro1">
          <table:table-cell office:value-type="float" office:value="25.349998" calcext:value-type="float">
            <text:p>25.349998</text:p>
          </table:table-cell>
          <table:table-cell office:value-type="float" office:value="-2.694999" calcext:value-type="float">
            <text:p>-2.694999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-2.655833" calcext:value-type="float">
            <text:p>-2.655833</text:p>
          </table:table-cell>
        </table:table-row>
        <table:table-row table:style-name="ro1">
          <table:table-cell office:value-type="float" office:value="25.449999" calcext:value-type="float">
            <text:p>25.449999</text:p>
          </table:table-cell>
          <table:table-cell office:value-type="float" office:value="-2.616477" calcext:value-type="float">
            <text:p>-2.616477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-2.576994" calcext:value-type="float">
            <text:p>-2.576994</text:p>
          </table:table-cell>
        </table:table-row>
        <table:table-row table:style-name="ro1">
          <table:table-cell office:value-type="float" office:value="25.549999" calcext:value-type="float">
            <text:p>25.549999</text:p>
          </table:table-cell>
          <table:table-cell office:value-type="float" office:value="-2.537219" calcext:value-type="float">
            <text:p>-2.537219</text:p>
          </table:table-cell>
        </table:table-row>
        <table:table-row table:style-name="ro1">
          <table:table-cell office:value-type="float" office:value="25.599998" calcext:value-type="float">
            <text:p>25.599998</text:p>
          </table:table-cell>
          <table:table-cell office:value-type="float" office:value="-2.497329" calcext:value-type="float">
            <text:p>-2.497329</text:p>
          </table:table-cell>
        </table:table-row>
        <table:table-row table:style-name="ro1">
          <table:table-cell office:value-type="float" office:value="25.65" calcext:value-type="float">
            <text:p>25.65</text:p>
          </table:table-cell>
          <table:table-cell office:value-type="float" office:value="-2.457225" calcext:value-type="float">
            <text:p>-2.457225</text:p>
          </table:table-cell>
        </table:table-row>
        <table:table-row table:style-name="ro1">
          <table:table-cell office:value-type="float" office:value="25.699999" calcext:value-type="float">
            <text:p>25.699999</text:p>
          </table:table-cell>
          <table:table-cell office:value-type="float" office:value="-2.416941" calcext:value-type="float">
            <text:p>-2.416941</text:p>
          </table:table-cell>
        </table:table-row>
        <table:table-row table:style-name="ro1">
          <table:table-cell office:value-type="float" office:value="25.75" calcext:value-type="float">
            <text:p>25.75</text:p>
          </table:table-cell>
          <table:table-cell office:value-type="float" office:value="-2.376523" calcext:value-type="float">
            <text:p>-2.376523</text:p>
          </table:table-cell>
        </table:table-row>
        <table:table-row table:style-name="ro1">
          <table:table-cell office:value-type="float" office:value="25.799999" calcext:value-type="float">
            <text:p>25.799999</text:p>
          </table:table-cell>
          <table:table-cell office:value-type="float" office:value="-2.335865" calcext:value-type="float">
            <text:p>-2.335865</text:p>
          </table:table-cell>
        </table:table-row>
        <table:table-row table:style-name="ro1">
          <table:table-cell office:value-type="float" office:value="25.849998" calcext:value-type="float">
            <text:p>25.849998</text:p>
          </table:table-cell>
          <table:table-cell office:value-type="float" office:value="-2.295083" calcext:value-type="float">
            <text:p>-2.295083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-2.254142" calcext:value-type="float">
            <text:p>-2.254142</text:p>
          </table:table-cell>
        </table:table-row>
        <table:table-row table:style-name="ro1">
          <table:table-cell office:value-type="float" office:value="25.949999" calcext:value-type="float">
            <text:p>25.949999</text:p>
          </table:table-cell>
          <table:table-cell office:value-type="float" office:value="-2.212995" calcext:value-type="float">
            <text:p>-2.2129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.171733" calcext:value-type="float">
            <text:p>-2.171733</text:p>
          </table:table-cell>
        </table:table-row>
        <table:table-row table:style-name="ro1">
          <table:table-cell office:value-type="float" office:value="26.049999" calcext:value-type="float">
            <text:p>26.049999</text:p>
          </table:table-cell>
          <table:table-cell office:value-type="float" office:value="-2.130264" calcext:value-type="float">
            <text:p>-2.130264</text:p>
          </table:table-cell>
        </table:table-row>
        <table:table-row table:style-name="ro1">
          <table:table-cell office:value-type="float" office:value="26.099998" calcext:value-type="float">
            <text:p>26.099998</text:p>
          </table:table-cell>
          <table:table-cell office:value-type="float" office:value="-2.088673" calcext:value-type="float">
            <text:p>-2.088673</text:p>
          </table:table-cell>
        </table:table-row>
        <table:table-row table:style-name="ro1">
          <table:table-cell office:value-type="float" office:value="26.15" calcext:value-type="float">
            <text:p>26.15</text:p>
          </table:table-cell>
          <table:table-cell office:value-type="float" office:value="-2.046952" calcext:value-type="float">
            <text:p>-2.046952</text:p>
          </table:table-cell>
        </table:table-row>
        <table:table-row table:style-name="ro1">
          <table:table-cell office:value-type="float" office:value="26.199999" calcext:value-type="float">
            <text:p>26.199999</text:p>
          </table:table-cell>
          <table:table-cell office:value-type="float" office:value="-2.005043" calcext:value-type="float">
            <text:p>-2.005043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-1.962988" calcext:value-type="float">
            <text:p>-1.962988</text:p>
          </table:table-cell>
        </table:table-row>
        <table:table-row table:style-name="ro1">
          <table:table-cell office:value-type="float" office:value="26.299999" calcext:value-type="float">
            <text:p>26.299999</text:p>
          </table:table-cell>
          <table:table-cell office:value-type="float" office:value="-1.920782" calcext:value-type="float">
            <text:p>-1.920782</text:p>
          </table:table-cell>
        </table:table-row>
        <table:table-row table:style-name="ro1">
          <table:table-cell office:value-type="float" office:value="26.349998" calcext:value-type="float">
            <text:p>26.349998</text:p>
          </table:table-cell>
          <table:table-cell office:value-type="float" office:value="-1.878486" calcext:value-type="float">
            <text:p>-1.87848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-1.836013" calcext:value-type="float">
            <text:p>-1.836013</text:p>
          </table:table-cell>
        </table:table-row>
        <table:table-row table:style-name="ro1">
          <table:table-cell office:value-type="float" office:value="26.449999" calcext:value-type="float">
            <text:p>26.449999</text:p>
          </table:table-cell>
          <table:table-cell office:value-type="float" office:value="-1.793383" calcext:value-type="float">
            <text:p>-1.793383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-1.750657" calcext:value-type="float">
            <text:p>-1.750657</text:p>
          </table:table-cell>
        </table:table-row>
        <table:table-row table:style-name="ro1">
          <table:table-cell office:value-type="float" office:value="26.549999" calcext:value-type="float">
            <text:p>26.549999</text:p>
          </table:table-cell>
          <table:table-cell office:value-type="float" office:value="-1.707839" calcext:value-type="float">
            <text:p>-1.707839</text:p>
          </table:table-cell>
        </table:table-row>
        <table:table-row table:style-name="ro1">
          <table:table-cell office:value-type="float" office:value="26.599998" calcext:value-type="float">
            <text:p>26.599998</text:p>
          </table:table-cell>
          <table:table-cell office:value-type="float" office:value="-1.664856" calcext:value-type="float">
            <text:p>-1.664856</text:p>
          </table:table-cell>
        </table:table-row>
        <table:table-row table:style-name="ro1">
          <table:table-cell office:value-type="float" office:value="26.65" calcext:value-type="float">
            <text:p>26.65</text:p>
          </table:table-cell>
          <table:table-cell office:value-type="float" office:value="-1.621749" calcext:value-type="float">
            <text:p>-1.621749</text:p>
          </table:table-cell>
        </table:table-row>
        <table:table-row table:style-name="ro1">
          <table:table-cell office:value-type="float" office:value="26.699999" calcext:value-type="float">
            <text:p>26.699999</text:p>
          </table:table-cell>
          <table:table-cell office:value-type="float" office:value="-1.578521" calcext:value-type="float">
            <text:p>-1.578521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-1.535163" calcext:value-type="float">
            <text:p>-1.535163</text:p>
          </table:table-cell>
        </table:table-row>
        <table:table-row table:style-name="ro1">
          <table:table-cell office:value-type="float" office:value="26.799999" calcext:value-type="float">
            <text:p>26.799999</text:p>
          </table:table-cell>
          <table:table-cell office:value-type="float" office:value="-1.491719" calcext:value-type="float">
            <text:p>-1.491719</text:p>
          </table:table-cell>
        </table:table-row>
        <table:table-row table:style-name="ro1">
          <table:table-cell office:value-type="float" office:value="26.849998" calcext:value-type="float">
            <text:p>26.849998</text:p>
          </table:table-cell>
          <table:table-cell office:value-type="float" office:value="-1.448174" calcext:value-type="float">
            <text:p>-1.448174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-1.40453" calcext:value-type="float">
            <text:p>-1.40453</text:p>
          </table:table-cell>
        </table:table-row>
        <table:table-row table:style-name="ro1">
          <table:table-cell office:value-type="float" office:value="26.949999" calcext:value-type="float">
            <text:p>26.949999</text:p>
          </table:table-cell>
          <table:table-cell office:value-type="float" office:value="-1.360769" calcext:value-type="float">
            <text:p>-1.3607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.316844" calcext:value-type="float">
            <text:p>-1.316844</text:p>
          </table:table-cell>
        </table:table-row>
        <table:table-row table:style-name="ro1">
          <table:table-cell office:value-type="float" office:value="27.049999" calcext:value-type="float">
            <text:p>27.049999</text:p>
          </table:table-cell>
          <table:table-cell office:value-type="float" office:value="-1.272945" calcext:value-type="float">
            <text:p>-1.272945</text:p>
          </table:table-cell>
        </table:table-row>
        <table:table-row table:style-name="ro1">
          <table:table-cell office:value-type="float" office:value="27.099998" calcext:value-type="float">
            <text:p>27.099998</text:p>
          </table:table-cell>
          <table:table-cell office:value-type="float" office:value="-1.228853" calcext:value-type="float">
            <text:p>-1.228853</text:p>
          </table:table-cell>
        </table:table-row>
        <table:table-row table:style-name="ro1">
          <table:table-cell office:value-type="float" office:value="27.15" calcext:value-type="float">
            <text:p>27.15</text:p>
          </table:table-cell>
          <table:table-cell office:value-type="float" office:value="-1.184746" calcext:value-type="float">
            <text:p>-1.184746</text:p>
          </table:table-cell>
        </table:table-row>
        <table:table-row table:style-name="ro1">
          <table:table-cell office:value-type="float" office:value="27.199999" calcext:value-type="float">
            <text:p>27.199999</text:p>
          </table:table-cell>
          <table:table-cell office:value-type="float" office:value="-1.140499" calcext:value-type="float">
            <text:p>-1.140499</text:p>
          </table:table-cell>
        </table:table-row>
        <table:table-row table:style-name="ro1">
          <table:table-cell office:value-type="float" office:value="27.25" calcext:value-type="float">
            <text:p>27.25</text:p>
          </table:table-cell>
          <table:table-cell office:value-type="float" office:value="-1.096195" calcext:value-type="float">
            <text:p>-1.096195</text:p>
          </table:table-cell>
        </table:table-row>
        <table:table-row table:style-name="ro1">
          <table:table-cell office:value-type="float" office:value="27.299999" calcext:value-type="float">
            <text:p>27.299999</text:p>
          </table:table-cell>
          <table:table-cell office:value-type="float" office:value="-1.051783" calcext:value-type="float">
            <text:p>-1.051783</text:p>
          </table:table-cell>
        </table:table-row>
        <table:table-row table:style-name="ro1">
          <table:table-cell office:value-type="float" office:value="27.349998" calcext:value-type="float">
            <text:p>27.349998</text:p>
          </table:table-cell>
          <table:table-cell office:value-type="float" office:value="-1.016139" calcext:value-type="float">
            <text:p>-1.016139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-0.990654" calcext:value-type="float">
            <text:p>-0.990654</text:p>
          </table:table-cell>
        </table:table-row>
        <table:table-row table:style-name="ro1">
          <table:table-cell office:value-type="float" office:value="27.449999" calcext:value-type="float">
            <text:p>27.449999</text:p>
          </table:table-cell>
          <table:table-cell office:value-type="float" office:value="-0.95696" calcext:value-type="float">
            <text:p>-0.95696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-0.924112" calcext:value-type="float">
            <text:p>-0.924112</text:p>
          </table:table-cell>
        </table:table-row>
        <table:table-row table:style-name="ro1">
          <table:table-cell office:value-type="float" office:value="27.549999" calcext:value-type="float">
            <text:p>27.549999</text:p>
          </table:table-cell>
          <table:table-cell office:value-type="float" office:value="-0.894853" calcext:value-type="float">
            <text:p>-0.894853</text:p>
          </table:table-cell>
        </table:table-row>
        <table:table-row table:style-name="ro1">
          <table:table-cell office:value-type="float" office:value="27.599998" calcext:value-type="float">
            <text:p>27.599998</text:p>
          </table:table-cell>
          <table:table-cell office:value-type="float" office:value="-0.869794" calcext:value-type="float">
            <text:p>-0.869794</text:p>
          </table:table-cell>
        </table:table-row>
        <table:table-row table:style-name="ro1">
          <table:table-cell office:value-type="float" office:value="27.65" calcext:value-type="float">
            <text:p>27.65</text:p>
          </table:table-cell>
          <table:table-cell office:value-type="float" office:value="-0.849122" calcext:value-type="float">
            <text:p>-0.849122</text:p>
          </table:table-cell>
        </table:table-row>
        <table:table-row table:style-name="ro1">
          <table:table-cell office:value-type="float" office:value="27.699999" calcext:value-type="float">
            <text:p>27.699999</text:p>
          </table:table-cell>
          <table:table-cell office:value-type="float" office:value="-0.83296" calcext:value-type="float">
            <text:p>-0.83296</text:p>
          </table:table-cell>
        </table:table-row>
        <table:table-row table:style-name="ro1">
          <table:table-cell office:value-type="float" office:value="27.75" calcext:value-type="float">
            <text:p>27.75</text:p>
          </table:table-cell>
          <table:table-cell office:value-type="float" office:value="-0.821319" calcext:value-type="float">
            <text:p>-0.821319</text:p>
          </table:table-cell>
        </table:table-row>
        <table:table-row table:style-name="ro1">
          <table:table-cell office:value-type="float" office:value="27.799999" calcext:value-type="float">
            <text:p>27.799999</text:p>
          </table:table-cell>
          <table:table-cell office:value-type="float" office:value="-0.814083" calcext:value-type="float">
            <text:p>-0.814083</text:p>
          </table:table-cell>
        </table:table-row>
        <table:table-row table:style-name="ro1">
          <table:table-cell office:value-type="float" office:value="27.849998" calcext:value-type="float">
            <text:p>27.849998</text:p>
          </table:table-cell>
          <table:table-cell office:value-type="float" office:value="-0.801671" calcext:value-type="float">
            <text:p>-0.801671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-0.784951" calcext:value-type="float">
            <text:p>-0.784951</text:p>
          </table:table-cell>
        </table:table-row>
        <table:table-row table:style-name="ro1">
          <table:table-cell office:value-type="float" office:value="27.949999" calcext:value-type="float">
            <text:p>27.949999</text:p>
          </table:table-cell>
          <table:table-cell office:value-type="float" office:value="-0.780354" calcext:value-type="float">
            <text:p>-0.7803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77913" calcext:value-type="float">
            <text:p>-0.77913</text:p>
          </table:table-cell>
        </table:table-row>
        <table:table-row table:style-name="ro1">
          <table:table-cell office:value-type="float" office:value="28.049999" calcext:value-type="float">
            <text:p>28.049999</text:p>
          </table:table-cell>
          <table:table-cell office:value-type="float" office:value="-0.778805" calcext:value-type="float">
            <text:p>-0.778805</text:p>
          </table:table-cell>
        </table:table-row>
        <table:table-row table:style-name="ro1">
          <table:table-cell office:value-type="float" office:value="28.099998" calcext:value-type="float">
            <text:p>28.099998</text:p>
          </table:table-cell>
          <table:table-cell office:value-type="float" office:value="-0.778707" calcext:value-type="float">
            <text:p>-0.778707</text:p>
          </table:table-cell>
        </table:table-row>
        <table:table-row table:style-name="ro1">
          <table:table-cell office:value-type="float" office:value="28.15" calcext:value-type="float">
            <text:p>28.15</text:p>
          </table:table-cell>
          <table:table-cell office:value-type="float" office:value="-0.778676" calcext:value-type="float">
            <text:p>-0.778676</text:p>
          </table:table-cell>
        </table:table-row>
        <table:table-row table:style-name="ro1">
          <table:table-cell office:value-type="float" office:value="28.199999" calcext:value-type="float">
            <text:p>28.199999</text:p>
          </table:table-cell>
          <table:table-cell office:value-type="float" office:value="-0.778689" calcext:value-type="float">
            <text:p>-0.778689</text:p>
          </table:table-cell>
        </table:table-row>
        <table:table-row table:style-name="ro1">
          <table:table-cell office:value-type="float" office:value="28.25" calcext:value-type="float">
            <text:p>28.25</text:p>
          </table:table-cell>
          <table:table-cell office:value-type="float" office:value="-0.778683" calcext:value-type="float">
            <text:p>-0.778683</text:p>
          </table:table-cell>
        </table:table-row>
        <table:table-row table:style-name="ro1">
          <table:table-cell office:value-type="float" office:value="28.299999" calcext:value-type="float">
            <text:p>28.299999</text:p>
          </table:table-cell>
          <table:table-cell office:value-type="float" office:value="-0.778678" calcext:value-type="float">
            <text:p>-0.778678</text:p>
          </table:table-cell>
        </table:table-row>
        <table:table-row table:style-name="ro1">
          <table:table-cell office:value-type="float" office:value="28.349998" calcext:value-type="float">
            <text:p>28.349998</text:p>
          </table:table-cell>
          <table:table-cell office:value-type="float" office:value="-0.778695" calcext:value-type="float">
            <text:p>-0.77869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-0.778686" calcext:value-type="float">
            <text:p>-0.778686</text:p>
          </table:table-cell>
        </table:table-row>
        <table:table-row table:style-name="ro1">
          <table:table-cell office:value-type="float" office:value="28.449999" calcext:value-type="float">
            <text:p>28.449999</text:p>
          </table:table-cell>
          <table:table-cell office:value-type="float" office:value="-0.778693" calcext:value-type="float">
            <text:p>-0.778693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-0.778678" calcext:value-type="float">
            <text:p>-0.778678</text:p>
          </table:table-cell>
        </table:table-row>
        <table:table-row table:style-name="ro1">
          <table:table-cell office:value-type="float" office:value="28.549999" calcext:value-type="float">
            <text:p>28.549999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28.599998" calcext:value-type="float">
            <text:p>28.599998</text:p>
          </table:table-cell>
          <table:table-cell office:value-type="float" office:value="-0.778665" calcext:value-type="float">
            <text:p>-0.778665</text:p>
          </table:table-cell>
        </table:table-row>
        <table:table-row table:style-name="ro1">
          <table:table-cell office:value-type="float" office:value="28.65" calcext:value-type="float">
            <text:p>28.65</text:p>
          </table:table-cell>
          <table:table-cell office:value-type="float" office:value="-0.778675" calcext:value-type="float">
            <text:p>-0.778675</text:p>
          </table:table-cell>
        </table:table-row>
        <table:table-row table:style-name="ro1">
          <table:table-cell office:value-type="float" office:value="28.699999" calcext:value-type="float">
            <text:p>28.699999</text:p>
          </table:table-cell>
          <table:table-cell office:value-type="float" office:value="-0.778677" calcext:value-type="float">
            <text:p>-0.778677</text:p>
          </table:table-cell>
        </table:table-row>
        <table:table-row table:style-name="ro1">
          <table:table-cell office:value-type="float" office:value="28.75" calcext:value-type="float">
            <text:p>28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8.799999" calcext:value-type="float">
            <text:p>28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8.849998" calcext:value-type="float">
            <text:p>28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8.949999" calcext:value-type="float">
            <text:p>28.9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049999" calcext:value-type="float">
            <text:p>29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099998" calcext:value-type="float">
            <text:p>29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199999" calcext:value-type="float">
            <text:p>29.1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25" calcext:value-type="float">
            <text:p>29.25</text:p>
          </table:table-cell>
          <table:table-cell office:value-type="float" office:value="-0.778683" calcext:value-type="float">
            <text:p>-0.778683</text:p>
          </table:table-cell>
        </table:table-row>
        <table:table-row table:style-name="ro1">
          <table:table-cell office:value-type="float" office:value="29.299999" calcext:value-type="float">
            <text:p>29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349998" calcext:value-type="float">
            <text:p>29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449999" calcext:value-type="float">
            <text:p>29.4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549999" calcext:value-type="float">
            <text:p>29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599998" calcext:value-type="float">
            <text:p>29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65" calcext:value-type="float">
            <text:p>29.6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699999" calcext:value-type="float">
            <text:p>29.6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799999" calcext:value-type="float">
            <text:p>29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849998" calcext:value-type="float">
            <text:p>29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29.949999" calcext:value-type="float">
            <text:p>29.9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049999" calcext:value-type="float">
            <text:p>30.049999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0.099998" calcext:value-type="float">
            <text:p>30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15" calcext:value-type="float">
            <text:p>30.1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199999" calcext:value-type="float">
            <text:p>30.1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299999" calcext:value-type="float">
            <text:p>30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349998" calcext:value-type="float">
            <text:p>30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0.449999" calcext:value-type="float">
            <text:p>30.4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549999" calcext:value-type="float">
            <text:p>30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599998" calcext:value-type="float">
            <text:p>30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65" calcext:value-type="float">
            <text:p>30.6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699999" calcext:value-type="float">
            <text:p>30.6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75" calcext:value-type="float">
            <text:p>30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799999" calcext:value-type="float">
            <text:p>30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849998" calcext:value-type="float">
            <text:p>30.84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0.949999" calcext:value-type="float">
            <text:p>30.9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049999" calcext:value-type="float">
            <text:p>31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099998" calcext:value-type="float">
            <text:p>31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15" calcext:value-type="float">
            <text:p>31.1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199999" calcext:value-type="float">
            <text:p>31.1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299999" calcext:value-type="float">
            <text:p>31.299999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1.349998" calcext:value-type="float">
            <text:p>31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449999" calcext:value-type="float">
            <text:p>31.4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549999" calcext:value-type="float">
            <text:p>31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599998" calcext:value-type="float">
            <text:p>31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65" calcext:value-type="float">
            <text:p>31.6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699999" calcext:value-type="float">
            <text:p>31.6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75" calcext:value-type="float">
            <text:p>31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799999" calcext:value-type="float">
            <text:p>31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849998" calcext:value-type="float">
            <text:p>31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1.949999" calcext:value-type="float">
            <text:p>31.9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049999" calcext:value-type="float">
            <text:p>32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099998" calcext:value-type="float">
            <text:p>32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149998" calcext:value-type="float">
            <text:p>32.14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2.200001" calcext:value-type="float">
            <text:p>32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25" calcext:value-type="float">
            <text:p>32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299999" calcext:value-type="float">
            <text:p>32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349998" calcext:value-type="float">
            <text:p>32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399998" calcext:value-type="float">
            <text:p>32.3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450001" calcext:value-type="float">
            <text:p>32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549999" calcext:value-type="float">
            <text:p>32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599998" calcext:value-type="float">
            <text:p>32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649998" calcext:value-type="float">
            <text:p>32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700001" calcext:value-type="float">
            <text:p>32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799999" calcext:value-type="float">
            <text:p>32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849998" calcext:value-type="float">
            <text:p>32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899998" calcext:value-type="float">
            <text:p>32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2.950001" calcext:value-type="float">
            <text:p>32.950001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049999" calcext:value-type="float">
            <text:p>33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099998" calcext:value-type="float">
            <text:p>33.09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3.149998" calcext:value-type="float">
            <text:p>33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200001" calcext:value-type="float">
            <text:p>33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299999" calcext:value-type="float">
            <text:p>33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349998" calcext:value-type="float">
            <text:p>33.34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3.399998" calcext:value-type="float">
            <text:p>33.3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450001" calcext:value-type="float">
            <text:p>33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549999" calcext:value-type="float">
            <text:p>33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599998" calcext:value-type="float">
            <text:p>33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649998" calcext:value-type="float">
            <text:p>33.64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3.700001" calcext:value-type="float">
            <text:p>33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799999" calcext:value-type="float">
            <text:p>33.799999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3.849998" calcext:value-type="float">
            <text:p>33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899998" calcext:value-type="float">
            <text:p>33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3.950001" calcext:value-type="float">
            <text:p>33.9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049999" calcext:value-type="float">
            <text:p>34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099998" calcext:value-type="float">
            <text:p>34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149998" calcext:value-type="float">
            <text:p>34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200001" calcext:value-type="float">
            <text:p>34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299999" calcext:value-type="float">
            <text:p>34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349998" calcext:value-type="float">
            <text:p>34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399998" calcext:value-type="float">
            <text:p>34.3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450001" calcext:value-type="float">
            <text:p>34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549999" calcext:value-type="float">
            <text:p>34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599998" calcext:value-type="float">
            <text:p>34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649998" calcext:value-type="float">
            <text:p>34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700001" calcext:value-type="float">
            <text:p>34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799999" calcext:value-type="float">
            <text:p>34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849998" calcext:value-type="float">
            <text:p>34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899998" calcext:value-type="float">
            <text:p>34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4.950001" calcext:value-type="float">
            <text:p>34.9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049999" calcext:value-type="float">
            <text:p>35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099998" calcext:value-type="float">
            <text:p>35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149998" calcext:value-type="float">
            <text:p>35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200001" calcext:value-type="float">
            <text:p>35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299999" calcext:value-type="float">
            <text:p>35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349998" calcext:value-type="float">
            <text:p>35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399998" calcext:value-type="float">
            <text:p>35.39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5.450001" calcext:value-type="float">
            <text:p>35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549999" calcext:value-type="float">
            <text:p>35.549999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5.599998" calcext:value-type="float">
            <text:p>35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649998" calcext:value-type="float">
            <text:p>35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700001" calcext:value-type="float">
            <text:p>35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799999" calcext:value-type="float">
            <text:p>35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849998" calcext:value-type="float">
            <text:p>35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899998" calcext:value-type="float">
            <text:p>35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5.950001" calcext:value-type="float">
            <text:p>35.9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049999" calcext:value-type="float">
            <text:p>36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099998" calcext:value-type="float">
            <text:p>36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149998" calcext:value-type="float">
            <text:p>36.14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6.200001" calcext:value-type="float">
            <text:p>36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25" calcext:value-type="float">
            <text:p>36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299999" calcext:value-type="float">
            <text:p>36.299999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6.349998" calcext:value-type="float">
            <text:p>36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399998" calcext:value-type="float">
            <text:p>36.3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450001" calcext:value-type="float">
            <text:p>36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549999" calcext:value-type="float">
            <text:p>36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599998" calcext:value-type="float">
            <text:p>36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649998" calcext:value-type="float">
            <text:p>36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700001" calcext:value-type="float">
            <text:p>36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75" calcext:value-type="float">
            <text:p>36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799999" calcext:value-type="float">
            <text:p>36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849998" calcext:value-type="float">
            <text:p>36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899998" calcext:value-type="float">
            <text:p>36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6.950001" calcext:value-type="float">
            <text:p>36.9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049999" calcext:value-type="float">
            <text:p>37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099998" calcext:value-type="float">
            <text:p>37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149998" calcext:value-type="float">
            <text:p>37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200001" calcext:value-type="float">
            <text:p>37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25" calcext:value-type="float">
            <text:p>37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299999" calcext:value-type="float">
            <text:p>37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349998" calcext:value-type="float">
            <text:p>37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399998" calcext:value-type="float">
            <text:p>37.39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7.450001" calcext:value-type="float">
            <text:p>37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549999" calcext:value-type="float">
            <text:p>37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599998" calcext:value-type="float">
            <text:p>37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649998" calcext:value-type="float">
            <text:p>37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700001" calcext:value-type="float">
            <text:p>37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75" calcext:value-type="float">
            <text:p>37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799999" calcext:value-type="float">
            <text:p>37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849998" calcext:value-type="float">
            <text:p>37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899998" calcext:value-type="float">
            <text:p>37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7.950001" calcext:value-type="float">
            <text:p>37.9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049999" calcext:value-type="float">
            <text:p>38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099998" calcext:value-type="float">
            <text:p>38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149998" calcext:value-type="float">
            <text:p>38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200001" calcext:value-type="float">
            <text:p>38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25" calcext:value-type="float">
            <text:p>38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299999" calcext:value-type="float">
            <text:p>38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349998" calcext:value-type="float">
            <text:p>38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399998" calcext:value-type="float">
            <text:p>38.3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450001" calcext:value-type="float">
            <text:p>38.450001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549999" calcext:value-type="float">
            <text:p>38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599998" calcext:value-type="float">
            <text:p>38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649998" calcext:value-type="float">
            <text:p>38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700001" calcext:value-type="float">
            <text:p>38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75" calcext:value-type="float">
            <text:p>38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799999" calcext:value-type="float">
            <text:p>38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849998" calcext:value-type="float">
            <text:p>38.849998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8.899998" calcext:value-type="float">
            <text:p>38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8.950001" calcext:value-type="float">
            <text:p>38.950001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049999" calcext:value-type="float">
            <text:p>39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099998" calcext:value-type="float">
            <text:p>39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149998" calcext:value-type="float">
            <text:p>39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200001" calcext:value-type="float">
            <text:p>39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25" calcext:value-type="float">
            <text:p>39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299999" calcext:value-type="float">
            <text:p>39.299999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9.349998" calcext:value-type="float">
            <text:p>39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399998" calcext:value-type="float">
            <text:p>39.3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450001" calcext:value-type="float">
            <text:p>39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549999" calcext:value-type="float">
            <text:p>39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599998" calcext:value-type="float">
            <text:p>39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649998" calcext:value-type="float">
            <text:p>39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700001" calcext:value-type="float">
            <text:p>39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75" calcext:value-type="float">
            <text:p>39.75</text:p>
          </table:table-cell>
          <table:table-cell office:value-type="float" office:value="-0.778681" calcext:value-type="float">
            <text:p>-0.778681</text:p>
          </table:table-cell>
        </table:table-row>
        <table:table-row table:style-name="ro1">
          <table:table-cell office:value-type="float" office:value="39.799999" calcext:value-type="float">
            <text:p>39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849998" calcext:value-type="float">
            <text:p>39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899998" calcext:value-type="float">
            <text:p>39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39.950001" calcext:value-type="float">
            <text:p>39.9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049999" calcext:value-type="float">
            <text:p>40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099998" calcext:value-type="float">
            <text:p>40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149998" calcext:value-type="float">
            <text:p>40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200001" calcext:value-type="float">
            <text:p>40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25" calcext:value-type="float">
            <text:p>40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299999" calcext:value-type="float">
            <text:p>40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349998" calcext:value-type="float">
            <text:p>40.3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399998" calcext:value-type="float">
            <text:p>40.3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450001" calcext:value-type="float">
            <text:p>40.4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549999" calcext:value-type="float">
            <text:p>40.5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599998" calcext:value-type="float">
            <text:p>40.5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649998" calcext:value-type="float">
            <text:p>40.6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700001" calcext:value-type="float">
            <text:p>40.7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75" calcext:value-type="float">
            <text:p>40.7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799999" calcext:value-type="float">
            <text:p>40.7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849998" calcext:value-type="float">
            <text:p>40.8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899998" calcext:value-type="float">
            <text:p>40.8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0.950001" calcext:value-type="float">
            <text:p>40.95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.049999" calcext:value-type="float">
            <text:p>41.04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.099998" calcext:value-type="float">
            <text:p>41.09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.149998" calcext:value-type="float">
            <text:p>41.149998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.200001" calcext:value-type="float">
            <text:p>41.200001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.25" calcext:value-type="float">
            <text:p>41.25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.299999" calcext:value-type="float">
            <text:p>41.299999</text:p>
          </table:table-cell>
          <table:table-cell office:value-type="float" office:value="-0.778682" calcext:value-type="float">
            <text:p>-0.778682</text:p>
          </table:table-cell>
        </table:table-row>
        <table:table-row table:style-name="ro1">
          <table:table-cell office:value-type="float" office:value="41.349998" calcext:value-type="float">
            <text:p>41.349998</text:p>
          </table:table-cell>
          <table:table-cell office:value-type="float" office:value="-0.778682" calcext:value-type="float">
            <text:p>-0.7786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06T22:34:24.569523968</dc:date>
    <meta:editing-duration>PT1H21M55S</meta:editing-duration>
    <meta:editing-cycles>1</meta:editing-cycles>
    <meta:document-statistic meta:table-count="1" meta:cell-count="1659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legend chart:legend-position="end" svg:x="11.065cm" svg:y="4.203cm" style:legend-expansion="high" chart:style-name="ch2"/>
        <chart:plot-area chart:style-name="ch3" table:cell-range-address="torque_niryo_trial1.A1:torque_niryo_trial1.B830" chart:data-source-has-labels="both" svg:x="0.32cm" svg:y="0.18cm" svg:width="10.425cm" svg:height="8.645cm">
          <chartooo:coordinate-region svg:x="0.862cm" svg:y="0.379cm" svg:width="9.849cm" svg:height="8.247cm"/>
          <chart:axis chart:dimension="x" chart:name="primary-x" chart:style-name="ch4" chartooo:axis-type="auto">
            <chartooo:date-scale/>
            <chart:categories table:cell-range-address="torque_niryo_trial1.A4:torque_niryo_trial1.A8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_niryo_trial1.B4:torque_niryo_trial1.B830" chart:label-cell-address="torque_niryo_trial1.B1:torque_niryo_trial1.B3" chart:class="chart:line">
            <chart:data-point chart:repeated="8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(kg*m^2/s^2) Null</text:p>
                <text:list>
                  <text:list-item>
                    <text:p/>
                  </text:list-item>
                  <text:list-item>
                    <text:p>Data (kg*m^2/s^2)</text:p>
                  </text:list-item>
                  <text:list-item>
                    <text:p>Null</text:p>
                  </text:list-item>
                </text:list>
                <draw:g>
                  <svg:desc>torque_niryo_trial1.B1:torque_niryo_trial1.B3</svg:desc>
                </draw:g>
              </table:table-cell>
            </table:table-row>
          </table:table-header-rows>
          <table:table-rows>
            <table:table-row>
              <table:table-cell office:value-type="float" office:value="0.05">
                <text:p>0.05</text:p>
                <draw:g>
                  <svg:desc>torque_niryo_trial1.A4:torque_niryo_trial1.A830</svg:desc>
                </draw:g>
              </table:table-cell>
              <table:table-cell office:value-type="float" office:value="-0.723266">
                <text:p>-0.723266</text:p>
                <draw:g>
                  <svg:desc>torque_niryo_trial1.B4:torque_niryo_trial1.B83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-0.798328">
                <text:p>-0.79832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-0.789731">
                <text:p>-0.78973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-0.933369">
                <text:p>-0.933369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-0.76503">
                <text:p>-0.7650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0.774903">
                <text:p>-0.774903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-0.797677">
                <text:p>-0.79767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802223">
                <text:p>-0.80222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.802465">
                <text:p>-0.8024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80219">
                <text:p>-0.8021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-0.801811">
                <text:p>-0.80181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78997">
                <text:p>-0.7899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-0.774977">
                <text:p>-0.77497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-0.771286">
                <text:p>-0.77128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0.770524">
                <text:p>-0.77052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769948">
                <text:p>-0.769948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-0.769569">
                <text:p>-0.76956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769055">
                <text:p>-0.769055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-0.768562">
                <text:p>-0.7685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768176">
                <text:p>-0.768176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-0.767649">
                <text:p>-0.76764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-0.767205">
                <text:p>-0.76720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-0.766784">
                <text:p>-0.76678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766274">
                <text:p>-0.766274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-0.765903">
                <text:p>-0.76590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-0.765396">
                <text:p>-0.765396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-0.764993">
                <text:p>-0.76499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-0.764555">
                <text:p>-0.764555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-0.764109">
                <text:p>-0.76410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0.76373">
                <text:p>-0.76373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-0.763332">
                <text:p>-0.76333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762913">
                <text:p>-0.762913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762434">
                <text:p>-0.762434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-0.762106">
                <text:p>-0.76210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-0.761679">
                <text:p>-0.761679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761299">
                <text:p>-0.761299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-0.760951">
                <text:p>-0.76095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0.760528">
                <text:p>-0.760528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760167">
                <text:p>-0.7601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759801">
                <text:p>-0.759801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-0.75944">
                <text:p>-0.75944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759097">
                <text:p>-0.759097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-0.758735">
                <text:p>-0.75873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-0.758373">
                <text:p>-0.75837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-0.758098">
                <text:p>-0.75809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-0.757687">
                <text:p>-0.757687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-0.757358">
                <text:p>-0.757358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757049">
                <text:p>-0.757049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-0.756774">
                <text:p>-0.75677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756496">
                <text:p>-0.756496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-0.756134">
                <text:p>-0.756134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-0.755851">
                <text:p>-0.755851</text:p>
              </table:table-cell>
            </table:table-row>
            <table:table-row>
              <table:table-cell office:value-type="float" office:value="2.65">
                <text:p>2.65</text:p>
              </table:table-cell>
              <table:table-cell office:value-type="float" office:value="-0.755564">
                <text:p>-0.755564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0.75528">
                <text:p>-0.75528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-0.754966">
                <text:p>-0.75496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754764">
                <text:p>-0.754764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-0.754426">
                <text:p>-0.754426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0.754174">
                <text:p>-0.754174</text:p>
              </table:table-cell>
            </table:table-row>
            <table:table-row>
              <table:table-cell office:value-type="float" office:value="2.95">
                <text:p>2.95</text:p>
              </table:table-cell>
              <table:table-cell office:value-type="float" office:value="-0.753945">
                <text:p>-0.753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753755">
                <text:p>-0.753755</text:p>
              </table:table-cell>
            </table:table-row>
            <table:table-row>
              <table:table-cell office:value-type="float" office:value="3.05">
                <text:p>3.05</text:p>
              </table:table-cell>
              <table:table-cell office:value-type="float" office:value="-0.753444">
                <text:p>-0.753444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-0.753218">
                <text:p>-0.753218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-0.753002">
                <text:p>-0.7530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752822">
                <text:p>-0.752822</text:p>
              </table:table-cell>
            </table:table-row>
            <table:table-row>
              <table:table-cell office:value-type="float" office:value="3.25">
                <text:p>3.25</text:p>
              </table:table-cell>
              <table:table-cell office:value-type="float" office:value="-0.75258">
                <text:p>-0.75258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75241">
                <text:p>-0.75241</text:p>
              </table:table-cell>
            </table:table-row>
            <table:table-row>
              <table:table-cell office:value-type="float" office:value="3.35">
                <text:p>3.35</text:p>
              </table:table-cell>
              <table:table-cell office:value-type="float" office:value="-0.75208">
                <text:p>-0.7520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0.752014">
                <text:p>-0.75201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-0.751788">
                <text:p>-0.75178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0.751615">
                <text:p>-0.751615</text:p>
              </table:table-cell>
            </table:table-row>
            <table:table-row>
              <table:table-cell office:value-type="float" office:value="3.55">
                <text:p>3.55</text:p>
              </table:table-cell>
              <table:table-cell office:value-type="float" office:value="-0.751416">
                <text:p>-0.751416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751339">
                <text:p>-0.751339</text:p>
              </table:table-cell>
            </table:table-row>
            <table:table-row>
              <table:table-cell office:value-type="float" office:value="3.65">
                <text:p>3.65</text:p>
              </table:table-cell>
              <table:table-cell office:value-type="float" office:value="-0.751111">
                <text:p>-0.751111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-0.750962">
                <text:p>-0.750962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0.75079">
                <text:p>-0.75079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0.750718">
                <text:p>-0.750718</text:p>
              </table:table-cell>
            </table:table-row>
            <table:table-row>
              <table:table-cell office:value-type="float" office:value="3.85">
                <text:p>3.85</text:p>
              </table:table-cell>
              <table:table-cell office:value-type="float" office:value="-0.750523">
                <text:p>-0.750523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750443">
                <text:p>-0.750443</text:p>
              </table:table-cell>
            </table:table-row>
            <table:table-row>
              <table:table-cell office:value-type="float" office:value="3.95">
                <text:p>3.95</text:p>
              </table:table-cell>
              <table:table-cell office:value-type="float" office:value="-0.750311">
                <text:p>-0.7503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50218">
                <text:p>-0.750218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-0.750093">
                <text:p>-0.750093</text:p>
              </table:table-cell>
            </table:table-row>
            <table:table-row>
              <table:table-cell office:value-type="float" office:value="4.1">
                <text:p>4.1</text:p>
              </table:table-cell>
              <table:table-cell office:value-type="float" office:value="-0.750038">
                <text:p>-0.750038</text:p>
              </table:table-cell>
            </table:table-row>
            <table:table-row>
              <table:table-cell office:value-type="float" office:value="4.15">
                <text:p>4.15</text:p>
              </table:table-cell>
              <table:table-cell office:value-type="float" office:value="-0.749864">
                <text:p>-0.74986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749835">
                <text:p>-0.749835</text:p>
              </table:table-cell>
            </table:table-row>
            <table:table-row>
              <table:table-cell office:value-type="float" office:value="4.25">
                <text:p>4.25</text:p>
              </table:table-cell>
              <table:table-cell office:value-type="float" office:value="-0.749799">
                <text:p>-0.749799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0.749683">
                <text:p>-0.749683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-0.749636">
                <text:p>-0.749636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-0.749619">
                <text:p>-0.749619</text:p>
              </table:table-cell>
            </table:table-row>
            <table:table-row>
              <table:table-cell office:value-type="float" office:value="4.45">
                <text:p>4.45</text:p>
              </table:table-cell>
              <table:table-cell office:value-type="float" office:value="-0.749515">
                <text:p>-0.74951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74952">
                <text:p>-0.74952</text:p>
              </table:table-cell>
            </table:table-row>
            <table:table-row>
              <table:table-cell office:value-type="float" office:value="4.55">
                <text:p>4.55</text:p>
              </table:table-cell>
              <table:table-cell office:value-type="float" office:value="-0.749449">
                <text:p>-0.749449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-0.74948">
                <text:p>-0.74948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-0.749458">
                <text:p>-0.749458</text:p>
              </table:table-cell>
            </table:table-row>
            <table:table-row>
              <table:table-cell office:value-type="float" office:value="4.7">
                <text:p>4.7</text:p>
              </table:table-cell>
              <table:table-cell office:value-type="float" office:value="-0.749404">
                <text:p>-0.749404</text:p>
              </table:table-cell>
            </table:table-row>
            <table:table-row>
              <table:table-cell office:value-type="float" office:value="4.75">
                <text:p>4.75</text:p>
              </table:table-cell>
              <table:table-cell office:value-type="float" office:value="-0.749453">
                <text:p>-0.749453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749449">
                <text:p>-0.749449</text:p>
              </table:table-cell>
            </table:table-row>
            <table:table-row>
              <table:table-cell office:value-type="float" office:value="4.85">
                <text:p>4.85</text:p>
              </table:table-cell>
              <table:table-cell office:value-type="float" office:value="-0.749448">
                <text:p>-0.749448</text:p>
              </table:table-cell>
            </table:table-row>
            <table:table-row>
              <table:table-cell office:value-type="float" office:value="4.9">
                <text:p>4.9</text:p>
              </table:table-cell>
              <table:table-cell office:value-type="float" office:value="-0.749495">
                <text:p>-0.749495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-0.749528">
                <text:p>-0.7495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749549">
                <text:p>-0.749549</text:p>
              </table:table-cell>
            </table:table-row>
            <table:table-row>
              <table:table-cell office:value-type="float" office:value="5.05">
                <text:p>5.05</text:p>
              </table:table-cell>
              <table:table-cell office:value-type="float" office:value="-0.74957">
                <text:p>-0.74957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749685">
                <text:p>-0.749685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-0.749712">
                <text:p>-0.74971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-0.749789">
                <text:p>-0.749789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0.749871">
                <text:p>-0.749871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0.750018">
                <text:p>-0.750018</text:p>
              </table:table-cell>
            </table:table-row>
            <table:table-row>
              <table:table-cell office:value-type="float" office:value="5.35">
                <text:p>5.35</text:p>
              </table:table-cell>
              <table:table-cell office:value-type="float" office:value="-0.750049">
                <text:p>-0.750049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750206">
                <text:p>-0.750206</text:p>
              </table:table-cell>
            </table:table-row>
            <table:table-row>
              <table:table-cell office:value-type="float" office:value="5.45">
                <text:p>5.45</text:p>
              </table:table-cell>
              <table:table-cell office:value-type="float" office:value="-0.750286">
                <text:p>-0.75028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75044">
                <text:p>-0.75044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-0.750583">
                <text:p>-0.750583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-0.750759">
                <text:p>-0.750759</text:p>
              </table:table-cell>
            </table:table-row>
            <table:table-row>
              <table:table-cell office:value-type="float" office:value="5.65">
                <text:p>5.65</text:p>
              </table:table-cell>
              <table:table-cell office:value-type="float" office:value="-0.750872">
                <text:p>-0.75087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751045">
                <text:p>-0.751045</text:p>
              </table:table-cell>
            </table:table-row>
            <table:table-row>
              <table:table-cell office:value-type="float" office:value="5.75">
                <text:p>5.75</text:p>
              </table:table-cell>
              <table:table-cell office:value-type="float" office:value="-0.751217">
                <text:p>-0.751217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0.751379">
                <text:p>-0.751379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-0.751378">
                <text:p>-0.751378</text:p>
              </table:table-cell>
            </table:table-row>
            <table:table-row>
              <table:table-cell office:value-type="float" office:value="5.9">
                <text:p>5.9</text:p>
              </table:table-cell>
              <table:table-cell office:value-type="float" office:value="-0.751284">
                <text:p>-0.751284</text:p>
              </table:table-cell>
            </table:table-row>
            <table:table-row>
              <table:table-cell office:value-type="float" office:value="5.95">
                <text:p>5.95</text:p>
              </table:table-cell>
              <table:table-cell office:value-type="float" office:value="-0.750916">
                <text:p>-0.750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50676">
                <text:p>-0.750676</text:p>
              </table:table-cell>
            </table:table-row>
            <table:table-row>
              <table:table-cell office:value-type="float" office:value="6.05">
                <text:p>6.05</text:p>
              </table:table-cell>
              <table:table-cell office:value-type="float" office:value="-0.7512">
                <text:p>-0.7512</text:p>
              </table:table-cell>
            </table:table-row>
            <table:table-row>
              <table:table-cell office:value-type="float" office:value="6.1">
                <text:p>6.1</text:p>
              </table:table-cell>
              <table:table-cell office:value-type="float" office:value="-0.752794">
                <text:p>-0.752794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0.754068">
                <text:p>-0.754068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-0.753635">
                <text:p>-0.753635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-0.75265">
                <text:p>-0.75265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0.752359">
                <text:p>-0.752359</text:p>
              </table:table-cell>
            </table:table-row>
            <table:table-row>
              <table:table-cell office:value-type="float" office:value="6.35">
                <text:p>6.35</text:p>
              </table:table-cell>
              <table:table-cell office:value-type="float" office:value="-0.752515">
                <text:p>-0.752515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-0.752942">
                <text:p>-0.752942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-0.753295">
                <text:p>-0.75329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-0.753612">
                <text:p>-0.753612</text:p>
              </table:table-cell>
            </table:table-row>
            <table:table-row>
              <table:table-cell office:value-type="float" office:value="6.55">
                <text:p>6.55</text:p>
              </table:table-cell>
              <table:table-cell office:value-type="float" office:value="-0.753835">
                <text:p>-0.753835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754088">
                <text:p>-0.754088</text:p>
              </table:table-cell>
            </table:table-row>
            <table:table-row>
              <table:table-cell office:value-type="float" office:value="6.65">
                <text:p>6.65</text:p>
              </table:table-cell>
              <table:table-cell office:value-type="float" office:value="-0.754364">
                <text:p>-0.754364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0.754581">
                <text:p>-0.754581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0.754892">
                <text:p>-0.75489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-0.755144">
                <text:p>-0.755144</text:p>
              </table:table-cell>
            </table:table-row>
            <table:table-row>
              <table:table-cell office:value-type="float" office:value="6.85">
                <text:p>6.85</text:p>
              </table:table-cell>
              <table:table-cell office:value-type="float" office:value="-0.755425">
                <text:p>-0.755425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755723">
                <text:p>-0.755723</text:p>
              </table:table-cell>
            </table:table-row>
            <table:table-row>
              <table:table-cell office:value-type="float" office:value="6.95">
                <text:p>6.95</text:p>
              </table:table-cell>
              <table:table-cell office:value-type="float" office:value="-0.756004">
                <text:p>-0.7560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756324">
                <text:p>-0.756324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-0.756621">
                <text:p>-0.756621</text:p>
              </table:table-cell>
            </table:table-row>
            <table:table-row>
              <table:table-cell office:value-type="float" office:value="7.1">
                <text:p>7.1</text:p>
              </table:table-cell>
              <table:table-cell office:value-type="float" office:value="-0.756934">
                <text:p>-0.756934</text:p>
              </table:table-cell>
            </table:table-row>
            <table:table-row>
              <table:table-cell office:value-type="float" office:value="7.15">
                <text:p>7.15</text:p>
              </table:table-cell>
              <table:table-cell office:value-type="float" office:value="-0.757283">
                <text:p>-0.757283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0.757488">
                <text:p>-0.757488</text:p>
              </table:table-cell>
            </table:table-row>
            <table:table-row>
              <table:table-cell office:value-type="float" office:value="7.25">
                <text:p>7.25</text:p>
              </table:table-cell>
              <table:table-cell office:value-type="float" office:value="-0.756948">
                <text:p>-0.756948</text:p>
              </table:table-cell>
            </table:table-row>
            <table:table-row>
              <table:table-cell office:value-type="float" office:value="7.3">
                <text:p>7.3</text:p>
              </table:table-cell>
              <table:table-cell office:value-type="float" office:value="-0.757981">
                <text:p>-0.757981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-0.758562">
                <text:p>-0.758562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-0.758921">
                <text:p>-0.758921</text:p>
              </table:table-cell>
            </table:table-row>
            <table:table-row>
              <table:table-cell office:value-type="float" office:value="7.45">
                <text:p>7.45</text:p>
              </table:table-cell>
              <table:table-cell office:value-type="float" office:value="-0.759349">
                <text:p>-0.759349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759691">
                <text:p>-0.759691</text:p>
              </table:table-cell>
            </table:table-row>
            <table:table-row>
              <table:table-cell office:value-type="float" office:value="7.55">
                <text:p>7.55</text:p>
              </table:table-cell>
              <table:table-cell office:value-type="float" office:value="-0.76001">
                <text:p>-0.76001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-0.760427">
                <text:p>-0.760427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-0.760776">
                <text:p>-0.760776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0.761164">
                <text:p>-0.761164</text:p>
              </table:table-cell>
            </table:table-row>
            <table:table-row>
              <table:table-cell office:value-type="float" office:value="7.75">
                <text:p>7.75</text:p>
              </table:table-cell>
              <table:table-cell office:value-type="float" office:value="-0.761592">
                <text:p>-0.761592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0.761985">
                <text:p>-0.761985</text:p>
              </table:table-cell>
            </table:table-row>
            <table:table-row>
              <table:table-cell office:value-type="float" office:value="7.85">
                <text:p>7.85</text:p>
              </table:table-cell>
              <table:table-cell office:value-type="float" office:value="-0.762345">
                <text:p>-0.762345</text:p>
              </table:table-cell>
            </table:table-row>
            <table:table-row>
              <table:table-cell office:value-type="float" office:value="7.9">
                <text:p>7.9</text:p>
              </table:table-cell>
              <table:table-cell office:value-type="float" office:value="-0.762741">
                <text:p>-0.762741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-0.76319">
                <text:p>-0.763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763536">
                <text:p>-0.763536</text:p>
              </table:table-cell>
            </table:table-row>
            <table:table-row>
              <table:table-cell office:value-type="float" office:value="8.05">
                <text:p>8.05</text:p>
              </table:table-cell>
              <table:table-cell office:value-type="float" office:value="-0.764029">
                <text:p>-0.764029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-0.764414">
                <text:p>-0.764414</text:p>
              </table:table-cell>
            </table:table-row>
            <table:table-row>
              <table:table-cell office:value-type="float" office:value="8.150001">
                <text:p>8.150001</text:p>
              </table:table-cell>
              <table:table-cell office:value-type="float" office:value="-0.764849">
                <text:p>-0.764849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-0.765314">
                <text:p>-0.765314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-0.765686">
                <text:p>-0.765686</text:p>
              </table:table-cell>
            </table:table-row>
            <table:table-row>
              <table:table-cell office:value-type="float" office:value="8.3">
                <text:p>8.3</text:p>
              </table:table-cell>
              <table:table-cell office:value-type="float" office:value="-0.766165">
                <text:p>-0.766165</text:p>
              </table:table-cell>
            </table:table-row>
            <table:table-row>
              <table:table-cell office:value-type="float" office:value="8.35">
                <text:p>8.35</text:p>
              </table:table-cell>
              <table:table-cell office:value-type="float" office:value="-0.766609">
                <text:p>-0.766609</text:p>
              </table:table-cell>
            </table:table-row>
            <table:table-row>
              <table:table-cell office:value-type="float" office:value="8.400001">
                <text:p>8.400001</text:p>
              </table:table-cell>
              <table:table-cell office:value-type="float" office:value="-0.767076">
                <text:p>-0.767076</text:p>
              </table:table-cell>
            </table:table-row>
            <table:table-row>
              <table:table-cell office:value-type="float" office:value="8.45">
                <text:p>8.45</text:p>
              </table:table-cell>
              <table:table-cell office:value-type="float" office:value="-0.76753">
                <text:p>-0.76753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-0.767982">
                <text:p>-0.767982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-0.76842">
                <text:p>-0.76842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-0.768935">
                <text:p>-0.768935</text:p>
              </table:table-cell>
            </table:table-row>
            <table:table-row>
              <table:table-cell office:value-type="float" office:value="8.650001">
                <text:p>8.650001</text:p>
              </table:table-cell>
              <table:table-cell office:value-type="float" office:value="-0.769367">
                <text:p>-0.76936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0.769853">
                <text:p>-0.769853</text:p>
              </table:table-cell>
            </table:table-row>
            <table:table-row>
              <table:table-cell office:value-type="float" office:value="8.75">
                <text:p>8.75</text:p>
              </table:table-cell>
              <table:table-cell office:value-type="float" office:value="-0.770328">
                <text:p>-0.770328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-0.770846">
                <text:p>-0.770846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-0.771312">
                <text:p>-0.771312</text:p>
              </table:table-cell>
            </table:table-row>
            <table:table-row>
              <table:table-cell office:value-type="float" office:value="8.900001">
                <text:p>8.900001</text:p>
              </table:table-cell>
              <table:table-cell office:value-type="float" office:value="-0.77182">
                <text:p>-0.77182</text:p>
              </table:table-cell>
            </table:table-row>
            <table:table-row>
              <table:table-cell office:value-type="float" office:value="8.95">
                <text:p>8.95</text:p>
              </table:table-cell>
              <table:table-cell office:value-type="float" office:value="-0.772292">
                <text:p>-0.77229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72821">
                <text:p>-0.772821</text:p>
              </table:table-cell>
            </table:table-row>
            <table:table-row>
              <table:table-cell office:value-type="float" office:value="9.05">
                <text:p>9.05</text:p>
              </table:table-cell>
              <table:table-cell office:value-type="float" office:value="-0.773328">
                <text:p>-0.773328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0.771381">
                <text:p>-0.771381</text:p>
              </table:table-cell>
            </table:table-row>
            <table:table-row>
              <table:table-cell office:value-type="float" office:value="9.150001">
                <text:p>9.150001</text:p>
              </table:table-cell>
              <table:table-cell office:value-type="float" office:value="-0.769107">
                <text:p>-0.769107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-0.76959">
                <text:p>-0.76959</text:p>
              </table:table-cell>
            </table:table-row>
            <table:table-row>
              <table:table-cell office:value-type="float" office:value="9.25">
                <text:p>9.25</text:p>
              </table:table-cell>
              <table:table-cell office:value-type="float" office:value="-0.770416">
                <text:p>-0.770416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0.771223">
                <text:p>-0.771223</text:p>
              </table:table-cell>
            </table:table-row>
            <table:table-row>
              <table:table-cell office:value-type="float" office:value="9.35">
                <text:p>9.35</text:p>
              </table:table-cell>
              <table:table-cell office:value-type="float" office:value="-0.771937">
                <text:p>-0.771937</text:p>
              </table:table-cell>
            </table:table-row>
            <table:table-row>
              <table:table-cell office:value-type="float" office:value="9.400001">
                <text:p>9.400001</text:p>
              </table:table-cell>
              <table:table-cell office:value-type="float" office:value="-0.772499">
                <text:p>-0.772499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-0.772948">
                <text:p>-0.772948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-0.773291">
                <text:p>-0.773291</text:p>
              </table:table-cell>
            </table:table-row>
            <table:table-row>
              <table:table-cell office:value-type="float" office:value="9.55">
                <text:p>9.55</text:p>
              </table:table-cell>
              <table:table-cell office:value-type="float" office:value="-0.773454">
                <text:p>-0.77345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0.641467">
                <text:p>-0.641467</text:p>
              </table:table-cell>
            </table:table-row>
            <table:table-row>
              <table:table-cell office:value-type="float" office:value="9.650001">
                <text:p>9.650001</text:p>
              </table:table-cell>
              <table:table-cell office:value-type="float" office:value="-0.891353">
                <text:p>-0.891353</text:p>
              </table:table-cell>
            </table:table-row>
            <table:table-row>
              <table:table-cell office:value-type="float" office:value="9.7">
                <text:p>9.7</text:p>
              </table:table-cell>
              <table:table-cell office:value-type="float" office:value="-0.823284">
                <text:p>-0.823284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-0.814229">
                <text:p>-0.81422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-0.825205">
                <text:p>-0.825205</text:p>
              </table:table-cell>
            </table:table-row>
            <table:table-row>
              <table:table-cell office:value-type="float" office:value="9.85">
                <text:p>9.85</text:p>
              </table:table-cell>
              <table:table-cell office:value-type="float" office:value="-0.844352">
                <text:p>-0.844352</text:p>
              </table:table-cell>
            </table:table-row>
            <table:table-row>
              <table:table-cell office:value-type="float" office:value="9.900001">
                <text:p>9.900001</text:p>
              </table:table-cell>
              <table:table-cell office:value-type="float" office:value="-0.868884">
                <text:p>-0.868884</text:p>
              </table:table-cell>
            </table:table-row>
            <table:table-row>
              <table:table-cell office:value-type="float" office:value="9.95">
                <text:p>9.95</text:p>
              </table:table-cell>
              <table:table-cell office:value-type="float" office:value="-0.898246">
                <text:p>-0.8982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932028">
                <text:p>-0.932028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-0.970339">
                <text:p>-0.970339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-1.00096">
                <text:p>-1.00096</text:p>
              </table:table-cell>
            </table:table-row>
            <table:table-row>
              <table:table-cell office:value-type="float" office:value="10.150001">
                <text:p>10.150001</text:p>
              </table:table-cell>
              <table:table-cell office:value-type="float" office:value="-1.030495">
                <text:p>-1.030495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-1.071152">
                <text:p>-1.071152</text:p>
              </table:table-cell>
            </table:table-row>
            <table:table-row>
              <table:table-cell office:value-type="float" office:value="10.25">
                <text:p>10.25</text:p>
              </table:table-cell>
              <table:table-cell office:value-type="float" office:value="-1.114734">
                <text:p>-1.114734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-1.158929">
                <text:p>-1.158929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-1.203317">
                <text:p>-1.203317</text:p>
              </table:table-cell>
            </table:table-row>
            <table:table-row>
              <table:table-cell office:value-type="float" office:value="10.400001">
                <text:p>10.400001</text:p>
              </table:table-cell>
              <table:table-cell office:value-type="float" office:value="-1.247655">
                <text:p>-1.247655</text:p>
              </table:table-cell>
            </table:table-row>
            <table:table-row>
              <table:table-cell office:value-type="float" office:value="10.45">
                <text:p>10.45</text:p>
              </table:table-cell>
              <table:table-cell office:value-type="float" office:value="-1.291939">
                <text:p>-1.29193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-1.336085">
                <text:p>-1.336085</text:p>
              </table:table-cell>
            </table:table-row>
            <table:table-row>
              <table:table-cell office:value-type="float" office:value="10.55">
                <text:p>10.55</text:p>
              </table:table-cell>
              <table:table-cell office:value-type="float" office:value="-1.380179">
                <text:p>-1.380179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-1.424111">
                <text:p>-1.424111</text:p>
              </table:table-cell>
            </table:table-row>
            <table:table-row>
              <table:table-cell office:value-type="float" office:value="10.650001">
                <text:p>10.650001</text:p>
              </table:table-cell>
              <table:table-cell office:value-type="float" office:value="-1.46803">
                <text:p>-1.46803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-1.511777">
                <text:p>-1.511777</text:p>
              </table:table-cell>
            </table:table-row>
            <table:table-row>
              <table:table-cell office:value-type="float" office:value="10.75">
                <text:p>10.75</text:p>
              </table:table-cell>
              <table:table-cell office:value-type="float" office:value="-1.555386">
                <text:p>-1.55538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-1.598916">
                <text:p>-1.598916</text:p>
              </table:table-cell>
            </table:table-row>
            <table:table-row>
              <table:table-cell office:value-type="float" office:value="10.85">
                <text:p>10.85</text:p>
              </table:table-cell>
              <table:table-cell office:value-type="float" office:value="-1.642362">
                <text:p>-1.642362</text:p>
              </table:table-cell>
            </table:table-row>
            <table:table-row>
              <table:table-cell office:value-type="float" office:value="10.900001">
                <text:p>10.900001</text:p>
              </table:table-cell>
              <table:table-cell office:value-type="float" office:value="-1.68568">
                <text:p>-1.68568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-1.728809">
                <text:p>-1.7288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1.771858">
                <text:p>-1.771858</text:p>
              </table:table-cell>
            </table:table-row>
            <table:table-row>
              <table:table-cell office:value-type="float" office:value="11.05">
                <text:p>11.05</text:p>
              </table:table-cell>
              <table:table-cell office:value-type="float" office:value="-1.814742">
                <text:p>-1.814742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-1.857555">
                <text:p>-1.857555</text:p>
              </table:table-cell>
            </table:table-row>
            <table:table-row>
              <table:table-cell office:value-type="float" office:value="11.150001">
                <text:p>11.150001</text:p>
              </table:table-cell>
              <table:table-cell office:value-type="float" office:value="-1.900266">
                <text:p>-1.90026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-1.942614">
                <text:p>-1.942614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-1.985177">
                <text:p>-1.985177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-2.027474">
                <text:p>-2.027474</text:p>
              </table:table-cell>
            </table:table-row>
            <table:table-row>
              <table:table-cell office:value-type="float" office:value="11.35">
                <text:p>11.35</text:p>
              </table:table-cell>
              <table:table-cell office:value-type="float" office:value="-2.069598">
                <text:p>-2.069598</text:p>
              </table:table-cell>
            </table:table-row>
            <table:table-row>
              <table:table-cell office:value-type="float" office:value="11.400001">
                <text:p>11.400001</text:p>
              </table:table-cell>
              <table:table-cell office:value-type="float" office:value="-2.111505">
                <text:p>-2.111505</text:p>
              </table:table-cell>
            </table:table-row>
            <table:table-row>
              <table:table-cell office:value-type="float" office:value="11.45">
                <text:p>11.45</text:p>
              </table:table-cell>
              <table:table-cell office:value-type="float" office:value="-2.153211">
                <text:p>-2.15321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-2.194761">
                <text:p>-2.194761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-2.236128">
                <text:p>-2.236128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-2.277414">
                <text:p>-2.277414</text:p>
              </table:table-cell>
            </table:table-row>
            <table:table-row>
              <table:table-cell office:value-type="float" office:value="11.650001">
                <text:p>11.650001</text:p>
              </table:table-cell>
              <table:table-cell office:value-type="float" office:value="-2.318414">
                <text:p>-2.318414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-2.359312">
                <text:p>-2.359312</text:p>
              </table:table-cell>
            </table:table-row>
            <table:table-row>
              <table:table-cell office:value-type="float" office:value="11.75">
                <text:p>11.75</text:p>
              </table:table-cell>
              <table:table-cell office:value-type="float" office:value="-2.400026">
                <text:p>-2.400026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-2.440568">
                <text:p>-2.440568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-2.481121">
                <text:p>-2.481121</text:p>
              </table:table-cell>
            </table:table-row>
            <table:table-row>
              <table:table-cell office:value-type="float" office:value="11.900001">
                <text:p>11.900001</text:p>
              </table:table-cell>
              <table:table-cell office:value-type="float" office:value="-2.521383">
                <text:p>-2.521383</text:p>
              </table:table-cell>
            </table:table-row>
            <table:table-row>
              <table:table-cell office:value-type="float" office:value="11.95">
                <text:p>11.95</text:p>
              </table:table-cell>
              <table:table-cell office:value-type="float" office:value="-2.561471">
                <text:p>-2.56147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2.601261">
                <text:p>-2.601261</text:p>
              </table:table-cell>
            </table:table-row>
            <table:table-row>
              <table:table-cell office:value-type="float" office:value="12.05">
                <text:p>12.05</text:p>
              </table:table-cell>
              <table:table-cell office:value-type="float" office:value="-2.640792">
                <text:p>-2.640792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-2.680176">
                <text:p>-2.680176</text:p>
              </table:table-cell>
            </table:table-row>
            <table:table-row>
              <table:table-cell office:value-type="float" office:value="12.150001">
                <text:p>12.150001</text:p>
              </table:table-cell>
              <table:table-cell office:value-type="float" office:value="-2.719325">
                <text:p>-2.719325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-2.758286">
                <text:p>-2.758286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-2.797116">
                <text:p>-2.797116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-2.835666">
                <text:p>-2.835666</text:p>
              </table:table-cell>
            </table:table-row>
            <table:table-row>
              <table:table-cell office:value-type="float" office:value="12.35">
                <text:p>12.35</text:p>
              </table:table-cell>
              <table:table-cell office:value-type="float" office:value="-2.873989">
                <text:p>-2.873989</text:p>
              </table:table-cell>
            </table:table-row>
            <table:table-row>
              <table:table-cell office:value-type="float" office:value="12.400001">
                <text:p>12.400001</text:p>
              </table:table-cell>
              <table:table-cell office:value-type="float" office:value="-2.912364">
                <text:p>-2.912364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-2.950413">
                <text:p>-2.95041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-2.988237">
                <text:p>-2.988237</text:p>
              </table:table-cell>
            </table:table-row>
            <table:table-row>
              <table:table-cell office:value-type="float" office:value="12.55">
                <text:p>12.55</text:p>
              </table:table-cell>
              <table:table-cell office:value-type="float" office:value="-3.025725">
                <text:p>-3.025725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-3.063016">
                <text:p>-3.063016</text:p>
              </table:table-cell>
            </table:table-row>
            <table:table-row>
              <table:table-cell office:value-type="float" office:value="12.650001">
                <text:p>12.650001</text:p>
              </table:table-cell>
              <table:table-cell office:value-type="float" office:value="-3.099902">
                <text:p>-3.099902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-3.136728">
                <text:p>-3.136728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-3.173273">
                <text:p>-3.173273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-3.20953">
                <text:p>-3.20953</text:p>
              </table:table-cell>
            </table:table-row>
            <table:table-row>
              <table:table-cell office:value-type="float" office:value="12.85">
                <text:p>12.85</text:p>
              </table:table-cell>
              <table:table-cell office:value-type="float" office:value="-3.245594">
                <text:p>-3.245594</text:p>
              </table:table-cell>
            </table:table-row>
            <table:table-row>
              <table:table-cell office:value-type="float" office:value="12.900001">
                <text:p>12.900001</text:p>
              </table:table-cell>
              <table:table-cell office:value-type="float" office:value="-3.281519">
                <text:p>-3.281519</text:p>
              </table:table-cell>
            </table:table-row>
            <table:table-row>
              <table:table-cell office:value-type="float" office:value="12.95">
                <text:p>12.95</text:p>
              </table:table-cell>
              <table:table-cell office:value-type="float" office:value="-3.317252">
                <text:p>-3.3172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3.352874">
                <text:p>-3.352874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-3.388562">
                <text:p>-3.388562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-3.424272">
                <text:p>-3.424272</text:p>
              </table:table-cell>
            </table:table-row>
            <table:table-row>
              <table:table-cell office:value-type="float" office:value="13.150001">
                <text:p>13.150001</text:p>
              </table:table-cell>
              <table:table-cell office:value-type="float" office:value="-3.458863">
                <text:p>-3.458863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-3.491734">
                <text:p>-3.491734</text:p>
              </table:table-cell>
            </table:table-row>
            <table:table-row>
              <table:table-cell office:value-type="float" office:value="13.25">
                <text:p>13.25</text:p>
              </table:table-cell>
              <table:table-cell office:value-type="float" office:value="-3.524226">
                <text:p>-3.524226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-3.557832">
                <text:p>-3.557832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-3.59213">
                <text:p>-3.59213</text:p>
              </table:table-cell>
            </table:table-row>
            <table:table-row>
              <table:table-cell office:value-type="float" office:value="13.400001">
                <text:p>13.400001</text:p>
              </table:table-cell>
              <table:table-cell office:value-type="float" office:value="-3.626279">
                <text:p>-3.626279</text:p>
              </table:table-cell>
            </table:table-row>
            <table:table-row>
              <table:table-cell office:value-type="float" office:value="13.45">
                <text:p>13.45</text:p>
              </table:table-cell>
              <table:table-cell office:value-type="float" office:value="-3.659994">
                <text:p>-3.65999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-3.692996">
                <text:p>-3.692996</text:p>
              </table:table-cell>
            </table:table-row>
            <table:table-row>
              <table:table-cell office:value-type="float" office:value="13.55">
                <text:p>13.55</text:p>
              </table:table-cell>
              <table:table-cell office:value-type="float" office:value="-3.72552">
                <text:p>-3.7255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-3.757622">
                <text:p>-3.757622</text:p>
              </table:table-cell>
            </table:table-row>
            <table:table-row>
              <table:table-cell office:value-type="float" office:value="13.650001">
                <text:p>13.650001</text:p>
              </table:table-cell>
              <table:table-cell office:value-type="float" office:value="-3.789491">
                <text:p>-3.789491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-3.82082">
                <text:p>-3.82082</text:p>
              </table:table-cell>
            </table:table-row>
            <table:table-row>
              <table:table-cell office:value-type="float" office:value="13.75">
                <text:p>13.75</text:p>
              </table:table-cell>
              <table:table-cell office:value-type="float" office:value="-3.8522">
                <text:p>-3.8522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-3.8834">
                <text:p>-3.8834</text:p>
              </table:table-cell>
            </table:table-row>
            <table:table-row>
              <table:table-cell office:value-type="float" office:value="13.85">
                <text:p>13.85</text:p>
              </table:table-cell>
              <table:table-cell office:value-type="float" office:value="-3.914082">
                <text:p>-3.914082</text:p>
              </table:table-cell>
            </table:table-row>
            <table:table-row>
              <table:table-cell office:value-type="float" office:value="13.900001">
                <text:p>13.900001</text:p>
              </table:table-cell>
              <table:table-cell office:value-type="float" office:value="-3.944578">
                <text:p>-3.944578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-3.974653">
                <text:p>-3.97465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4.004107">
                <text:p>-4.004107</text:p>
              </table:table-cell>
            </table:table-row>
            <table:table-row>
              <table:table-cell office:value-type="float" office:value="14.05">
                <text:p>14.05</text:p>
              </table:table-cell>
              <table:table-cell office:value-type="float" office:value="-4.03362">
                <text:p>-4.03362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-4.063009">
                <text:p>-4.063009</text:p>
              </table:table-cell>
            </table:table-row>
            <table:table-row>
              <table:table-cell office:value-type="float" office:value="14.150001">
                <text:p>14.150001</text:p>
              </table:table-cell>
              <table:table-cell office:value-type="float" office:value="-4.092086">
                <text:p>-4.092086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-4.120739">
                <text:p>-4.120739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-4.148455">
                <text:p>-4.148455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-4.17597">
                <text:p>-4.17597</text:p>
              </table:table-cell>
            </table:table-row>
            <table:table-row>
              <table:table-cell office:value-type="float" office:value="14.35">
                <text:p>14.35</text:p>
              </table:table-cell>
              <table:table-cell office:value-type="float" office:value="-4.203919">
                <text:p>-4.203919</text:p>
              </table:table-cell>
            </table:table-row>
            <table:table-row>
              <table:table-cell office:value-type="float" office:value="14.400001">
                <text:p>14.400001</text:p>
              </table:table-cell>
              <table:table-cell office:value-type="float" office:value="-4.231446">
                <text:p>-4.231446</text:p>
              </table:table-cell>
            </table:table-row>
            <table:table-row>
              <table:table-cell office:value-type="float" office:value="14.45">
                <text:p>14.45</text:p>
              </table:table-cell>
              <table:table-cell office:value-type="float" office:value="-4.257439">
                <text:p>-4.25743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-4.282812">
                <text:p>-4.282812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-4.309438">
                <text:p>-4.309438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-4.333677">
                <text:p>-4.333677</text:p>
              </table:table-cell>
            </table:table-row>
            <table:table-row>
              <table:table-cell office:value-type="float" office:value="14.650001">
                <text:p>14.650001</text:p>
              </table:table-cell>
              <table:table-cell office:value-type="float" office:value="-4.355104">
                <text:p>-4.355104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-4.38001">
                <text:p>-4.38001</text:p>
              </table:table-cell>
            </table:table-row>
            <table:table-row>
              <table:table-cell office:value-type="float" office:value="14.75">
                <text:p>14.75</text:p>
              </table:table-cell>
              <table:table-cell office:value-type="float" office:value="-4.404547">
                <text:p>-4.404547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-4.428525">
                <text:p>-4.428525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-4.452063">
                <text:p>-4.452063</text:p>
              </table:table-cell>
            </table:table-row>
            <table:table-row>
              <table:table-cell office:value-type="float" office:value="14.900001">
                <text:p>14.900001</text:p>
              </table:table-cell>
              <table:table-cell office:value-type="float" office:value="-4.475272">
                <text:p>-4.475272</text:p>
              </table:table-cell>
            </table:table-row>
            <table:table-row>
              <table:table-cell office:value-type="float" office:value="14.95">
                <text:p>14.95</text:p>
              </table:table-cell>
              <table:table-cell office:value-type="float" office:value="-4.497954">
                <text:p>-4.4979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4.520244">
                <text:p>-4.520244</text:p>
              </table:table-cell>
            </table:table-row>
            <table:table-row>
              <table:table-cell office:value-type="float" office:value="15.05">
                <text:p>15.05</text:p>
              </table:table-cell>
              <table:table-cell office:value-type="float" office:value="-4.542097">
                <text:p>-4.542097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-4.563595">
                <text:p>-4.563595</text:p>
              </table:table-cell>
            </table:table-row>
            <table:table-row>
              <table:table-cell office:value-type="float" office:value="15.150001">
                <text:p>15.150001</text:p>
              </table:table-cell>
              <table:table-cell office:value-type="float" office:value="-4.584665">
                <text:p>-4.584665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-4.605278">
                <text:p>-4.605278</text:p>
              </table:table-cell>
            </table:table-row>
            <table:table-row>
              <table:table-cell office:value-type="float" office:value="15.25">
                <text:p>15.25</text:p>
              </table:table-cell>
              <table:table-cell office:value-type="float" office:value="-4.625619">
                <text:p>-4.625619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-4.6455">
                <text:p>-4.6455</text:p>
              </table:table-cell>
            </table:table-row>
            <table:table-row>
              <table:table-cell office:value-type="float" office:value="15.35">
                <text:p>15.35</text:p>
              </table:table-cell>
              <table:table-cell office:value-type="float" office:value="-4.664903">
                <text:p>-4.664903</text:p>
              </table:table-cell>
            </table:table-row>
            <table:table-row>
              <table:table-cell office:value-type="float" office:value="15.400001">
                <text:p>15.400001</text:p>
              </table:table-cell>
              <table:table-cell office:value-type="float" office:value="-4.684097">
                <text:p>-4.684097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-4.702839">
                <text:p>-4.702839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4.721216">
                <text:p>-4.721216</text:p>
              </table:table-cell>
            </table:table-row>
            <table:table-row>
              <table:table-cell office:value-type="float" office:value="15.55">
                <text:p>15.55</text:p>
              </table:table-cell>
              <table:table-cell office:value-type="float" office:value="-4.739228">
                <text:p>-4.73922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-4.756864">
                <text:p>-4.756864</text:p>
              </table:table-cell>
            </table:table-row>
            <table:table-row>
              <table:table-cell office:value-type="float" office:value="15.650001">
                <text:p>15.650001</text:p>
              </table:table-cell>
              <table:table-cell office:value-type="float" office:value="-4.774122">
                <text:p>-4.774122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-4.791095">
                <text:p>-4.791095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-4.807741">
                <text:p>-4.807741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-4.823907">
                <text:p>-4.823907</text:p>
              </table:table-cell>
            </table:table-row>
            <table:table-row>
              <table:table-cell office:value-type="float" office:value="15.85">
                <text:p>15.85</text:p>
              </table:table-cell>
              <table:table-cell office:value-type="float" office:value="-4.839871">
                <text:p>-4.839871</text:p>
              </table:table-cell>
            </table:table-row>
            <table:table-row>
              <table:table-cell office:value-type="float" office:value="15.900001">
                <text:p>15.900001</text:p>
              </table:table-cell>
              <table:table-cell office:value-type="float" office:value="-4.855412">
                <text:p>-4.855412</text:p>
              </table:table-cell>
            </table:table-row>
            <table:table-row>
              <table:table-cell office:value-type="float" office:value="15.95">
                <text:p>15.95</text:p>
              </table:table-cell>
              <table:table-cell office:value-type="float" office:value="-4.870679">
                <text:p>-4.8706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4.885618">
                <text:p>-4.885618</text:p>
              </table:table-cell>
            </table:table-row>
            <table:table-row>
              <table:table-cell office:value-type="float" office:value="16.049999">
                <text:p>16.049999</text:p>
              </table:table-cell>
              <table:table-cell office:value-type="float" office:value="-4.900165">
                <text:p>-4.900165</text:p>
              </table:table-cell>
            </table:table-row>
            <table:table-row>
              <table:table-cell office:value-type="float" office:value="16.099998">
                <text:p>16.099998</text:p>
              </table:table-cell>
              <table:table-cell office:value-type="float" office:value="-4.914465">
                <text:p>-4.914465</text:p>
              </table:table-cell>
            </table:table-row>
            <table:table-row>
              <table:table-cell office:value-type="float" office:value="16.15">
                <text:p>16.15</text:p>
              </table:table-cell>
              <table:table-cell office:value-type="float" office:value="-4.928391">
                <text:p>-4.928391</text:p>
              </table:table-cell>
            </table:table-row>
            <table:table-row>
              <table:table-cell office:value-type="float" office:value="16.199999">
                <text:p>16.199999</text:p>
              </table:table-cell>
              <table:table-cell office:value-type="float" office:value="-4.94205">
                <text:p>-4.94205</text:p>
              </table:table-cell>
            </table:table-row>
            <table:table-row>
              <table:table-cell office:value-type="float" office:value="16.25">
                <text:p>16.25</text:p>
              </table:table-cell>
              <table:table-cell office:value-type="float" office:value="-4.95542">
                <text:p>-4.95542</text:p>
              </table:table-cell>
            </table:table-row>
            <table:table-row>
              <table:table-cell office:value-type="float" office:value="16.299999">
                <text:p>16.299999</text:p>
              </table:table-cell>
              <table:table-cell office:value-type="float" office:value="-4.968388">
                <text:p>-4.968388</text:p>
              </table:table-cell>
            </table:table-row>
            <table:table-row>
              <table:table-cell office:value-type="float" office:value="16.349998">
                <text:p>16.349998</text:p>
              </table:table-cell>
              <table:table-cell office:value-type="float" office:value="-4.981133">
                <text:p>-4.98113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-4.993573">
                <text:p>-4.993573</text:p>
              </table:table-cell>
            </table:table-row>
            <table:table-row>
              <table:table-cell office:value-type="float" office:value="16.449999">
                <text:p>16.449999</text:p>
              </table:table-cell>
              <table:table-cell office:value-type="float" office:value="-5.005712">
                <text:p>-5.005712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5.017495">
                <text:p>-5.017495</text:p>
              </table:table-cell>
            </table:table-row>
            <table:table-row>
              <table:table-cell office:value-type="float" office:value="16.549999">
                <text:p>16.549999</text:p>
              </table:table-cell>
              <table:table-cell office:value-type="float" office:value="-5.029073">
                <text:p>-5.029073</text:p>
              </table:table-cell>
            </table:table-row>
            <table:table-row>
              <table:table-cell office:value-type="float" office:value="16.599998">
                <text:p>16.599998</text:p>
              </table:table-cell>
              <table:table-cell office:value-type="float" office:value="-5.040309">
                <text:p>-5.040309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-5.051291">
                <text:p>-5.051291</text:p>
              </table:table-cell>
            </table:table-row>
            <table:table-row>
              <table:table-cell office:value-type="float" office:value="16.699999">
                <text:p>16.699999</text:p>
              </table:table-cell>
              <table:table-cell office:value-type="float" office:value="-5.061952">
                <text:p>-5.061952</text:p>
              </table:table-cell>
            </table:table-row>
            <table:table-row>
              <table:table-cell office:value-type="float" office:value="16.75">
                <text:p>16.75</text:p>
              </table:table-cell>
              <table:table-cell office:value-type="float" office:value="-5.072382">
                <text:p>-5.072382</text:p>
              </table:table-cell>
            </table:table-row>
            <table:table-row>
              <table:table-cell office:value-type="float" office:value="16.799999">
                <text:p>16.799999</text:p>
              </table:table-cell>
              <table:table-cell office:value-type="float" office:value="-5.08256">
                <text:p>-5.08256</text:p>
              </table:table-cell>
            </table:table-row>
            <table:table-row>
              <table:table-cell office:value-type="float" office:value="16.849998">
                <text:p>16.849998</text:p>
              </table:table-cell>
              <table:table-cell office:value-type="float" office:value="-5.092386">
                <text:p>-5.092386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-5.101989">
                <text:p>-5.101989</text:p>
              </table:table-cell>
            </table:table-row>
            <table:table-row>
              <table:table-cell office:value-type="float" office:value="16.949999">
                <text:p>16.949999</text:p>
              </table:table-cell>
              <table:table-cell office:value-type="float" office:value="-5.111308">
                <text:p>-5.1113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5.120335">
                <text:p>-5.120335</text:p>
              </table:table-cell>
            </table:table-row>
            <table:table-row>
              <table:table-cell office:value-type="float" office:value="17.049999">
                <text:p>17.049999</text:p>
              </table:table-cell>
              <table:table-cell office:value-type="float" office:value="-5.12913">
                <text:p>-5.12913</text:p>
              </table:table-cell>
            </table:table-row>
            <table:table-row>
              <table:table-cell office:value-type="float" office:value="17.099998">
                <text:p>17.099998</text:p>
              </table:table-cell>
              <table:table-cell office:value-type="float" office:value="-5.137692">
                <text:p>-5.137692</text:p>
              </table:table-cell>
            </table:table-row>
            <table:table-row>
              <table:table-cell office:value-type="float" office:value="17.15">
                <text:p>17.15</text:p>
              </table:table-cell>
              <table:table-cell office:value-type="float" office:value="-5.145944">
                <text:p>-5.145944</text:p>
              </table:table-cell>
            </table:table-row>
            <table:table-row>
              <table:table-cell office:value-type="float" office:value="17.199999">
                <text:p>17.199999</text:p>
              </table:table-cell>
              <table:table-cell office:value-type="float" office:value="-5.153986">
                <text:p>-5.153986</text:p>
              </table:table-cell>
            </table:table-row>
            <table:table-row>
              <table:table-cell office:value-type="float" office:value="17.25">
                <text:p>17.25</text:p>
              </table:table-cell>
              <table:table-cell office:value-type="float" office:value="-5.161683">
                <text:p>-5.161683</text:p>
              </table:table-cell>
            </table:table-row>
            <table:table-row>
              <table:table-cell office:value-type="float" office:value="17.299999">
                <text:p>17.299999</text:p>
              </table:table-cell>
              <table:table-cell office:value-type="float" office:value="-5.169219">
                <text:p>-5.169219</text:p>
              </table:table-cell>
            </table:table-row>
            <table:table-row>
              <table:table-cell office:value-type="float" office:value="17.349998">
                <text:p>17.349998</text:p>
              </table:table-cell>
              <table:table-cell office:value-type="float" office:value="-5.176497">
                <text:p>-5.176497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-5.183463">
                <text:p>-5.183463</text:p>
              </table:table-cell>
            </table:table-row>
            <table:table-row>
              <table:table-cell office:value-type="float" office:value="17.449999">
                <text:p>17.449999</text:p>
              </table:table-cell>
              <table:table-cell office:value-type="float" office:value="-5.190262">
                <text:p>-5.190262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-5.196802">
                <text:p>-5.196802</text:p>
              </table:table-cell>
            </table:table-row>
            <table:table-row>
              <table:table-cell office:value-type="float" office:value="17.549999">
                <text:p>17.549999</text:p>
              </table:table-cell>
              <table:table-cell office:value-type="float" office:value="-5.203061">
                <text:p>-5.203061</text:p>
              </table:table-cell>
            </table:table-row>
            <table:table-row>
              <table:table-cell office:value-type="float" office:value="17.599998">
                <text:p>17.599998</text:p>
              </table:table-cell>
              <table:table-cell office:value-type="float" office:value="-5.20911">
                <text:p>-5.20911</text:p>
              </table:table-cell>
            </table:table-row>
            <table:table-row>
              <table:table-cell office:value-type="float" office:value="17.65">
                <text:p>17.65</text:p>
              </table:table-cell>
              <table:table-cell office:value-type="float" office:value="-5.214843">
                <text:p>-5.214843</text:p>
              </table:table-cell>
            </table:table-row>
            <table:table-row>
              <table:table-cell office:value-type="float" office:value="17.699999">
                <text:p>17.699999</text:p>
              </table:table-cell>
              <table:table-cell office:value-type="float" office:value="-5.220486">
                <text:p>-5.220486</text:p>
              </table:table-cell>
            </table:table-row>
            <table:table-row>
              <table:table-cell office:value-type="float" office:value="17.75">
                <text:p>17.75</text:p>
              </table:table-cell>
              <table:table-cell office:value-type="float" office:value="-5.225805">
                <text:p>-5.225805</text:p>
              </table:table-cell>
            </table:table-row>
            <table:table-row>
              <table:table-cell office:value-type="float" office:value="17.799999">
                <text:p>17.799999</text:p>
              </table:table-cell>
              <table:table-cell office:value-type="float" office:value="-5.230867">
                <text:p>-5.230867</text:p>
              </table:table-cell>
            </table:table-row>
            <table:table-row>
              <table:table-cell office:value-type="float" office:value="17.849998">
                <text:p>17.849998</text:p>
              </table:table-cell>
              <table:table-cell office:value-type="float" office:value="-5.235702">
                <text:p>-5.235702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-5.24038">
                <text:p>-5.24038</text:p>
              </table:table-cell>
            </table:table-row>
            <table:table-row>
              <table:table-cell office:value-type="float" office:value="17.949999">
                <text:p>17.949999</text:p>
              </table:table-cell>
              <table:table-cell office:value-type="float" office:value="-5.244785">
                <text:p>-5.24478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5.248947">
                <text:p>-5.248947</text:p>
              </table:table-cell>
            </table:table-row>
            <table:table-row>
              <table:table-cell office:value-type="float" office:value="18.049999">
                <text:p>18.049999</text:p>
              </table:table-cell>
              <table:table-cell office:value-type="float" office:value="-5.25293">
                <text:p>-5.25293</text:p>
              </table:table-cell>
            </table:table-row>
            <table:table-row>
              <table:table-cell office:value-type="float" office:value="18.099998">
                <text:p>18.099998</text:p>
              </table:table-cell>
              <table:table-cell office:value-type="float" office:value="-5.256602">
                <text:p>-5.256602</text:p>
              </table:table-cell>
            </table:table-row>
            <table:table-row>
              <table:table-cell office:value-type="float" office:value="18.15">
                <text:p>18.15</text:p>
              </table:table-cell>
              <table:table-cell office:value-type="float" office:value="-5.26018">
                <text:p>-5.26018</text:p>
              </table:table-cell>
            </table:table-row>
            <table:table-row>
              <table:table-cell office:value-type="float" office:value="18.199999">
                <text:p>18.199999</text:p>
              </table:table-cell>
              <table:table-cell office:value-type="float" office:value="-5.263408">
                <text:p>-5.263408</text:p>
              </table:table-cell>
            </table:table-row>
            <table:table-row>
              <table:table-cell office:value-type="float" office:value="18.25">
                <text:p>18.25</text:p>
              </table:table-cell>
              <table:table-cell office:value-type="float" office:value="-5.2665">
                <text:p>-5.2665</text:p>
              </table:table-cell>
            </table:table-row>
            <table:table-row>
              <table:table-cell office:value-type="float" office:value="18.299999">
                <text:p>18.299999</text:p>
              </table:table-cell>
              <table:table-cell office:value-type="float" office:value="-5.269323">
                <text:p>-5.269323</text:p>
              </table:table-cell>
            </table:table-row>
            <table:table-row>
              <table:table-cell office:value-type="float" office:value="18.349998">
                <text:p>18.349998</text:p>
              </table:table-cell>
              <table:table-cell office:value-type="float" office:value="-5.271952">
                <text:p>-5.271952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-5.274401">
                <text:p>-5.274401</text:p>
              </table:table-cell>
            </table:table-row>
            <table:table-row>
              <table:table-cell office:value-type="float" office:value="18.449999">
                <text:p>18.449999</text:p>
              </table:table-cell>
              <table:table-cell office:value-type="float" office:value="-5.276561">
                <text:p>-5.276561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-5.278555">
                <text:p>-5.278555</text:p>
              </table:table-cell>
            </table:table-row>
            <table:table-row>
              <table:table-cell office:value-type="float" office:value="18.549999">
                <text:p>18.549999</text:p>
              </table:table-cell>
              <table:table-cell office:value-type="float" office:value="-5.280361">
                <text:p>-5.280361</text:p>
              </table:table-cell>
            </table:table-row>
            <table:table-row>
              <table:table-cell office:value-type="float" office:value="18.599998">
                <text:p>18.599998</text:p>
              </table:table-cell>
              <table:table-cell office:value-type="float" office:value="-5.281867">
                <text:p>-5.281867</text:p>
              </table:table-cell>
            </table:table-row>
            <table:table-row>
              <table:table-cell office:value-type="float" office:value="18.65">
                <text:p>18.65</text:p>
              </table:table-cell>
              <table:table-cell office:value-type="float" office:value="-5.283222">
                <text:p>-5.283222</text:p>
              </table:table-cell>
            </table:table-row>
            <table:table-row>
              <table:table-cell office:value-type="float" office:value="18.699999">
                <text:p>18.699999</text:p>
              </table:table-cell>
              <table:table-cell office:value-type="float" office:value="-5.284381">
                <text:p>-5.284381</text:p>
              </table:table-cell>
            </table:table-row>
            <table:table-row>
              <table:table-cell office:value-type="float" office:value="18.75">
                <text:p>18.75</text:p>
              </table:table-cell>
              <table:table-cell office:value-type="float" office:value="-5.285327">
                <text:p>-5.285327</text:p>
              </table:table-cell>
            </table:table-row>
            <table:table-row>
              <table:table-cell office:value-type="float" office:value="18.799999">
                <text:p>18.799999</text:p>
              </table:table-cell>
              <table:table-cell office:value-type="float" office:value="-5.286002">
                <text:p>-5.286002</text:p>
              </table:table-cell>
            </table:table-row>
            <table:table-row>
              <table:table-cell office:value-type="float" office:value="18.849998">
                <text:p>18.849998</text:p>
              </table:table-cell>
              <table:table-cell office:value-type="float" office:value="-5.286486">
                <text:p>-5.286486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-5.286825">
                <text:p>-5.286825</text:p>
              </table:table-cell>
            </table:table-row>
            <table:table-row>
              <table:table-cell office:value-type="float" office:value="18.949999">
                <text:p>18.949999</text:p>
              </table:table-cell>
              <table:table-cell office:value-type="float" office:value="-5.286916">
                <text:p>-5.28691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5.286819">
                <text:p>-5.286819</text:p>
              </table:table-cell>
            </table:table-row>
            <table:table-row>
              <table:table-cell office:value-type="float" office:value="19.049999">
                <text:p>19.049999</text:p>
              </table:table-cell>
              <table:table-cell office:value-type="float" office:value="-5.286538">
                <text:p>-5.286538</text:p>
              </table:table-cell>
            </table:table-row>
            <table:table-row>
              <table:table-cell office:value-type="float" office:value="19.099998">
                <text:p>19.099998</text:p>
              </table:table-cell>
              <table:table-cell office:value-type="float" office:value="-4.239342">
                <text:p>-4.239342</text:p>
              </table:table-cell>
            </table:table-row>
            <table:table-row>
              <table:table-cell office:value-type="float" office:value="19.15">
                <text:p>19.15</text:p>
              </table:table-cell>
              <table:table-cell office:value-type="float" office:value="-5.7737">
                <text:p>-5.7737</text:p>
              </table:table-cell>
            </table:table-row>
            <table:table-row>
              <table:table-cell office:value-type="float" office:value="19.199999">
                <text:p>19.199999</text:p>
              </table:table-cell>
              <table:table-cell office:value-type="float" office:value="-5.410281">
                <text:p>-5.410281</text:p>
              </table:table-cell>
            </table:table-row>
            <table:table-row>
              <table:table-cell office:value-type="float" office:value="19.25">
                <text:p>19.25</text:p>
              </table:table-cell>
              <table:table-cell office:value-type="float" office:value="-5.28156">
                <text:p>-5.28156</text:p>
              </table:table-cell>
            </table:table-row>
            <table:table-row>
              <table:table-cell office:value-type="float" office:value="19.299999">
                <text:p>19.299999</text:p>
              </table:table-cell>
              <table:table-cell office:value-type="float" office:value="-5.257524">
                <text:p>-5.257524</text:p>
              </table:table-cell>
            </table:table-row>
            <table:table-row>
              <table:table-cell office:value-type="float" office:value="19.349998">
                <text:p>19.349998</text:p>
              </table:table-cell>
              <table:table-cell office:value-type="float" office:value="-5.25359">
                <text:p>-5.25359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-5.252602">
                <text:p>-5.252602</text:p>
              </table:table-cell>
            </table:table-row>
            <table:table-row>
              <table:table-cell office:value-type="float" office:value="19.449999">
                <text:p>19.449999</text:p>
              </table:table-cell>
              <table:table-cell office:value-type="float" office:value="-5.251913">
                <text:p>-5.25191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-5.25104">
                <text:p>-5.25104</text:p>
              </table:table-cell>
            </table:table-row>
            <table:table-row>
              <table:table-cell office:value-type="float" office:value="19.549999">
                <text:p>19.549999</text:p>
              </table:table-cell>
              <table:table-cell office:value-type="float" office:value="-5.249735">
                <text:p>-5.249735</text:p>
              </table:table-cell>
            </table:table-row>
            <table:table-row>
              <table:table-cell office:value-type="float" office:value="19.599998">
                <text:p>19.599998</text:p>
              </table:table-cell>
              <table:table-cell office:value-type="float" office:value="-5.261012">
                <text:p>-5.261012</text:p>
              </table:table-cell>
            </table:table-row>
            <table:table-row>
              <table:table-cell office:value-type="float" office:value="19.65">
                <text:p>19.65</text:p>
              </table:table-cell>
              <table:table-cell office:value-type="float" office:value="-5.275205">
                <text:p>-5.275205</text:p>
              </table:table-cell>
            </table:table-row>
            <table:table-row>
              <table:table-cell office:value-type="float" office:value="19.699999">
                <text:p>19.699999</text:p>
              </table:table-cell>
              <table:table-cell office:value-type="float" office:value="-5.276561">
                <text:p>-5.276561</text:p>
              </table:table-cell>
            </table:table-row>
            <table:table-row>
              <table:table-cell office:value-type="float" office:value="19.75">
                <text:p>19.75</text:p>
              </table:table-cell>
              <table:table-cell office:value-type="float" office:value="-5.274271">
                <text:p>-5.274271</text:p>
              </table:table-cell>
            </table:table-row>
            <table:table-row>
              <table:table-cell office:value-type="float" office:value="19.799999">
                <text:p>19.799999</text:p>
              </table:table-cell>
              <table:table-cell office:value-type="float" office:value="-5.27099">
                <text:p>-5.27099</text:p>
              </table:table-cell>
            </table:table-row>
            <table:table-row>
              <table:table-cell office:value-type="float" office:value="19.849998">
                <text:p>19.849998</text:p>
              </table:table-cell>
              <table:table-cell office:value-type="float" office:value="-5.267248">
                <text:p>-5.267248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-5.263055">
                <text:p>-5.263055</text:p>
              </table:table-cell>
            </table:table-row>
            <table:table-row>
              <table:table-cell office:value-type="float" office:value="19.949999">
                <text:p>19.949999</text:p>
              </table:table-cell>
              <table:table-cell office:value-type="float" office:value="-5.258443">
                <text:p>-5.2584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5.253492">
                <text:p>-5.253492</text:p>
              </table:table-cell>
            </table:table-row>
            <table:table-row>
              <table:table-cell office:value-type="float" office:value="20.049999">
                <text:p>20.049999</text:p>
              </table:table-cell>
              <table:table-cell office:value-type="float" office:value="-5.248115">
                <text:p>-5.248115</text:p>
              </table:table-cell>
            </table:table-row>
            <table:table-row>
              <table:table-cell office:value-type="float" office:value="20.099998">
                <text:p>20.099998</text:p>
              </table:table-cell>
              <table:table-cell office:value-type="float" office:value="-5.242307">
                <text:p>-5.242307</text:p>
              </table:table-cell>
            </table:table-row>
            <table:table-row>
              <table:table-cell office:value-type="float" office:value="20.15">
                <text:p>20.15</text:p>
              </table:table-cell>
              <table:table-cell office:value-type="float" office:value="-5.236157">
                <text:p>-5.236157</text:p>
              </table:table-cell>
            </table:table-row>
            <table:table-row>
              <table:table-cell office:value-type="float" office:value="20.199999">
                <text:p>20.199999</text:p>
              </table:table-cell>
              <table:table-cell office:value-type="float" office:value="-5.229632">
                <text:p>-5.229632</text:p>
              </table:table-cell>
            </table:table-row>
            <table:table-row>
              <table:table-cell office:value-type="float" office:value="20.25">
                <text:p>20.25</text:p>
              </table:table-cell>
              <table:table-cell office:value-type="float" office:value="-5.222644">
                <text:p>-5.222644</text:p>
              </table:table-cell>
            </table:table-row>
            <table:table-row>
              <table:table-cell office:value-type="float" office:value="20.299999">
                <text:p>20.299999</text:p>
              </table:table-cell>
              <table:table-cell office:value-type="float" office:value="-5.215337">
                <text:p>-5.215337</text:p>
              </table:table-cell>
            </table:table-row>
            <table:table-row>
              <table:table-cell office:value-type="float" office:value="20.349998">
                <text:p>20.349998</text:p>
              </table:table-cell>
              <table:table-cell office:value-type="float" office:value="-5.207566">
                <text:p>-5.20756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-5.199471">
                <text:p>-5.199471</text:p>
              </table:table-cell>
            </table:table-row>
            <table:table-row>
              <table:table-cell office:value-type="float" office:value="20.449999">
                <text:p>20.449999</text:p>
              </table:table-cell>
              <table:table-cell office:value-type="float" office:value="-5.190946">
                <text:p>-5.190946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-5.182084">
                <text:p>-5.182084</text:p>
              </table:table-cell>
            </table:table-row>
            <table:table-row>
              <table:table-cell office:value-type="float" office:value="20.549999">
                <text:p>20.549999</text:p>
              </table:table-cell>
              <table:table-cell office:value-type="float" office:value="-5.172786">
                <text:p>-5.172786</text:p>
              </table:table-cell>
            </table:table-row>
            <table:table-row>
              <table:table-cell office:value-type="float" office:value="20.599998">
                <text:p>20.599998</text:p>
              </table:table-cell>
              <table:table-cell office:value-type="float" office:value="-5.163072">
                <text:p>-5.163072</text:p>
              </table:table-cell>
            </table:table-row>
            <table:table-row>
              <table:table-cell office:value-type="float" office:value="20.65">
                <text:p>20.65</text:p>
              </table:table-cell>
              <table:table-cell office:value-type="float" office:value="-5.153012">
                <text:p>-5.153012</text:p>
              </table:table-cell>
            </table:table-row>
            <table:table-row>
              <table:table-cell office:value-type="float" office:value="20.699999">
                <text:p>20.699999</text:p>
              </table:table-cell>
              <table:table-cell office:value-type="float" office:value="-5.142592">
                <text:p>-5.142592</text:p>
              </table:table-cell>
            </table:table-row>
            <table:table-row>
              <table:table-cell office:value-type="float" office:value="20.75">
                <text:p>20.75</text:p>
              </table:table-cell>
              <table:table-cell office:value-type="float" office:value="-5.131812">
                <text:p>-5.131812</text:p>
              </table:table-cell>
            </table:table-row>
            <table:table-row>
              <table:table-cell office:value-type="float" office:value="20.799999">
                <text:p>20.799999</text:p>
              </table:table-cell>
              <table:table-cell office:value-type="float" office:value="-5.120549">
                <text:p>-5.120549</text:p>
              </table:table-cell>
            </table:table-row>
            <table:table-row>
              <table:table-cell office:value-type="float" office:value="20.849998">
                <text:p>20.849998</text:p>
              </table:table-cell>
              <table:table-cell office:value-type="float" office:value="-5.108953">
                <text:p>-5.108953</text:p>
              </table:table-cell>
            </table:table-row>
            <table:table-row>
              <table:table-cell office:value-type="float" office:value="20.9">
                <text:p>20.9</text:p>
              </table:table-cell>
              <table:table-cell office:value-type="float" office:value="-5.096984">
                <text:p>-5.096984</text:p>
              </table:table-cell>
            </table:table-row>
            <table:table-row>
              <table:table-cell office:value-type="float" office:value="20.949999">
                <text:p>20.949999</text:p>
              </table:table-cell>
              <table:table-cell office:value-type="float" office:value="-5.08461">
                <text:p>-5.084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5.07188">
                <text:p>-5.07188</text:p>
              </table:table-cell>
            </table:table-row>
            <table:table-row>
              <table:table-cell office:value-type="float" office:value="21.049999">
                <text:p>21.049999</text:p>
              </table:table-cell>
              <table:table-cell office:value-type="float" office:value="-5.058752">
                <text:p>-5.058752</text:p>
              </table:table-cell>
            </table:table-row>
            <table:table-row>
              <table:table-cell office:value-type="float" office:value="21.099998">
                <text:p>21.099998</text:p>
              </table:table-cell>
              <table:table-cell office:value-type="float" office:value="-5.045267">
                <text:p>-5.045267</text:p>
              </table:table-cell>
            </table:table-row>
            <table:table-row>
              <table:table-cell office:value-type="float" office:value="21.15">
                <text:p>21.15</text:p>
              </table:table-cell>
              <table:table-cell office:value-type="float" office:value="-5.031495">
                <text:p>-5.031495</text:p>
              </table:table-cell>
            </table:table-row>
            <table:table-row>
              <table:table-cell office:value-type="float" office:value="21.199999">
                <text:p>21.199999</text:p>
              </table:table-cell>
              <table:table-cell office:value-type="float" office:value="-5.017171">
                <text:p>-5.017171</text:p>
              </table:table-cell>
            </table:table-row>
            <table:table-row>
              <table:table-cell office:value-type="float" office:value="21.25">
                <text:p>21.25</text:p>
              </table:table-cell>
              <table:table-cell office:value-type="float" office:value="-5.002591">
                <text:p>-5.002591</text:p>
              </table:table-cell>
            </table:table-row>
            <table:table-row>
              <table:table-cell office:value-type="float" office:value="21.299999">
                <text:p>21.299999</text:p>
              </table:table-cell>
              <table:table-cell office:value-type="float" office:value="-4.987578">
                <text:p>-4.987578</text:p>
              </table:table-cell>
            </table:table-row>
            <table:table-row>
              <table:table-cell office:value-type="float" office:value="21.349998">
                <text:p>21.349998</text:p>
              </table:table-cell>
              <table:table-cell office:value-type="float" office:value="-4.972228">
                <text:p>-4.972228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-4.956518">
                <text:p>-4.956518</text:p>
              </table:table-cell>
            </table:table-row>
            <table:table-row>
              <table:table-cell office:value-type="float" office:value="21.449999">
                <text:p>21.449999</text:p>
              </table:table-cell>
              <table:table-cell office:value-type="float" office:value="-4.940425">
                <text:p>-4.940425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-4.923941">
                <text:p>-4.923941</text:p>
              </table:table-cell>
            </table:table-row>
            <table:table-row>
              <table:table-cell office:value-type="float" office:value="21.549999">
                <text:p>21.549999</text:p>
              </table:table-cell>
              <table:table-cell office:value-type="float" office:value="-4.907083">
                <text:p>-4.907083</text:p>
              </table:table-cell>
            </table:table-row>
            <table:table-row>
              <table:table-cell office:value-type="float" office:value="21.599998">
                <text:p>21.599998</text:p>
              </table:table-cell>
              <table:table-cell office:value-type="float" office:value="-4.889915">
                <text:p>-4.889915</text:p>
              </table:table-cell>
            </table:table-row>
            <table:table-row>
              <table:table-cell office:value-type="float" office:value="21.65">
                <text:p>21.65</text:p>
              </table:table-cell>
              <table:table-cell office:value-type="float" office:value="-4.872358">
                <text:p>-4.872358</text:p>
              </table:table-cell>
            </table:table-row>
            <table:table-row>
              <table:table-cell office:value-type="float" office:value="21.699999">
                <text:p>21.699999</text:p>
              </table:table-cell>
              <table:table-cell office:value-type="float" office:value="-4.854461">
                <text:p>-4.854461</text:p>
              </table:table-cell>
            </table:table-row>
            <table:table-row>
              <table:table-cell office:value-type="float" office:value="21.75">
                <text:p>21.75</text:p>
              </table:table-cell>
              <table:table-cell office:value-type="float" office:value="-4.836176">
                <text:p>-4.836176</text:p>
              </table:table-cell>
            </table:table-row>
            <table:table-row>
              <table:table-cell office:value-type="float" office:value="21.799999">
                <text:p>21.799999</text:p>
              </table:table-cell>
              <table:table-cell office:value-type="float" office:value="-4.817539">
                <text:p>-4.817539</text:p>
              </table:table-cell>
            </table:table-row>
            <table:table-row>
              <table:table-cell office:value-type="float" office:value="21.849998">
                <text:p>21.849998</text:p>
              </table:table-cell>
              <table:table-cell office:value-type="float" office:value="-4.798551">
                <text:p>-4.798551</text:p>
              </table:table-cell>
            </table:table-row>
            <table:table-row>
              <table:table-cell office:value-type="float" office:value="21.9">
                <text:p>21.9</text:p>
              </table:table-cell>
              <table:table-cell office:value-type="float" office:value="-4.77916">
                <text:p>-4.77916</text:p>
              </table:table-cell>
            </table:table-row>
            <table:table-row>
              <table:table-cell office:value-type="float" office:value="21.949999">
                <text:p>21.949999</text:p>
              </table:table-cell>
              <table:table-cell office:value-type="float" office:value="-4.759473">
                <text:p>-4.7594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4.739442">
                <text:p>-4.739442</text:p>
              </table:table-cell>
            </table:table-row>
            <table:table-row>
              <table:table-cell office:value-type="float" office:value="22.049999">
                <text:p>22.049999</text:p>
              </table:table-cell>
              <table:table-cell office:value-type="float" office:value="-4.718996">
                <text:p>-4.718996</text:p>
              </table:table-cell>
            </table:table-row>
            <table:table-row>
              <table:table-cell office:value-type="float" office:value="22.099998">
                <text:p>22.099998</text:p>
              </table:table-cell>
              <table:table-cell office:value-type="float" office:value="-4.698226">
                <text:p>-4.698226</text:p>
              </table:table-cell>
            </table:table-row>
            <table:table-row>
              <table:table-cell office:value-type="float" office:value="22.15">
                <text:p>22.15</text:p>
              </table:table-cell>
              <table:table-cell office:value-type="float" office:value="-4.677195">
                <text:p>-4.677195</text:p>
              </table:table-cell>
            </table:table-row>
            <table:table-row>
              <table:table-cell office:value-type="float" office:value="22.199999">
                <text:p>22.199999</text:p>
              </table:table-cell>
              <table:table-cell office:value-type="float" office:value="-4.655728">
                <text:p>-4.655728</text:p>
              </table:table-cell>
            </table:table-row>
            <table:table-row>
              <table:table-cell office:value-type="float" office:value="22.25">
                <text:p>22.25</text:p>
              </table:table-cell>
              <table:table-cell office:value-type="float" office:value="-4.633908">
                <text:p>-4.633908</text:p>
              </table:table-cell>
            </table:table-row>
            <table:table-row>
              <table:table-cell office:value-type="float" office:value="22.299999">
                <text:p>22.299999</text:p>
              </table:table-cell>
              <table:table-cell office:value-type="float" office:value="-4.611744">
                <text:p>-4.611744</text:p>
              </table:table-cell>
            </table:table-row>
            <table:table-row>
              <table:table-cell office:value-type="float" office:value="22.349998">
                <text:p>22.349998</text:p>
              </table:table-cell>
              <table:table-cell office:value-type="float" office:value="-4.589274">
                <text:p>-4.589274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-4.566463">
                <text:p>-4.566463</text:p>
              </table:table-cell>
            </table:table-row>
            <table:table-row>
              <table:table-cell office:value-type="float" office:value="22.449999">
                <text:p>22.449999</text:p>
              </table:table-cell>
              <table:table-cell office:value-type="float" office:value="-4.54332">
                <text:p>-4.54332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-4.51981">
                <text:p>-4.51981</text:p>
              </table:table-cell>
            </table:table-row>
            <table:table-row>
              <table:table-cell office:value-type="float" office:value="22.549999">
                <text:p>22.549999</text:p>
              </table:table-cell>
              <table:table-cell office:value-type="float" office:value="-4.495997">
                <text:p>-4.495997</text:p>
              </table:table-cell>
            </table:table-row>
            <table:table-row>
              <table:table-cell office:value-type="float" office:value="22.599998">
                <text:p>22.599998</text:p>
              </table:table-cell>
              <table:table-cell office:value-type="float" office:value="-4.471797">
                <text:p>-4.471797</text:p>
              </table:table-cell>
            </table:table-row>
            <table:table-row>
              <table:table-cell office:value-type="float" office:value="22.65">
                <text:p>22.65</text:p>
              </table:table-cell>
              <table:table-cell office:value-type="float" office:value="-4.447361">
                <text:p>-4.447361</text:p>
              </table:table-cell>
            </table:table-row>
            <table:table-row>
              <table:table-cell office:value-type="float" office:value="22.699999">
                <text:p>22.699999</text:p>
              </table:table-cell>
              <table:table-cell office:value-type="float" office:value="-4.42254">
                <text:p>-4.42254</text:p>
              </table:table-cell>
            </table:table-row>
            <table:table-row>
              <table:table-cell office:value-type="float" office:value="22.75">
                <text:p>22.75</text:p>
              </table:table-cell>
              <table:table-cell office:value-type="float" office:value="-4.397374">
                <text:p>-4.397374</text:p>
              </table:table-cell>
            </table:table-row>
            <table:table-row>
              <table:table-cell office:value-type="float" office:value="22.799999">
                <text:p>22.799999</text:p>
              </table:table-cell>
              <table:table-cell office:value-type="float" office:value="-4.371898">
                <text:p>-4.371898</text:p>
              </table:table-cell>
            </table:table-row>
            <table:table-row>
              <table:table-cell office:value-type="float" office:value="22.849998">
                <text:p>22.849998</text:p>
              </table:table-cell>
              <table:table-cell office:value-type="float" office:value="-4.346151">
                <text:p>-4.346151</text:p>
              </table:table-cell>
            </table:table-row>
            <table:table-row>
              <table:table-cell office:value-type="float" office:value="22.9">
                <text:p>22.9</text:p>
              </table:table-cell>
              <table:table-cell office:value-type="float" office:value="-4.32004">
                <text:p>-4.32004</text:p>
              </table:table-cell>
            </table:table-row>
            <table:table-row>
              <table:table-cell office:value-type="float" office:value="22.949999">
                <text:p>22.949999</text:p>
              </table:table-cell>
              <table:table-cell office:value-type="float" office:value="-4.293574">
                <text:p>-4.2935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4.26684">
                <text:p>-4.26684</text:p>
              </table:table-cell>
            </table:table-row>
            <table:table-row>
              <table:table-cell office:value-type="float" office:value="23.049999">
                <text:p>23.049999</text:p>
              </table:table-cell>
              <table:table-cell office:value-type="float" office:value="-4.239769">
                <text:p>-4.239769</text:p>
              </table:table-cell>
            </table:table-row>
            <table:table-row>
              <table:table-cell office:value-type="float" office:value="23.099998">
                <text:p>23.099998</text:p>
              </table:table-cell>
              <table:table-cell office:value-type="float" office:value="-4.212413">
                <text:p>-4.212413</text:p>
              </table:table-cell>
            </table:table-row>
            <table:table-row>
              <table:table-cell office:value-type="float" office:value="23.15">
                <text:p>23.15</text:p>
              </table:table-cell>
              <table:table-cell office:value-type="float" office:value="-4.184737">
                <text:p>-4.184737</text:p>
              </table:table-cell>
            </table:table-row>
            <table:table-row>
              <table:table-cell office:value-type="float" office:value="23.199999">
                <text:p>23.199999</text:p>
              </table:table-cell>
              <table:table-cell office:value-type="float" office:value="-4.156802">
                <text:p>-4.156802</text:p>
              </table:table-cell>
            </table:table-row>
            <table:table-row>
              <table:table-cell office:value-type="float" office:value="23.25">
                <text:p>23.25</text:p>
              </table:table-cell>
              <table:table-cell office:value-type="float" office:value="-4.12842">
                <text:p>-4.12842</text:p>
              </table:table-cell>
            </table:table-row>
            <table:table-row>
              <table:table-cell office:value-type="float" office:value="23.299999">
                <text:p>23.299999</text:p>
              </table:table-cell>
              <table:table-cell office:value-type="float" office:value="-4.099913">
                <text:p>-4.099913</text:p>
              </table:table-cell>
            </table:table-row>
            <table:table-row>
              <table:table-cell office:value-type="float" office:value="23.349998">
                <text:p>23.349998</text:p>
              </table:table-cell>
              <table:table-cell office:value-type="float" office:value="-4.070971">
                <text:p>-4.070971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-4.041748">
                <text:p>-4.041748</text:p>
              </table:table-cell>
            </table:table-row>
            <table:table-row>
              <table:table-cell office:value-type="float" office:value="23.449999">
                <text:p>23.449999</text:p>
              </table:table-cell>
              <table:table-cell office:value-type="float" office:value="-4.012274">
                <text:p>-4.012274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-3.98253">
                <text:p>-3.98253</text:p>
              </table:table-cell>
            </table:table-row>
            <table:table-row>
              <table:table-cell office:value-type="float" office:value="23.549999">
                <text:p>23.549999</text:p>
              </table:table-cell>
              <table:table-cell office:value-type="float" office:value="-3.952415">
                <text:p>-3.952415</text:p>
              </table:table-cell>
            </table:table-row>
            <table:table-row>
              <table:table-cell office:value-type="float" office:value="23.599998">
                <text:p>23.599998</text:p>
              </table:table-cell>
              <table:table-cell office:value-type="float" office:value="-3.922068">
                <text:p>-3.922068</text:p>
              </table:table-cell>
            </table:table-row>
            <table:table-row>
              <table:table-cell office:value-type="float" office:value="23.65">
                <text:p>23.65</text:p>
              </table:table-cell>
              <table:table-cell office:value-type="float" office:value="-3.89141">
                <text:p>-3.89141</text:p>
              </table:table-cell>
            </table:table-row>
            <table:table-row>
              <table:table-cell office:value-type="float" office:value="23.699999">
                <text:p>23.699999</text:p>
              </table:table-cell>
              <table:table-cell office:value-type="float" office:value="-3.860461">
                <text:p>-3.860461</text:p>
              </table:table-cell>
            </table:table-row>
            <table:table-row>
              <table:table-cell office:value-type="float" office:value="23.75">
                <text:p>23.75</text:p>
              </table:table-cell>
              <table:table-cell office:value-type="float" office:value="-3.829287">
                <text:p>-3.829287</text:p>
              </table:table-cell>
            </table:table-row>
            <table:table-row>
              <table:table-cell office:value-type="float" office:value="23.799999">
                <text:p>23.799999</text:p>
              </table:table-cell>
              <table:table-cell office:value-type="float" office:value="-3.797807">
                <text:p>-3.797807</text:p>
              </table:table-cell>
            </table:table-row>
            <table:table-row>
              <table:table-cell office:value-type="float" office:value="23.849998">
                <text:p>23.849998</text:p>
              </table:table-cell>
              <table:table-cell office:value-type="float" office:value="-3.766072">
                <text:p>-3.766072</text:p>
              </table:table-cell>
            </table:table-row>
            <table:table-row>
              <table:table-cell office:value-type="float" office:value="23.9">
                <text:p>23.9</text:p>
              </table:table-cell>
              <table:table-cell office:value-type="float" office:value="-3.733983">
                <text:p>-3.733983</text:p>
              </table:table-cell>
            </table:table-row>
            <table:table-row>
              <table:table-cell office:value-type="float" office:value="23.949999">
                <text:p>23.949999</text:p>
              </table:table-cell>
              <table:table-cell office:value-type="float" office:value="-3.701709">
                <text:p>-3.70170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3.669134">
                <text:p>-3.669134</text:p>
              </table:table-cell>
            </table:table-row>
            <table:table-row>
              <table:table-cell office:value-type="float" office:value="24.049999">
                <text:p>24.049999</text:p>
              </table:table-cell>
              <table:table-cell office:value-type="float" office:value="-3.63627">
                <text:p>-3.63627</text:p>
              </table:table-cell>
            </table:table-row>
            <table:table-row>
              <table:table-cell office:value-type="float" office:value="24.099998">
                <text:p>24.099998</text:p>
              </table:table-cell>
              <table:table-cell office:value-type="float" office:value="-3.603006">
                <text:p>-3.603006</text:p>
              </table:table-cell>
            </table:table-row>
            <table:table-row>
              <table:table-cell office:value-type="float" office:value="24.15">
                <text:p>24.15</text:p>
              </table:table-cell>
              <table:table-cell office:value-type="float" office:value="-3.56928">
                <text:p>-3.56928</text:p>
              </table:table-cell>
            </table:table-row>
            <table:table-row>
              <table:table-cell office:value-type="float" office:value="24.199999">
                <text:p>24.199999</text:p>
              </table:table-cell>
              <table:table-cell office:value-type="float" office:value="-3.535029">
                <text:p>-3.535029</text:p>
              </table:table-cell>
            </table:table-row>
            <table:table-row>
              <table:table-cell office:value-type="float" office:value="24.25">
                <text:p>24.25</text:p>
              </table:table-cell>
              <table:table-cell office:value-type="float" office:value="-3.500409">
                <text:p>-3.500409</text:p>
              </table:table-cell>
            </table:table-row>
            <table:table-row>
              <table:table-cell office:value-type="float" office:value="24.299999">
                <text:p>24.299999</text:p>
              </table:table-cell>
              <table:table-cell office:value-type="float" office:value="-3.466543">
                <text:p>-3.466543</text:p>
              </table:table-cell>
            </table:table-row>
            <table:table-row>
              <table:table-cell office:value-type="float" office:value="24.349998">
                <text:p>24.349998</text:p>
              </table:table-cell>
              <table:table-cell office:value-type="float" office:value="-3.433743">
                <text:p>-3.433743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-3.400255">
                <text:p>-3.400255</text:p>
              </table:table-cell>
            </table:table-row>
            <table:table-row>
              <table:table-cell office:value-type="float" office:value="24.449999">
                <text:p>24.449999</text:p>
              </table:table-cell>
              <table:table-cell office:value-type="float" office:value="-3.3648">
                <text:p>-3.3648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-3.328569">
                <text:p>-3.328569</text:p>
              </table:table-cell>
            </table:table-row>
            <table:table-row>
              <table:table-cell office:value-type="float" office:value="24.549999">
                <text:p>24.549999</text:p>
              </table:table-cell>
              <table:table-cell office:value-type="float" office:value="-3.292642">
                <text:p>-3.292642</text:p>
              </table:table-cell>
            </table:table-row>
            <table:table-row>
              <table:table-cell office:value-type="float" office:value="24.599998">
                <text:p>24.599998</text:p>
              </table:table-cell>
              <table:table-cell office:value-type="float" office:value="-3.256842">
                <text:p>-3.256842</text:p>
              </table:table-cell>
            </table:table-row>
            <table:table-row>
              <table:table-cell office:value-type="float" office:value="24.65">
                <text:p>24.65</text:p>
              </table:table-cell>
              <table:table-cell office:value-type="float" office:value="-3.221058">
                <text:p>-3.221058</text:p>
              </table:table-cell>
            </table:table-row>
            <table:table-row>
              <table:table-cell office:value-type="float" office:value="24.699999">
                <text:p>24.699999</text:p>
              </table:table-cell>
              <table:table-cell office:value-type="float" office:value="-3.185001">
                <text:p>-3.185001</text:p>
              </table:table-cell>
            </table:table-row>
            <table:table-row>
              <table:table-cell office:value-type="float" office:value="24.75">
                <text:p>24.75</text:p>
              </table:table-cell>
              <table:table-cell office:value-type="float" office:value="-3.148633">
                <text:p>-3.148633</text:p>
              </table:table-cell>
            </table:table-row>
            <table:table-row>
              <table:table-cell office:value-type="float" office:value="24.799999">
                <text:p>24.799999</text:p>
              </table:table-cell>
              <table:table-cell office:value-type="float" office:value="-3.112108">
                <text:p>-3.112108</text:p>
              </table:table-cell>
            </table:table-row>
            <table:table-row>
              <table:table-cell office:value-type="float" office:value="24.849998">
                <text:p>24.849998</text:p>
              </table:table-cell>
              <table:table-cell office:value-type="float" office:value="-3.075246">
                <text:p>-3.075246</text:p>
              </table:table-cell>
            </table:table-row>
            <table:table-row>
              <table:table-cell office:value-type="float" office:value="24.9">
                <text:p>24.9</text:p>
              </table:table-cell>
              <table:table-cell office:value-type="float" office:value="-3.038231">
                <text:p>-3.038231</text:p>
              </table:table-cell>
            </table:table-row>
            <table:table-row>
              <table:table-cell office:value-type="float" office:value="24.949999">
                <text:p>24.949999</text:p>
              </table:table-cell>
              <table:table-cell office:value-type="float" office:value="-3.00093">
                <text:p>-3.0009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2.963433">
                <text:p>-2.963433</text:p>
              </table:table-cell>
            </table:table-row>
            <table:table-row>
              <table:table-cell office:value-type="float" office:value="25.049999">
                <text:p>25.049999</text:p>
              </table:table-cell>
              <table:table-cell office:value-type="float" office:value="-2.925714">
                <text:p>-2.925714</text:p>
              </table:table-cell>
            </table:table-row>
            <table:table-row>
              <table:table-cell office:value-type="float" office:value="25.099998">
                <text:p>25.099998</text:p>
              </table:table-cell>
              <table:table-cell office:value-type="float" office:value="-2.887755">
                <text:p>-2.887755</text:p>
              </table:table-cell>
            </table:table-row>
            <table:table-row>
              <table:table-cell office:value-type="float" office:value="25.15">
                <text:p>25.15</text:p>
              </table:table-cell>
              <table:table-cell office:value-type="float" office:value="-2.849628">
                <text:p>-2.849628</text:p>
              </table:table-cell>
            </table:table-row>
            <table:table-row>
              <table:table-cell office:value-type="float" office:value="25.199999">
                <text:p>25.199999</text:p>
              </table:table-cell>
              <table:table-cell office:value-type="float" office:value="-2.811247">
                <text:p>-2.811247</text:p>
              </table:table-cell>
            </table:table-row>
            <table:table-row>
              <table:table-cell office:value-type="float" office:value="25.25">
                <text:p>25.25</text:p>
              </table:table-cell>
              <table:table-cell office:value-type="float" office:value="-2.77272">
                <text:p>-2.77272</text:p>
              </table:table-cell>
            </table:table-row>
            <table:table-row>
              <table:table-cell office:value-type="float" office:value="25.299999">
                <text:p>25.299999</text:p>
              </table:table-cell>
              <table:table-cell office:value-type="float" office:value="-2.733987">
                <text:p>-2.733987</text:p>
              </table:table-cell>
            </table:table-row>
            <table:table-row>
              <table:table-cell office:value-type="float" office:value="25.349998">
                <text:p>25.349998</text:p>
              </table:table-cell>
              <table:table-cell office:value-type="float" office:value="-2.694999">
                <text:p>-2.694999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-2.655833">
                <text:p>-2.655833</text:p>
              </table:table-cell>
            </table:table-row>
            <table:table-row>
              <table:table-cell office:value-type="float" office:value="25.449999">
                <text:p>25.449999</text:p>
              </table:table-cell>
              <table:table-cell office:value-type="float" office:value="-2.616477">
                <text:p>-2.61647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-2.576994">
                <text:p>-2.576994</text:p>
              </table:table-cell>
            </table:table-row>
            <table:table-row>
              <table:table-cell office:value-type="float" office:value="25.549999">
                <text:p>25.549999</text:p>
              </table:table-cell>
              <table:table-cell office:value-type="float" office:value="-2.537219">
                <text:p>-2.537219</text:p>
              </table:table-cell>
            </table:table-row>
            <table:table-row>
              <table:table-cell office:value-type="float" office:value="25.599998">
                <text:p>25.599998</text:p>
              </table:table-cell>
              <table:table-cell office:value-type="float" office:value="-2.497329">
                <text:p>-2.497329</text:p>
              </table:table-cell>
            </table:table-row>
            <table:table-row>
              <table:table-cell office:value-type="float" office:value="25.65">
                <text:p>25.65</text:p>
              </table:table-cell>
              <table:table-cell office:value-type="float" office:value="-2.457225">
                <text:p>-2.457225</text:p>
              </table:table-cell>
            </table:table-row>
            <table:table-row>
              <table:table-cell office:value-type="float" office:value="25.699999">
                <text:p>25.699999</text:p>
              </table:table-cell>
              <table:table-cell office:value-type="float" office:value="-2.416941">
                <text:p>-2.416941</text:p>
              </table:table-cell>
            </table:table-row>
            <table:table-row>
              <table:table-cell office:value-type="float" office:value="25.75">
                <text:p>25.75</text:p>
              </table:table-cell>
              <table:table-cell office:value-type="float" office:value="-2.376523">
                <text:p>-2.376523</text:p>
              </table:table-cell>
            </table:table-row>
            <table:table-row>
              <table:table-cell office:value-type="float" office:value="25.799999">
                <text:p>25.799999</text:p>
              </table:table-cell>
              <table:table-cell office:value-type="float" office:value="-2.335865">
                <text:p>-2.335865</text:p>
              </table:table-cell>
            </table:table-row>
            <table:table-row>
              <table:table-cell office:value-type="float" office:value="25.849998">
                <text:p>25.849998</text:p>
              </table:table-cell>
              <table:table-cell office:value-type="float" office:value="-2.295083">
                <text:p>-2.295083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-2.254142">
                <text:p>-2.254142</text:p>
              </table:table-cell>
            </table:table-row>
            <table:table-row>
              <table:table-cell office:value-type="float" office:value="25.949999">
                <text:p>25.949999</text:p>
              </table:table-cell>
              <table:table-cell office:value-type="float" office:value="-2.212995">
                <text:p>-2.21299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2.171733">
                <text:p>-2.171733</text:p>
              </table:table-cell>
            </table:table-row>
            <table:table-row>
              <table:table-cell office:value-type="float" office:value="26.049999">
                <text:p>26.049999</text:p>
              </table:table-cell>
              <table:table-cell office:value-type="float" office:value="-2.130264">
                <text:p>-2.130264</text:p>
              </table:table-cell>
            </table:table-row>
            <table:table-row>
              <table:table-cell office:value-type="float" office:value="26.099998">
                <text:p>26.099998</text:p>
              </table:table-cell>
              <table:table-cell office:value-type="float" office:value="-2.088673">
                <text:p>-2.088673</text:p>
              </table:table-cell>
            </table:table-row>
            <table:table-row>
              <table:table-cell office:value-type="float" office:value="26.15">
                <text:p>26.15</text:p>
              </table:table-cell>
              <table:table-cell office:value-type="float" office:value="-2.046952">
                <text:p>-2.046952</text:p>
              </table:table-cell>
            </table:table-row>
            <table:table-row>
              <table:table-cell office:value-type="float" office:value="26.199999">
                <text:p>26.199999</text:p>
              </table:table-cell>
              <table:table-cell office:value-type="float" office:value="-2.005043">
                <text:p>-2.005043</text:p>
              </table:table-cell>
            </table:table-row>
            <table:table-row>
              <table:table-cell office:value-type="float" office:value="26.25">
                <text:p>26.25</text:p>
              </table:table-cell>
              <table:table-cell office:value-type="float" office:value="-1.962988">
                <text:p>-1.962988</text:p>
              </table:table-cell>
            </table:table-row>
            <table:table-row>
              <table:table-cell office:value-type="float" office:value="26.299999">
                <text:p>26.299999</text:p>
              </table:table-cell>
              <table:table-cell office:value-type="float" office:value="-1.920782">
                <text:p>-1.920782</text:p>
              </table:table-cell>
            </table:table-row>
            <table:table-row>
              <table:table-cell office:value-type="float" office:value="26.349998">
                <text:p>26.349998</text:p>
              </table:table-cell>
              <table:table-cell office:value-type="float" office:value="-1.878486">
                <text:p>-1.878486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-1.836013">
                <text:p>-1.836013</text:p>
              </table:table-cell>
            </table:table-row>
            <table:table-row>
              <table:table-cell office:value-type="float" office:value="26.449999">
                <text:p>26.449999</text:p>
              </table:table-cell>
              <table:table-cell office:value-type="float" office:value="-1.793383">
                <text:p>-1.793383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-1.750657">
                <text:p>-1.750657</text:p>
              </table:table-cell>
            </table:table-row>
            <table:table-row>
              <table:table-cell office:value-type="float" office:value="26.549999">
                <text:p>26.549999</text:p>
              </table:table-cell>
              <table:table-cell office:value-type="float" office:value="-1.707839">
                <text:p>-1.707839</text:p>
              </table:table-cell>
            </table:table-row>
            <table:table-row>
              <table:table-cell office:value-type="float" office:value="26.599998">
                <text:p>26.599998</text:p>
              </table:table-cell>
              <table:table-cell office:value-type="float" office:value="-1.664856">
                <text:p>-1.664856</text:p>
              </table:table-cell>
            </table:table-row>
            <table:table-row>
              <table:table-cell office:value-type="float" office:value="26.65">
                <text:p>26.65</text:p>
              </table:table-cell>
              <table:table-cell office:value-type="float" office:value="-1.621749">
                <text:p>-1.621749</text:p>
              </table:table-cell>
            </table:table-row>
            <table:table-row>
              <table:table-cell office:value-type="float" office:value="26.699999">
                <text:p>26.699999</text:p>
              </table:table-cell>
              <table:table-cell office:value-type="float" office:value="-1.578521">
                <text:p>-1.578521</text:p>
              </table:table-cell>
            </table:table-row>
            <table:table-row>
              <table:table-cell office:value-type="float" office:value="26.75">
                <text:p>26.75</text:p>
              </table:table-cell>
              <table:table-cell office:value-type="float" office:value="-1.535163">
                <text:p>-1.535163</text:p>
              </table:table-cell>
            </table:table-row>
            <table:table-row>
              <table:table-cell office:value-type="float" office:value="26.799999">
                <text:p>26.799999</text:p>
              </table:table-cell>
              <table:table-cell office:value-type="float" office:value="-1.491719">
                <text:p>-1.491719</text:p>
              </table:table-cell>
            </table:table-row>
            <table:table-row>
              <table:table-cell office:value-type="float" office:value="26.849998">
                <text:p>26.849998</text:p>
              </table:table-cell>
              <table:table-cell office:value-type="float" office:value="-1.448174">
                <text:p>-1.448174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-1.40453">
                <text:p>-1.40453</text:p>
              </table:table-cell>
            </table:table-row>
            <table:table-row>
              <table:table-cell office:value-type="float" office:value="26.949999">
                <text:p>26.949999</text:p>
              </table:table-cell>
              <table:table-cell office:value-type="float" office:value="-1.360769">
                <text:p>-1.3607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1.316844">
                <text:p>-1.316844</text:p>
              </table:table-cell>
            </table:table-row>
            <table:table-row>
              <table:table-cell office:value-type="float" office:value="27.049999">
                <text:p>27.049999</text:p>
              </table:table-cell>
              <table:table-cell office:value-type="float" office:value="-1.272945">
                <text:p>-1.272945</text:p>
              </table:table-cell>
            </table:table-row>
            <table:table-row>
              <table:table-cell office:value-type="float" office:value="27.099998">
                <text:p>27.099998</text:p>
              </table:table-cell>
              <table:table-cell office:value-type="float" office:value="-1.228853">
                <text:p>-1.228853</text:p>
              </table:table-cell>
            </table:table-row>
            <table:table-row>
              <table:table-cell office:value-type="float" office:value="27.15">
                <text:p>27.15</text:p>
              </table:table-cell>
              <table:table-cell office:value-type="float" office:value="-1.184746">
                <text:p>-1.184746</text:p>
              </table:table-cell>
            </table:table-row>
            <table:table-row>
              <table:table-cell office:value-type="float" office:value="27.199999">
                <text:p>27.199999</text:p>
              </table:table-cell>
              <table:table-cell office:value-type="float" office:value="-1.140499">
                <text:p>-1.140499</text:p>
              </table:table-cell>
            </table:table-row>
            <table:table-row>
              <table:table-cell office:value-type="float" office:value="27.25">
                <text:p>27.25</text:p>
              </table:table-cell>
              <table:table-cell office:value-type="float" office:value="-1.096195">
                <text:p>-1.096195</text:p>
              </table:table-cell>
            </table:table-row>
            <table:table-row>
              <table:table-cell office:value-type="float" office:value="27.299999">
                <text:p>27.299999</text:p>
              </table:table-cell>
              <table:table-cell office:value-type="float" office:value="-1.051783">
                <text:p>-1.051783</text:p>
              </table:table-cell>
            </table:table-row>
            <table:table-row>
              <table:table-cell office:value-type="float" office:value="27.349998">
                <text:p>27.349998</text:p>
              </table:table-cell>
              <table:table-cell office:value-type="float" office:value="-1.016139">
                <text:p>-1.016139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-0.990654">
                <text:p>-0.990654</text:p>
              </table:table-cell>
            </table:table-row>
            <table:table-row>
              <table:table-cell office:value-type="float" office:value="27.449999">
                <text:p>27.449999</text:p>
              </table:table-cell>
              <table:table-cell office:value-type="float" office:value="-0.95696">
                <text:p>-0.9569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-0.924112">
                <text:p>-0.924112</text:p>
              </table:table-cell>
            </table:table-row>
            <table:table-row>
              <table:table-cell office:value-type="float" office:value="27.549999">
                <text:p>27.549999</text:p>
              </table:table-cell>
              <table:table-cell office:value-type="float" office:value="-0.894853">
                <text:p>-0.894853</text:p>
              </table:table-cell>
            </table:table-row>
            <table:table-row>
              <table:table-cell office:value-type="float" office:value="27.599998">
                <text:p>27.599998</text:p>
              </table:table-cell>
              <table:table-cell office:value-type="float" office:value="-0.869794">
                <text:p>-0.869794</text:p>
              </table:table-cell>
            </table:table-row>
            <table:table-row>
              <table:table-cell office:value-type="float" office:value="27.65">
                <text:p>27.65</text:p>
              </table:table-cell>
              <table:table-cell office:value-type="float" office:value="-0.849122">
                <text:p>-0.849122</text:p>
              </table:table-cell>
            </table:table-row>
            <table:table-row>
              <table:table-cell office:value-type="float" office:value="27.699999">
                <text:p>27.699999</text:p>
              </table:table-cell>
              <table:table-cell office:value-type="float" office:value="-0.83296">
                <text:p>-0.83296</text:p>
              </table:table-cell>
            </table:table-row>
            <table:table-row>
              <table:table-cell office:value-type="float" office:value="27.75">
                <text:p>27.75</text:p>
              </table:table-cell>
              <table:table-cell office:value-type="float" office:value="-0.821319">
                <text:p>-0.821319</text:p>
              </table:table-cell>
            </table:table-row>
            <table:table-row>
              <table:table-cell office:value-type="float" office:value="27.799999">
                <text:p>27.799999</text:p>
              </table:table-cell>
              <table:table-cell office:value-type="float" office:value="-0.814083">
                <text:p>-0.814083</text:p>
              </table:table-cell>
            </table:table-row>
            <table:table-row>
              <table:table-cell office:value-type="float" office:value="27.849998">
                <text:p>27.849998</text:p>
              </table:table-cell>
              <table:table-cell office:value-type="float" office:value="-0.801671">
                <text:p>-0.801671</text:p>
              </table:table-cell>
            </table:table-row>
            <table:table-row>
              <table:table-cell office:value-type="float" office:value="27.9">
                <text:p>27.9</text:p>
              </table:table-cell>
              <table:table-cell office:value-type="float" office:value="-0.784951">
                <text:p>-0.784951</text:p>
              </table:table-cell>
            </table:table-row>
            <table:table-row>
              <table:table-cell office:value-type="float" office:value="27.949999">
                <text:p>27.949999</text:p>
              </table:table-cell>
              <table:table-cell office:value-type="float" office:value="-0.780354">
                <text:p>-0.78035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77913">
                <text:p>-0.77913</text:p>
              </table:table-cell>
            </table:table-row>
            <table:table-row>
              <table:table-cell office:value-type="float" office:value="28.049999">
                <text:p>28.049999</text:p>
              </table:table-cell>
              <table:table-cell office:value-type="float" office:value="-0.778805">
                <text:p>-0.778805</text:p>
              </table:table-cell>
            </table:table-row>
            <table:table-row>
              <table:table-cell office:value-type="float" office:value="28.099998">
                <text:p>28.099998</text:p>
              </table:table-cell>
              <table:table-cell office:value-type="float" office:value="-0.778707">
                <text:p>-0.778707</text:p>
              </table:table-cell>
            </table:table-row>
            <table:table-row>
              <table:table-cell office:value-type="float" office:value="28.15">
                <text:p>28.15</text:p>
              </table:table-cell>
              <table:table-cell office:value-type="float" office:value="-0.778676">
                <text:p>-0.778676</text:p>
              </table:table-cell>
            </table:table-row>
            <table:table-row>
              <table:table-cell office:value-type="float" office:value="28.199999">
                <text:p>28.199999</text:p>
              </table:table-cell>
              <table:table-cell office:value-type="float" office:value="-0.778689">
                <text:p>-0.778689</text:p>
              </table:table-cell>
            </table:table-row>
            <table:table-row>
              <table:table-cell office:value-type="float" office:value="28.25">
                <text:p>28.25</text:p>
              </table:table-cell>
              <table:table-cell office:value-type="float" office:value="-0.778683">
                <text:p>-0.778683</text:p>
              </table:table-cell>
            </table:table-row>
            <table:table-row>
              <table:table-cell office:value-type="float" office:value="28.299999">
                <text:p>28.299999</text:p>
              </table:table-cell>
              <table:table-cell office:value-type="float" office:value="-0.778678">
                <text:p>-0.778678</text:p>
              </table:table-cell>
            </table:table-row>
            <table:table-row>
              <table:table-cell office:value-type="float" office:value="28.349998">
                <text:p>28.349998</text:p>
              </table:table-cell>
              <table:table-cell office:value-type="float" office:value="-0.778695">
                <text:p>-0.778695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-0.778686">
                <text:p>-0.778686</text:p>
              </table:table-cell>
            </table:table-row>
            <table:table-row>
              <table:table-cell office:value-type="float" office:value="28.449999">
                <text:p>28.449999</text:p>
              </table:table-cell>
              <table:table-cell office:value-type="float" office:value="-0.778693">
                <text:p>-0.778693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-0.778678">
                <text:p>-0.778678</text:p>
              </table:table-cell>
            </table:table-row>
            <table:table-row>
              <table:table-cell office:value-type="float" office:value="28.549999">
                <text:p>28.549999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28.599998">
                <text:p>28.599998</text:p>
              </table:table-cell>
              <table:table-cell office:value-type="float" office:value="-0.778665">
                <text:p>-0.778665</text:p>
              </table:table-cell>
            </table:table-row>
            <table:table-row>
              <table:table-cell office:value-type="float" office:value="28.65">
                <text:p>28.65</text:p>
              </table:table-cell>
              <table:table-cell office:value-type="float" office:value="-0.778675">
                <text:p>-0.778675</text:p>
              </table:table-cell>
            </table:table-row>
            <table:table-row>
              <table:table-cell office:value-type="float" office:value="28.699999">
                <text:p>28.699999</text:p>
              </table:table-cell>
              <table:table-cell office:value-type="float" office:value="-0.778677">
                <text:p>-0.778677</text:p>
              </table:table-cell>
            </table:table-row>
            <table:table-row>
              <table:table-cell office:value-type="float" office:value="28.75">
                <text:p>28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8.799999">
                <text:p>28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8.849998">
                <text:p>28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8.9">
                <text:p>28.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8.949999">
                <text:p>28.9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049999">
                <text:p>29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099998">
                <text:p>29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15">
                <text:p>29.1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199999">
                <text:p>29.1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25">
                <text:p>29.25</text:p>
              </table:table-cell>
              <table:table-cell office:value-type="float" office:value="-0.778683">
                <text:p>-0.778683</text:p>
              </table:table-cell>
            </table:table-row>
            <table:table-row>
              <table:table-cell office:value-type="float" office:value="29.299999">
                <text:p>29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349998">
                <text:p>29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449999">
                <text:p>29.4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549999">
                <text:p>29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599998">
                <text:p>29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65">
                <text:p>29.6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699999">
                <text:p>29.6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75">
                <text:p>29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799999">
                <text:p>29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849998">
                <text:p>29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9">
                <text:p>29.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29.949999">
                <text:p>29.9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049999">
                <text:p>30.049999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0.099998">
                <text:p>30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15">
                <text:p>30.1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199999">
                <text:p>30.1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25">
                <text:p>30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299999">
                <text:p>30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349998">
                <text:p>30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0.449999">
                <text:p>30.4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549999">
                <text:p>30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599998">
                <text:p>30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65">
                <text:p>30.6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699999">
                <text:p>30.6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75">
                <text:p>30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799999">
                <text:p>30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849998">
                <text:p>30.84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0.9">
                <text:p>30.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0.949999">
                <text:p>30.9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049999">
                <text:p>31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099998">
                <text:p>31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15">
                <text:p>31.1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199999">
                <text:p>31.1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25">
                <text:p>31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299999">
                <text:p>31.299999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1.349998">
                <text:p>31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449999">
                <text:p>31.4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549999">
                <text:p>31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599998">
                <text:p>31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65">
                <text:p>31.6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699999">
                <text:p>31.6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75">
                <text:p>31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799999">
                <text:p>31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849998">
                <text:p>31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9">
                <text:p>31.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1.949999">
                <text:p>31.9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049999">
                <text:p>32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099998">
                <text:p>32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149998">
                <text:p>32.14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2.200001">
                <text:p>32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25">
                <text:p>32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299999">
                <text:p>32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349998">
                <text:p>32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399998">
                <text:p>32.3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450001">
                <text:p>32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549999">
                <text:p>32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599998">
                <text:p>32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649998">
                <text:p>32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700001">
                <text:p>32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75">
                <text:p>32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799999">
                <text:p>32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849998">
                <text:p>32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899998">
                <text:p>32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2.950001">
                <text:p>32.950001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049999">
                <text:p>33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099998">
                <text:p>33.09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3.149998">
                <text:p>33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200001">
                <text:p>33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25">
                <text:p>33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299999">
                <text:p>33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349998">
                <text:p>33.34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3.399998">
                <text:p>33.3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450001">
                <text:p>33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549999">
                <text:p>33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599998">
                <text:p>33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649998">
                <text:p>33.64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3.700001">
                <text:p>33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75">
                <text:p>33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799999">
                <text:p>33.799999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3.849998">
                <text:p>33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899998">
                <text:p>33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3.950001">
                <text:p>33.9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049999">
                <text:p>34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099998">
                <text:p>34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149998">
                <text:p>34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200001">
                <text:p>34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25">
                <text:p>34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299999">
                <text:p>34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349998">
                <text:p>34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399998">
                <text:p>34.3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450001">
                <text:p>34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549999">
                <text:p>34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599998">
                <text:p>34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649998">
                <text:p>34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700001">
                <text:p>34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799999">
                <text:p>34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849998">
                <text:p>34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899998">
                <text:p>34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4.950001">
                <text:p>34.9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049999">
                <text:p>35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099998">
                <text:p>35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149998">
                <text:p>35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200001">
                <text:p>35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25">
                <text:p>35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299999">
                <text:p>35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349998">
                <text:p>35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399998">
                <text:p>35.39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5.450001">
                <text:p>35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549999">
                <text:p>35.549999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5.599998">
                <text:p>35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649998">
                <text:p>35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700001">
                <text:p>35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75">
                <text:p>35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799999">
                <text:p>35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849998">
                <text:p>35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899998">
                <text:p>35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5.950001">
                <text:p>35.9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049999">
                <text:p>36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099998">
                <text:p>36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149998">
                <text:p>36.14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6.200001">
                <text:p>36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25">
                <text:p>36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299999">
                <text:p>36.299999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6.349998">
                <text:p>36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399998">
                <text:p>36.3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450001">
                <text:p>36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549999">
                <text:p>36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599998">
                <text:p>36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649998">
                <text:p>36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700001">
                <text:p>36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75">
                <text:p>36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799999">
                <text:p>36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849998">
                <text:p>36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899998">
                <text:p>36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6.950001">
                <text:p>36.9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049999">
                <text:p>37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099998">
                <text:p>37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149998">
                <text:p>37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200001">
                <text:p>37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25">
                <text:p>37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299999">
                <text:p>37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349998">
                <text:p>37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399998">
                <text:p>37.39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7.450001">
                <text:p>37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549999">
                <text:p>37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599998">
                <text:p>37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649998">
                <text:p>37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700001">
                <text:p>37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75">
                <text:p>37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799999">
                <text:p>37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849998">
                <text:p>37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899998">
                <text:p>37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7.950001">
                <text:p>37.9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049999">
                <text:p>38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099998">
                <text:p>38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149998">
                <text:p>38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200001">
                <text:p>38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25">
                <text:p>38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299999">
                <text:p>38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349998">
                <text:p>38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399998">
                <text:p>38.3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450001">
                <text:p>38.450001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549999">
                <text:p>38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599998">
                <text:p>38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649998">
                <text:p>38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700001">
                <text:p>38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75">
                <text:p>38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799999">
                <text:p>38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849998">
                <text:p>38.849998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8.899998">
                <text:p>38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8.950001">
                <text:p>38.950001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049999">
                <text:p>39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099998">
                <text:p>39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149998">
                <text:p>39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200001">
                <text:p>39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25">
                <text:p>39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299999">
                <text:p>39.299999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9.349998">
                <text:p>39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399998">
                <text:p>39.3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450001">
                <text:p>39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549999">
                <text:p>39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599998">
                <text:p>39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649998">
                <text:p>39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700001">
                <text:p>39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75">
                <text:p>39.75</text:p>
              </table:table-cell>
              <table:table-cell office:value-type="float" office:value="-0.778681">
                <text:p>-0.778681</text:p>
              </table:table-cell>
            </table:table-row>
            <table:table-row>
              <table:table-cell office:value-type="float" office:value="39.799999">
                <text:p>39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849998">
                <text:p>39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899998">
                <text:p>39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39.950001">
                <text:p>39.9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049999">
                <text:p>40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099998">
                <text:p>40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149998">
                <text:p>40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200001">
                <text:p>40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25">
                <text:p>40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299999">
                <text:p>40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349998">
                <text:p>40.3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399998">
                <text:p>40.3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450001">
                <text:p>40.4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549999">
                <text:p>40.5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599998">
                <text:p>40.5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649998">
                <text:p>40.6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700001">
                <text:p>40.7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75">
                <text:p>40.7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799999">
                <text:p>40.7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849998">
                <text:p>40.8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899998">
                <text:p>40.8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0.950001">
                <text:p>40.95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.049999">
                <text:p>41.04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.099998">
                <text:p>41.09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.149998">
                <text:p>41.149998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.200001">
                <text:p>41.200001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.25">
                <text:p>41.25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.299999">
                <text:p>41.299999</text:p>
              </table:table-cell>
              <table:table-cell office:value-type="float" office:value="-0.778682">
                <text:p>-0.778682</text:p>
              </table:table-cell>
            </table:table-row>
            <table:table-row>
              <table:table-cell office:value-type="float" office:value="41.349998">
                <text:p>41.349998</text:p>
              </table:table-cell>
              <table:table-cell office:value-type="float" office:value="-0.778682">
                <text:p>-0.7786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